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30000046781B84533.png" manifest:media-type="image/png"/>
  <manifest:file-entry manifest:full-path="Pictures/100000000000016500000280E2CB2B71.png" manifest:media-type="image/png"/>
  <manifest:file-entry manifest:full-path="Pictures/10000001000001E60000009422B40A50.png" manifest:media-type="image/png"/>
  <manifest:file-entry manifest:full-path="Pictures/10000000000002A30000021C97538308.png" manifest:media-type="image/png"/>
  <manifest:file-entry manifest:full-path="Pictures/100000000000026400000464E4017B1D.png" manifest:media-type="image/png"/>
  <manifest:file-entry manifest:full-path="Pictures/10000000000002A30000021CFB57C80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Corbel" svg:font-family="Corbel" style:font-family-generic="swiss" style:font-pitch="variable"/>
    <style:font-face style:name="Corbel1" svg:font-family="Corb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  <style:font-face style:name="Roboto1" svg:font-family="Roboto" style:font-family-generic="modern"/>
    <style:font-face style:name="ＭＳ Ｐゴシック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fill-color="#f5f5f5" draw:textarea-horizontal-align="justify" draw:textarea-vertical-align="middle" draw:auto-grow-height="false" fo:min-height="7.767cm" fo:min-width="0cm" loext:decorative="false"/>
    </style:style>
    <style:style style:name="gr3" style:family="graphic" style:parent-style-name="standard">
      <style:graphic-properties draw:fill-color="#f5f5f5" draw:textarea-horizontal-align="justify" draw:textarea-vertical-align="middle" draw:auto-grow-height="false" fo:min-height="3.311cm" fo:min-width="0cm" loext:decorative="false"/>
    </style:style>
    <style:style style:name="gr4" style:family="graphic" style:parent-style-name="standard">
      <style:graphic-properties draw:fill="solid" draw:fill-color="#f5f5f5" loext:fill-use-slide-background="false" draw:textarea-horizontal-align="justify" draw:textarea-vertical-align="top" draw:auto-grow-height="false" fo:min-height="4.195cm" fo:min-width="5.85cm" loext:decorative="false"/>
      <style:paragraph-properties style:writing-mode="lr-tb"/>
    </style:style>
    <style:style style:name="gr5" style:family="graphic" style:parent-style-name="standard">
      <style:graphic-properties draw:fill="solid" draw:fill-color="#f5f5f5" loext:fill-use-slide-background="false" draw:textarea-horizontal-align="justify" draw:textarea-vertical-align="middle" draw:auto-grow-height="false" fo:min-height="6.1cm" fo:min-width="2.04cm" loext:decorative="false"/>
      <style:paragraph-properties style:writing-mode="lr-tb"/>
    </style:style>
    <style:style style:name="gr6" style:family="graphic" style:parent-style-name="standard">
      <style:graphic-properties draw:fill="solid" draw:fill-color="#f5f5f5" loext:fill-use-slide-background="false" draw:textarea-horizontal-align="justify" draw:textarea-vertical-align="middle" draw:auto-grow-height="false" fo:min-height="2.925cm" fo:min-width="2.675cm" loext:decorative="false"/>
      <style:paragraph-properties style:writing-mode="lr-tb"/>
    </style:style>
    <style:style style:name="gr7" style:family="graphic" style:parent-style-name="standard">
      <style:graphic-properties draw:fill="solid" draw:fill-color="#f5f5f5" loext:fill-use-slide-background="false" draw:textarea-horizontal-align="justify" draw:textarea-vertical-align="middle" draw:auto-grow-height="false" fo:min-height="2.29cm" fo:min-width="2.675cm" loext:decorative="false"/>
      <style:paragraph-properties style:writing-mode="lr-tb"/>
    </style:style>
    <style:style style:name="gr8" style:family="graphic" style:parent-style-name="standard">
      <style:graphic-properties draw:fill="solid" draw:fill-color="#f5f5f5" loext:fill-use-slide-background="false" draw:textarea-horizontal-align="justify" draw:textarea-vertical-align="middle" draw:auto-grow-height="false" fo:min-height="2.29cm" fo:min-width="3.31cm" loext:decorative="false"/>
      <style:paragraph-properties style:writing-mode="lr-tb"/>
    </style:style>
    <style:style style:name="gr9" style:family="graphic" style:parent-style-name="standard">
      <style:graphic-properties draw:fill="solid" draw:fill-color="#e0e0e0" draw:textarea-horizontal-align="justify" draw:textarea-vertical-align="middle" draw:auto-grow-height="false" fo:min-height="0.068cm" fo:min-width="1.168cm" loext:decorative="false"/>
    </style:style>
    <style:style style:name="gr10" style:family="graphic" style:parent-style-name="standard">
      <style:graphic-properties draw:fill="solid" draw:fill-color="#e0e0e0" draw:textarea-horizontal-align="justify" draw:textarea-vertical-align="middle" draw:auto-grow-height="false" fo:min-height="0.068cm" fo:min-width="1.724cm" loext:decorative="false"/>
    </style:style>
    <style:style style:name="gr11" style:family="graphic" style:parent-style-name="standard">
      <style:graphic-properties draw:fill="solid" draw:fill-color="#e0e0e0" draw:textarea-horizontal-align="justify" draw:textarea-vertical-align="middle" draw:auto-grow-height="false" fo:min-height="0.068cm" fo:min-width="2.279cm" loext:decorative="false"/>
    </style:style>
    <style:style style:name="gr12" style:family="graphic" style:parent-style-name="standard">
      <style:graphic-properties draw:fill="solid" draw:fill-color="#e0e0e0" draw:textarea-horizontal-align="justify" draw:textarea-vertical-align="middle" draw:auto-grow-height="false" fo:min-height="0.068cm" fo:min-width="2.835cm" loext:decorative="false"/>
    </style:style>
    <style:style style:name="gr13" style:family="graphic" style:parent-style-name="standard">
      <style:graphic-properties draw:fill="solid" draw:fill-color="#e0e0e0" draw:textarea-horizontal-align="justify" draw:textarea-vertical-align="middle" draw:auto-grow-height="false" fo:min-height="0.097cm" fo:min-width="2.415cm" loext:decorative="false"/>
    </style:style>
    <style:style style:name="gr14" style:family="graphic" style:parent-style-name="standard">
      <style:graphic-properties draw:fill="solid" draw:fill-color="#e0e0e0" draw:textarea-horizontal-align="justify" draw:textarea-vertical-align="middle" draw:auto-grow-height="false" fo:min-height="0.092cm" fo:min-width="3.04cm" loext:decorative="false"/>
    </style:style>
    <style:style style:name="gr15" style:family="graphic" style:parent-style-name="standard">
      <style:graphic-properties draw:fill="solid" draw:fill-color="#e0e0e0" draw:textarea-horizontal-align="justify" draw:textarea-vertical-align="middle" draw:auto-grow-height="false" fo:min-height="0.068cm" fo:min-width="0.613cm" loext:decorative="false"/>
    </style:style>
    <style:style style:name="gr16" style:family="graphic" style:parent-style-name="standard">
      <style:graphic-properties draw:fill="solid" draw:fill-color="#e0e0e0" draw:textarea-horizontal-align="justify" draw:textarea-vertical-align="middle" draw:auto-grow-height="false" fo:min-height="0.082cm" fo:min-width="1.761cm" loext:decorative="false"/>
    </style:style>
    <style:style style:name="gr17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9" style:family="graphic" style:parent-style-name="standard">
      <style:graphic-properties svg:stroke-color="#212121" draw:fill="none" loext:fill-use-slide-background="false" draw:textarea-horizontal-align="justify" draw:textarea-vertical-align="middle" draw:auto-grow-height="false" fo:min-height="12.45cm" fo:min-width="28.075cm" loext:decorative="false"/>
    </style:style>
    <style:style style:name="gr20" style:family="graphic" style:parent-style-name="standard">
      <style:graphic-properties draw:fill="solid" draw:fill-color="#f5f5f5" loext:fill-use-slide-background="false" draw:textarea-horizontal-align="justify" draw:textarea-vertical-align="middle" draw:auto-grow-height="false" fo:min-height="0.863cm" fo:min-width="0cm" loext:decorative="false"/>
    </style:style>
    <style:style style:name="gr21" style:family="graphic" style:parent-style-name="standard">
      <style:graphic-properties draw:fill="solid" draw:fill-color="#e0e0e0" draw:textarea-horizontal-align="justify" draw:textarea-vertical-align="middle" draw:auto-grow-height="false" fo:min-height="0.079cm" fo:min-width="0cm" loext:decorative="false"/>
    </style:style>
    <style:style style:name="gr22" style:family="graphic" style:parent-style-name="standard">
      <style:graphic-properties draw:textarea-horizontal-align="justify" draw:textarea-vertical-align="middle" draw:auto-grow-height="false" fo:min-height="0.203cm" fo:min-width="0cm" loext:decorative="false"/>
    </style:style>
    <style:style style:name="gr23" style:family="graphic" style:parent-style-name="standard">
      <style:graphic-properties draw:textarea-horizontal-align="justify" draw:textarea-vertical-align="middle" draw:auto-grow-height="false" fo:min-height="0.386cm" fo:min-width="0.136cm" loext:decorative="false"/>
    </style:style>
    <style:style style:name="gr24" style:family="graphic" style:parent-style-name="standard">
      <style:graphic-properties draw:textarea-horizontal-align="justify" draw:textarea-vertical-align="middle" draw:auto-grow-height="false" fo:min-height="0.06cm" fo:min-width="0cm" loext:decorative="false"/>
    </style:style>
    <style:style style:name="gr25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29" style:family="graphic" style:parent-style-name="standard">
      <style:graphic-properties draw:fill-color="#f5f5f5" draw:textarea-horizontal-align="justify" draw:textarea-vertical-align="middle" draw:auto-grow-height="false" fo:min-height="0cm" fo:min-width="21.547cm" loext:decorative="false"/>
      <style:paragraph-properties style:writing-mode="lr-tb"/>
    </style:style>
    <style:style style:name="gr30" style:family="graphic" style:parent-style-name="standard">
      <style:graphic-properties draw:fill-color="#f5f5f5" draw:textarea-horizontal-align="justify" draw:textarea-vertical-align="middle" draw:auto-grow-height="false" fo:min-height="0.259cm" fo:min-width="0cm" loext:decorative="false"/>
    </style:style>
    <style:style style:name="gr31" style:family="graphic" style:parent-style-name="standard">
      <style:graphic-properties draw:fill-color="#f5f5f5" draw:textarea-horizontal-align="justify" draw:textarea-vertical-align="middle" draw:auto-grow-height="false" fo:min-height="0.768cm" fo:min-width="0cm" loext:decorative="false"/>
    </style:style>
    <style:style style:name="gr32" style:family="graphic" style:parent-style-name="standard">
      <style:graphic-properties draw:fill="solid" draw:fill-color="#e0e0e0" draw:textarea-horizontal-align="justify" draw:textarea-vertical-align="middle" draw:auto-grow-height="false" fo:min-height="0.068cm" fo:min-width="0.057cm" loext:decorative="false"/>
    </style:style>
    <style:style style:name="gr33" style:family="graphic" style:parent-style-name="standard">
      <style:graphic-properties draw:fill-color="#f5f5f5" draw:textarea-horizontal-align="justify" draw:textarea-vertical-align="middle" draw:auto-grow-height="false" fo:min-height="7.883cm" fo:min-width="0cm" loext:decorative="false"/>
    </style:style>
    <style:style style:name="gr34" style:family="graphic" style:parent-style-name="standard">
      <style:graphic-properties draw:fill-color="#f5f5f5" draw:textarea-horizontal-align="justify" draw:textarea-vertical-align="middle" draw:auto-grow-height="false" fo:min-height="4.067cm" fo:min-width="0cm" loext:decorative="false"/>
    </style:style>
    <style:style style:name="gr35" style:family="graphic" style:parent-style-name="standard">
      <style:graphic-properties draw:fill="solid" draw:fill-color="#f5f5f5" loext:fill-use-slide-background="false" draw:textarea-horizontal-align="justify" draw:textarea-vertical-align="middle" draw:auto-grow-height="false" fo:min-height="5.465cm" fo:min-width="2.04cm" loext:decorative="false"/>
      <style:paragraph-properties style:writing-mode="lr-tb"/>
    </style:style>
    <style:style style:name="gr36" style:family="graphic" style:parent-style-name="standard">
      <style:graphic-properties draw:fill="solid" draw:fill-color="#f5f5f5" loext:fill-use-slide-background="false" draw:textarea-horizontal-align="justify" draw:textarea-vertical-align="top" draw:auto-grow-height="false" fo:min-height="5.465cm" fo:min-width="5.85cm" loext:decorative="false"/>
      <style:paragraph-properties style:writing-mode="lr-tb"/>
    </style:style>
    <style:style style:name="gr37" style:family="graphic" style:parent-style-name="standard" style:list-style-name="L4">
      <style:graphic-properties draw:fill="solid" draw:fill-color="#f5f5f5" loext:fill-use-slide-background="false" draw:textarea-horizontal-align="justify" draw:textarea-vertical-align="middle" draw:auto-grow-height="false" fo:min-height="2.29cm" fo:min-width="2.675cm" loext:decorative="false"/>
      <style:paragraph-properties style:writing-mode="lr-tb"/>
    </style:style>
    <style:style style:name="gr38" style:family="graphic" style:parent-style-name="standard">
      <style:graphic-properties draw:fill="solid" draw:fill-color="#f5f5f5" loext:fill-use-slide-background="false" draw:textarea-horizontal-align="justify" draw:textarea-vertical-align="middle" draw:auto-grow-height="false" fo:min-height="6.1cm" fo:min-width="6.485cm" loext:decorative="false"/>
      <style:paragraph-properties style:writing-mode="lr-tb"/>
    </style:style>
    <style:style style:name="gr39" style:family="graphic" style:parent-style-name="standard">
      <style:graphic-properties draw:fill="solid" draw:fill-color="#e0e0e0" draw:textarea-horizontal-align="justify" draw:textarea-vertical-align="middle" draw:auto-grow-height="false" fo:min-height="0.092cm" fo:min-width="0.681cm" loext:decorative="false"/>
    </style:style>
    <style:style style:name="gr40" style:family="graphic" style:parent-style-name="standard">
      <style:graphic-properties svg:stroke-color="#212121" draw:fill="none" loext:fill-use-slide-background="false" draw:textarea-horizontal-align="justify" draw:textarea-vertical-align="middle" draw:auto-grow-height="false" fo:min-height="12.45cm" fo:min-width="26.805cm" loext:decorative="false"/>
    </style:style>
    <style:style style:name="gr41" style:family="graphic" style:parent-style-name="standard">
      <style:graphic-properties draw:fill-color="#f5f5f5" draw:textarea-horizontal-align="justify" draw:textarea-vertical-align="middle" draw:auto-grow-height="false" fo:min-height="0.085cm" fo:min-width="21.511cm" loext:decorative="false"/>
      <style:paragraph-properties style:writing-mode="lr-tb"/>
    </style:style>
    <style:style style:name="gr42" style:family="graphic" style:parent-style-name="standard">
      <style:graphic-properties draw:stroke="none" draw:fill="none" fo:min-height="0.463cm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-notes">
      <style:graphic-properties draw:fill-color="#ffffff" fo:min-height="12.572cm" loext:decorative="false"/>
      <style:paragraph-properties style:writing-mode="lr-tb"/>
    </style:style>
    <style:style style:name="pr5" style:family="presentation" style:parent-style-name="Title_20_and_20_Content-notes">
      <style:graphic-properties draw:fill-color="#ffffff" fo:min-height="12.572cm" loext:decorative="false"/>
      <style:paragraph-properties style:writing-mode="lr-tb"/>
    </style:style>
    <style:style style:name="pr6" style:family="presentation" style:parent-style-name="Thank_20_You-notes">
      <style:graphic-properties draw:fill-color="#ffffff" fo:min-height="12.572cm" loext:decorative="false"/>
      <style:paragraph-properties style:writing-mode="lr-tb"/>
    </style:style>
    <style:style style:name="pr7" style:family="presentation" style:parent-style-name="Title_20_and_20_Content_5f_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12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.212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-color="#f5f5f5"/>
      <style:paragraph-properties fo:text-align="center"/>
    </style:style>
    <style:style style:name="P9" style:family="paragraph">
      <style:paragraph-properties fo:text-align="center"/>
      <style:text-properties style:font-name="Roboto" fo:font-size="10pt"/>
    </style:style>
    <style:style style:name="P10" style:family="paragraph">
      <loext:graphic-properties draw:fill="solid" draw:fill-color="#f5f5f5"/>
      <style:paragraph-properties fo:text-align="center"/>
      <style:text-properties style:font-name="Roboto" fo:font-size="10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font-name="Roboto" fo:font-size="10pt"/>
    </style:style>
    <style:style style:name="P12" style:family="paragraph">
      <loext:graphic-properties draw:fill="solid" draw:fill-color="#e0e0e0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f5f5f5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-color="#f5f5f5"/>
      <style:paragraph-properties fo:text-align="center"/>
      <style:text-properties fo:font-size="8pt" style:font-size-asian="8pt" style:font-size-complex="8pt"/>
    </style:style>
    <style:style style:name="P17" style:family="paragraph">
      <loext:graphic-properties draw:fill="solid" draw:fill-color="#f5f5f5"/>
      <style:paragraph-properties fo:margin-left="0cm" fo:margin-right="0cm" fo:margin-top="0cm" fo:margin-bottom="0cm" fo:line-height="100%" fo:text-align="center" fo:text-indent="0cm"/>
      <style:text-properties style:font-name="Roboto" fo:font-size="10pt"/>
    </style:style>
    <style:style style:name="P18" style:family="paragraph">
      <loext:graphic-properties draw:fill="non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44pt" fo:letter-spacing="normal" fo:language="en" fo:country="US" fo:font-style="normal" style:text-underline-style="none" fo:font-weight="normal" fo:background-color="transparent" style:font-name-asian="Roboto1" style:font-size-asian="44pt" style:font-style-asian="normal" style:font-weight-asian="normal" style:font-name-complex="Calibri1" style:font-size-complex="44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18pt" fo:letter-spacing="normal" fo:language="en" fo:country="US" fo:font-style="normal" style:text-underline-style="none" fo:font-weight="normal" fo:background-color="transparent" style:font-name-asian="Roboto1" style:font-size-asian="18pt" style:font-style-asian="normal" style:font-weight-asian="normal" style:font-name-complex="Calibri1" style:font-size-complex="18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Roboto" fo:font-size="20pt" fo:letter-spacing="normal" fo:language="it" fo:country="IT" fo:font-style="normal" style:text-underline-style="none" fo:font-weight="normal" fo:background-color="transparent" style:font-name-asian="Roboto1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4" style:family="text">
      <style:text-properties style:font-name="Roboto" fo:font-size="10pt"/>
    </style:style>
    <style:style style:name="T5" style:family="text">
      <style:text-properties fo:font-size="8pt" style:font-size-asian="8pt" style:font-size-complex="8pt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307fe2" fo:font-size="7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307fe2" fo:font-size="75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_20_Slide">
        <draw:frame draw:name="Title 1" presentation:style-name="pr1" draw:text-style-name="P2" draw:layer="layout" svg:width="26.669cm" svg:height="1.944cm" svg:x="6.138cm" svg:y="14.217cm" presentation:class="title" presentation:user-transformed="true">
          <draw:text-box>
            <text:p text:style-name="P1"><text:span text:style-name="T1">Titl</text:span><text:span text:style-name="T1">e</text:span></text:p>
          </draw:text-box>
        </draw:frame>
        <draw:frame draw:name="Subtitle 2" presentation:style-name="pr2" draw:text-style-name="P4" draw:layer="layout" svg:width="26.669cm" svg:height="1.423cm" svg:x="6.138cm" svg:y="16.243cm" presentation:class="subtitle" presentation:user-transformed="true">
          <draw:text-box>
            <text:p text:style-name="P3"><text:span text:style-name="T2">Author</text:span></text:p>
          </draw:text-box>
        </draw:frame>
        <draw:frame draw:name="Text Placeholder 21" presentation:style-name="pr3" draw:text-style-name="P6" draw:layer="layout" svg:width="10.159cm" svg:height="4.021cm" svg:x="21.59cm" svg:y="1.482cm" presentation:class="outline" presentation:user-transformed="true">
          <draw:text-box>
            <text:p text:style-name="P5"><text:span text:style-name="T3">Cover Sistemi Confidential</text:span><text:span text:style-name="T3"><text:line-break/></text:span><text:span text:style-name="T3">Restricted to XXXXX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>
        <draw:custom-shape draw:style-name="gr2" draw:text-style-name="P8" draw:layer="layout" svg:width="0.635cm" svg:height="8.255cm" svg:x="19.05cm" svg:y="1.905cm">
          <text:p/>
          <draw:enhanced-geometry svg:viewBox="0 0 21600 21600" draw:text-areas="?f0 ?f8 ?f2 ?f9" draw:mirror-horizontal="false" draw:mirror-vertical="false" draw:type="up-down-arrow" draw:modifiers="5705.66037735849 342.73255813953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8" draw:layer="layout" svg:width="0.635cm" svg:height="4.445cm" svg:x="18.415cm" svg:y="1.905cm">
          <text:p/>
          <draw:enhanced-geometry svg:viewBox="0 0 21600 21600" draw:text-areas="?f0 ?f8 ?f2 ?f9" draw:mirror-horizontal="false" draw:mirror-vertical="false" draw:type="up-down-arrow" draw:modifiers="5433.96226415094 631.578947368421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0" draw:layer="layout" svg:width="6.35cm" svg:height="4.445cm" svg:x="3.81cm" svg:y="2.54cm">
          <text:p text:style-name="P9">Tx Channel 1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35cm" svg:height="4.445cm" svg:x="3.81cm" svg:y="2.54cm">
          <text:p text:style-name="P9">Rx Channel 1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35cm" svg:height="4.445cm" svg:x="4.445cm" svg:y="3.175cm">
          <text:p text:style-name="P9">Rx Channel 2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35cm" svg:height="4.445cm" svg:x="5.08cm" svg:y="3.81cm">
          <text:p text:style-name="P9">Rx Channel 3</text:p>
          <draw:enhanced-geometry svg:viewBox="0 0 21600 21600" draw:type="rectangle" draw:enhanced-path="M 0 0 L 21600 0 21600 21600 0 21600 0 0 Z N"/>
        </draw:custom-shape>
        <draw:custom-shape draw:style-name="gr4" draw:text-style-name="P10" xml:id="id2" draw:id="id2" draw:layer="layout" svg:width="6.35cm" svg:height="4.445cm" svg:x="5.715cm" svg:y="4.445cm">
          <text:p text:style-name="P9">Rx Channel 4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.54cm" svg:height="6.35cm" svg:x="13.335cm" svg:y="2.54cm">
          <text:p text:style-name="P9">High Speed I/Q ADC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3.175cm" svg:height="3.175cm" svg:x="16.51cm" svg:y="2.54cm">
          <text:p text:style-name="P9">IBEX</text:p>
          <text:p text:style-name="P9">32bit RISC-V core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175cm" svg:height="2.54cm" svg:x="16.51cm" svg:y="6.35cm">
          <text:p text:style-name="P11"><text:span text:style-name="T4">PHY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175cm" svg:height="2.54cm" svg:x="16.51cm" svg:y="10.16cm">
          <text:p text:style-name="P9">256kB SRAM</text:p>
          <draw:enhanced-geometry svg:viewBox="0 0 21600 21600" draw:type="rectangle" draw:enhanced-path="M 0 0 L 21600 0 21600 21600 0 21600 0 0 Z N"/>
        </draw:custom-shape>
        <draw:custom-shape draw:style-name="gr8" draw:text-style-name="P10" xml:id="id1" draw:id="id1" draw:layer="layout" svg:width="3.81cm" svg:height="2.54cm" svg:x="12.065cm" svg:y="10.16cm">
          <text:p text:style-name="P9">RF-PLL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175cm" svg:height="2.54cm" svg:x="4.445cm" svg:y="10.16cm">
          <text:p text:style-name="P9">Xtal Driver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175cm" svg:height="2.54cm" svg:x="8.255cm" svg:y="10.16cm">
          <text:p text:style-name="P9">System PLL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35cm" svg:height="4.445cm" svg:x="22.225cm" svg:y="2.54cm">
          <text:p text:style-name="P9">Tx Channel 1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35cm" svg:height="4.445cm" svg:x="21.59cm" svg:y="3.175cm">
          <text:p text:style-name="P9">Tx Channel 2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35cm" svg:height="4.445cm" svg:x="20.955cm" svg:y="3.81cm">
          <text:p text:style-name="P9">Tx Channel 3</text:p>
          <draw:enhanced-geometry svg:viewBox="0 0 21600 21600" draw:type="rectangle" draw:enhanced-path="M 0 0 L 21600 0 21600 21600 0 21600 0 0 Z N"/>
        </draw:custom-shape>
        <draw:custom-shape draw:style-name="gr4" draw:text-style-name="P10" xml:id="id3" draw:id="id3" draw:layer="layout" svg:width="6.35cm" svg:height="4.445cm" svg:x="20.32cm" svg:y="4.445cm">
          <text:p text:style-name="P9">Tx Channel 4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175cm" svg:height="2.54cm" svg:x="20.32cm" svg:y="10.16cm">
          <text:p text:style-name="P9">Power Supply Units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905cm" svg:height="0.635cm" svg:x="28.574cm" svg:y="3.81cm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2" draw:layer="layout" svg:width="2.54cm" svg:height="0.635cm" svg:x="27.94cm" svg:y="5.08cm">
          <text:p/>
          <draw:enhanced-geometry svg:viewBox="0 0 21600 21600" draw:text-areas="?f7 ?f0 21600 ?f2" draw:mirror-horizontal="true" draw:type="left-arrow" draw:modifiers="4352.30224321133 5603.7735849056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3.175cm" svg:height="0.635cm" svg:x="27.304cm" svg:y="6.379cm">
          <text:p/>
          <draw:enhanced-geometry svg:viewBox="0 0 21600 21600" draw:text-areas="?f7 ?f0 21600 ?f2" draw:mirror-horizontal="true" draw:type="left-arrow" draw:modifiers="3386.90176322418 5196.2264150943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2" draw:layer="layout" svg:width="3.81cm" svg:height="0.635cm" svg:x="26.67cm" svg:y="7.62cm">
          <text:p/>
          <draw:enhanced-geometry svg:viewBox="0 0 21600 21600" draw:text-areas="?f7 ?f0 21600 ?f2" draw:mirror-horizontal="true" draw:type="left-arrow" draw:modifiers="2731.88139595907 5603.7735849056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3.175cm" svg:height="2.54cm" svg:x="24.13cm" svg:y="10.16cm">
          <text:p text:style-name="P9">UART/SPI/QSPI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905cm" svg:height="0.635cm" svg:x="1.904cm" svg:y="3.81cm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draw:layer="layout" svg:width="3.175cm" svg:height="0.635cm" svg:x="1.904cm" svg:y="6.379cm">
          <text:p/>
          <draw:enhanced-geometry svg:viewBox="0 0 21600 21600" draw:text-areas="?f7 ?f0 21600 ?f2" draw:mirror-horizontal="true" draw:type="left-arrow" draw:modifiers="3244.080604534 4890.5660377358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2" draw:layer="layout" svg:width="3.81cm" svg:height="0.635cm" svg:x="1.905cm" svg:y="7.62cm">
          <text:p/>
          <draw:enhanced-geometry svg:viewBox="0 0 21600 21600" draw:text-areas="?f7 ?f0 21600 ?f2" draw:mirror-horizontal="true" draw:mirror-vertical="false" draw:type="left-arrow" draw:modifiers="2856.5730779323 4992.4528301886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2" draw:layer="layout" svg:width="1.27cm" svg:height="0.635cm" svg:x="12.065cm" svg:y="5.08cm">
          <text:p/>
          <draw:enhanced-geometry svg:viewBox="0 0 21600 21600" draw:text-areas="?f7 ?f0 21600 ?f2" draw:mirror-horizontal="tru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2" draw:layer="layout" svg:width="2.54cm" svg:height="0.635cm" svg:x="1.905cm" svg:y="5.08cm">
          <text:p/>
          <draw:enhanced-geometry svg:viewBox="0 0 21600 21600" draw:text-areas="?f7 ?f0 21600 ?f2" draw:mirror-horizontal="true" draw:type="left-arrow" draw:modifiers="4573.31759149941 5162.264150943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7" draw:text-style-name="P13" draw:layer="layout" svg:x1="13.97cm" svg:y1="10.16cm" svg:x2="8.89cm" svg:y2="8.89cm" draw:start-shape="id1" draw:start-glue-point="0" draw:end-shape="id2" draw:end-glue-point="2" svg:d="M13970 10160v-635h-5080v-635" svg:viewBox="0 0 5081 1271">
          <text:p/>
        </draw:connector>
        <draw:connector draw:style-name="gr18" draw:text-style-name="P13" draw:layer="layout" svg:x1="13.97cm" svg:y1="10.16cm" svg:x2="23.495cm" svg:y2="8.89cm" draw:start-shape="id1" draw:start-glue-point="0" draw:end-shape="id3" draw:end-glue-point="2" svg:d="M13970 10160v-635h9525v-635" svg:viewBox="0 0 9526 1271">
          <text:p/>
        </draw:connector>
        <draw:custom-shape draw:style-name="gr19" draw:text-style-name="P13" draw:layer="layout" svg:width="28.575cm" svg:height="12.7cm" svg:x="1.905cm" svg:y="1.2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0.635cm" svg:height="1.27cm" svg:x="21.59cm" svg:y="12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2" draw:layer="layout" svg:width="0.635cm" svg:height="0.635cm" svg:x="19.684cm" svg:y="6.985cm">
          <text:p/>
          <draw:enhanced-geometry svg:viewBox="0 0 21600 21600" draw:text-areas="?f7 ?f0 21600 ?f2" draw:mirror-horizontal="true" draw:mirror-vertical="false" draw:type="left-arrow" draw:modifiers="9441.50943396227 5196.2264150943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5" xml:id="id5" draw:id="id5" draw:layer="layout" svg:width="0.635cm" svg:height="0.635cm" svg:x="8.255cm" svg:y="5.71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2" draw:text-style-name="P15" xml:id="id6" draw:id="id6" draw:layer="layout" svg:width="0.635cm" svg:height="0.635cm" svg:x="8.255cm" svg:y="7.6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3" draw:text-style-name="P15" xml:id="id4" draw:id="id4" draw:layer="layout" svg:width="1.27cm" svg:height="1.27cm" draw:transform="rotate (-1.55840448910574) translate (7.62cm 6.334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24" draw:text-style-name="P15" xml:id="id7" draw:id="id7" draw:layer="layout" svg:width="0.627cm" svg:height="0.619cm" draw:transform="rotate (-1.55840448910574) translate (10.152cm 5.715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24" draw:text-style-name="P15" xml:id="id8" draw:id="id8" draw:layer="layout" svg:width="0.627cm" svg:height="0.619cm" draw:transform="rotate (-1.55840448910574) translate (10.152cm 7.62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25" draw:text-style-name="P13" draw:layer="layout" svg:x1="7.628cm" svg:y1="6.969cm" svg:x2="8.255cm" svg:y2="6.033cm" draw:start-shape="id4" draw:start-glue-point="4" draw:end-shape="id5" draw:end-glue-point="6" svg:d="M7628 6969h313v-936h314" svg:viewBox="0 0 628 937">
          <text:p/>
        </draw:connector>
        <draw:connector draw:style-name="gr26" draw:text-style-name="P13" draw:layer="layout" svg:x1="7.628cm" svg:y1="6.969cm" svg:x2="8.255cm" svg:y2="7.938cm" draw:start-shape="id4" draw:start-glue-point="4" draw:end-shape="id6" draw:end-glue-point="6" svg:d="M7628 6969h313v969h314" svg:viewBox="0 0 628 970">
          <text:p/>
        </draw:connector>
        <draw:connector draw:style-name="gr27" draw:text-style-name="P13" draw:layer="layout" draw:type="line" svg:x1="8.89cm" svg:y1="6.033cm" svg:x2="9.538cm" svg:y2="6.037cm" draw:start-shape="id5" draw:start-glue-point="10" draw:end-shape="id7" draw:end-glue-point="6" svg:d="M8890 6033l648 4" svg:viewBox="0 0 649 5">
          <text:p/>
        </draw:connector>
        <draw:connector draw:style-name="gr28" draw:text-style-name="P13" draw:layer="layout" draw:type="line" svg:x1="8.89cm" svg:y1="7.938cm" svg:x2="9.538cm" svg:y2="7.942cm" draw:start-shape="id6" draw:start-glue-point="10" draw:end-shape="id8" draw:end-glue-point="6" svg:d="M8890 7938l648 4" svg:viewBox="0 0 649 5">
          <text:p/>
        </draw:connector>
        <draw:custom-shape draw:style-name="gr29" draw:text-style-name="P16" draw:layer="layout" svg:width="22.871cm" svg:height="0.635cm" svg:x="5.704cm" svg:y="1.27cm">
          <text:p text:style-name="P15"><text:span text:style-name="T5">System bus</text:span></text:p>
          <draw:enhanced-geometry svg:viewBox="0 0 21600 21600" draw:text-areas="?f5 ?f1 ?f6 ?f3" draw:type="left-right-arrow" draw:modifiers="769.674711437566 5094.3396226415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0" draw:text-style-name="P8" draw:layer="layout" svg:width="0.635cm" svg:height="0.635cm" svg:x="17.78cm" svg:y="1.905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8" draw:layer="layout" svg:width="0.635cm" svg:height="1.27cm" svg:x="25.4cm" svg:y="12.7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12" draw:layer="layout" svg:width="0.635cm" svg:height="0.635cm" svg:x="15.874cm" svg:y="6.985cm">
          <text:p/>
          <draw:enhanced-geometry svg:viewBox="0 0 21600 21600" draw:text-areas="?f7 ?f0 21600 ?f2" draw:mirror-horizontal="tru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2" draw:layer="layout" svg:width="0.635cm" svg:height="0.635cm" svg:x="15.874cm" svg:y="7.62cm">
          <text:p/>
          <draw:enhanced-geometry svg:viewBox="0 0 21600 21600" draw:text-areas="?f7 ?f0 21600 ?f2" draw:mirror-horizontal="tru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8" draw:layer="layout" svg:width="0.635cm" svg:height="1.27cm" svg:x="5.715cm" svg:y="12.7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hank_20_You"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_5f_">
        <draw:custom-shape draw:style-name="gr33" draw:text-style-name="P8" draw:layer="layout" svg:width="0.635cm" svg:height="8.255cm" svg:x="19.05cm" svg:y="1.905cm">
          <text:p/>
          <draw:enhanced-geometry svg:viewBox="0 0 21600 21600" draw:text-areas="?f0 ?f8 ?f2 ?f9" draw:mirror-horizontal="false" draw:mirror-vertical="false" draw:type="up-down-arrow" draw:modifiers="5705.66037735849 342.73255813953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4" draw:text-style-name="P8" draw:layer="layout" svg:width="0.635cm" svg:height="4.445cm" svg:x="18.415cm" svg:y="1.905cm">
          <text:p/>
          <draw:enhanced-geometry svg:viewBox="0 0 21600 21600" draw:text-areas="?f0 ?f8 ?f2 ?f9" draw:mirror-horizontal="false" draw:mirror-vertical="false" draw:type="up-down-arrow" draw:modifiers="5433.96226415094 631.578947368421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5" draw:text-style-name="P10" draw:layer="layout" svg:width="2.54cm" svg:height="5.715cm" svg:x="3.175cm" svg:y="3.175cm">
          <text:p text:style-name="P9">Rx Selection</text:p>
          <draw:enhanced-geometry svg:viewBox="0 0 21600 21600" draw:type="rectangle" draw:enhanced-path="M 0 0 L 21600 0 21600 21600 0 21600 0 0 Z N"/>
        </draw:custom-shape>
        <draw:custom-shape draw:style-name="gr36" draw:text-style-name="P10" xml:id="id10" draw:id="id10" draw:layer="layout" svg:width="6.35cm" svg:height="5.715cm" svg:x="5.715cm" svg:y="3.175cm">
          <text:p text:style-name="P9">UWB RF Receiver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.54cm" svg:height="6.35cm" svg:x="13.335cm" svg:y="2.54cm">
          <text:p text:style-name="P9">High Speed I/Q ADC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3.175cm" svg:height="3.175cm" svg:x="16.51cm" svg:y="2.54cm">
          <text:p text:style-name="P9">IBEX</text:p>
          <text:p text:style-name="P9">32bit RISC-V core</text:p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3.175cm" svg:height="2.54cm" svg:x="16.51cm" svg:y="6.35cm">
          <text:p text:style-name="P11"><text:span text:style-name="T4">PHY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175cm" svg:height="2.54cm" svg:x="16.51cm" svg:y="10.16cm">
          <text:p text:style-name="P9">256kB SRAM</text:p>
          <draw:enhanced-geometry svg:viewBox="0 0 21600 21600" draw:type="rectangle" draw:enhanced-path="M 0 0 L 21600 0 21600 21600 0 21600 0 0 Z N"/>
        </draw:custom-shape>
        <draw:custom-shape draw:style-name="gr8" draw:text-style-name="P10" xml:id="id9" draw:id="id9" draw:layer="layout" svg:width="3.81cm" svg:height="2.54cm" svg:x="12.065cm" svg:y="10.16cm">
          <text:p text:style-name="P9">RF-PLL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175cm" svg:height="2.54cm" svg:x="4.445cm" svg:y="10.16cm">
          <text:p text:style-name="P9">Xtal Driver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175cm" svg:height="2.54cm" svg:x="8.255cm" svg:y="10.16cm">
          <text:p text:style-name="P9">System PLL</text:p>
          <draw:enhanced-geometry svg:viewBox="0 0 21600 21600" draw:type="rectangle" draw:enhanced-path="M 0 0 L 21600 0 21600 21600 0 21600 0 0 Z N"/>
        </draw:custom-shape>
        <draw:custom-shape draw:style-name="gr38" draw:text-style-name="P10" xml:id="id11" draw:id="id11" draw:layer="layout" svg:width="6.985cm" svg:height="6.35cm" svg:x="20.32cm" svg:y="2.54cm">
          <text:p text:style-name="P9">UWB Transmitter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175cm" svg:height="2.54cm" svg:x="20.32cm" svg:y="10.16cm">
          <text:p text:style-name="P9">Power Supply Units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905cm" svg:height="0.635cm" svg:x="27.304cm" svg:y="3.81cm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3.175cm" svg:height="2.54cm" svg:x="24.13cm" svg:y="10.16cm">
          <text:p text:style-name="P9">UART/SPI/QSPI</text:p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1.27cm" svg:height="0.635cm" svg:x="1.905cm" svg:y="7.62cm">
          <text:p/>
          <draw:enhanced-geometry svg:viewBox="0 0 21600 21600" draw:text-areas="?f7 ?f0 21600 ?f2" draw:mirror-horizontal="true" draw:type="left-arrow" draw:modifiers="2856.5730779323 4992.4528301886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2" draw:layer="layout" svg:width="1.27cm" svg:height="0.635cm" svg:x="12.065cm" svg:y="6.35cm">
          <text:p/>
          <draw:enhanced-geometry svg:viewBox="0 0 21600 21600" draw:text-areas="?f7 ?f0 21600 ?f2" draw:mirror-horizontal="tru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7" draw:text-style-name="P13" draw:layer="layout" svg:x1="13.97cm" svg:y1="10.16cm" svg:x2="8.89cm" svg:y2="8.89cm" draw:start-shape="id9" draw:start-glue-point="0" draw:end-shape="id10" draw:end-glue-point="2" svg:d="M13970 10160v-635h-5080v-635" svg:viewBox="0 0 5081 1271">
          <text:p/>
        </draw:connector>
        <draw:connector draw:style-name="gr18" draw:text-style-name="P13" draw:layer="layout" svg:x1="13.97cm" svg:y1="10.16cm" svg:x2="23.812cm" svg:y2="8.89cm" draw:start-shape="id9" draw:start-glue-point="0" draw:end-shape="id11" draw:end-glue-point="2" svg:d="M13970 10160v-635h9842v-635" svg:viewBox="0 0 9843 1271">
          <text:p/>
        </draw:connector>
        <draw:custom-shape draw:style-name="gr40" draw:text-style-name="P13" draw:layer="layout" svg:width="27.305cm" svg:height="12.7cm" svg:x="1.905cm" svg:y="1.2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0.635cm" svg:height="1.27cm" svg:x="21.59cm" svg:y="12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2" draw:layer="layout" svg:width="0.635cm" svg:height="0.635cm" svg:x="19.684cm" svg:y="6.985cm">
          <text:p/>
          <draw:enhanced-geometry svg:viewBox="0 0 21600 21600" draw:text-areas="?f7 ?f0 21600 ?f2" draw:mirror-horizontal="true" draw:mirror-vertical="false" draw:type="left-arrow" draw:modifiers="9441.50943396227 5196.2264150943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5" xml:id="id13" draw:id="id13" draw:layer="layout" svg:width="0.635cm" svg:height="0.635cm" svg:x="8.255cm" svg:y="5.71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2" draw:text-style-name="P15" xml:id="id14" draw:id="id14" draw:layer="layout" svg:width="0.635cm" svg:height="0.635cm" svg:x="8.255cm" svg:y="7.6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3" draw:text-style-name="P15" xml:id="id12" draw:id="id12" draw:layer="layout" svg:width="1.27cm" svg:height="1.27cm" draw:transform="rotate (-1.55840448910574) translate (7.62cm 6.334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24" draw:text-style-name="P15" xml:id="id15" draw:id="id15" draw:layer="layout" svg:width="0.627cm" svg:height="0.619cm" draw:transform="rotate (-1.55840448910574) translate (10.152cm 5.715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24" draw:text-style-name="P15" xml:id="id16" draw:id="id16" draw:layer="layout" svg:width="0.627cm" svg:height="0.619cm" draw:transform="rotate (-1.55840448910574) translate (10.152cm 7.62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25" draw:text-style-name="P13" draw:layer="layout" svg:x1="7.628cm" svg:y1="6.969cm" svg:x2="8.255cm" svg:y2="6.033cm" draw:start-shape="id12" draw:start-glue-point="4" draw:end-shape="id13" draw:end-glue-point="6" svg:d="M7628 6969h313v-936h314" svg:viewBox="0 0 628 937">
          <text:p/>
        </draw:connector>
        <draw:connector draw:style-name="gr26" draw:text-style-name="P13" draw:layer="layout" svg:x1="7.628cm" svg:y1="6.969cm" svg:x2="8.255cm" svg:y2="7.938cm" draw:start-shape="id12" draw:start-glue-point="4" draw:end-shape="id14" draw:end-glue-point="6" svg:d="M7628 6969h313v969h314" svg:viewBox="0 0 628 970">
          <text:p/>
        </draw:connector>
        <draw:connector draw:style-name="gr27" draw:text-style-name="P13" draw:layer="layout" draw:type="line" svg:x1="8.89cm" svg:y1="6.033cm" svg:x2="9.538cm" svg:y2="6.037cm" draw:start-shape="id13" draw:start-glue-point="10" draw:end-shape="id15" draw:end-glue-point="6" svg:d="M8890 6033l648 4" svg:viewBox="0 0 649 5">
          <text:p/>
        </draw:connector>
        <draw:connector draw:style-name="gr28" draw:text-style-name="P13" draw:layer="layout" draw:type="line" svg:x1="8.89cm" svg:y1="7.938cm" svg:x2="9.538cm" svg:y2="7.942cm" draw:start-shape="id14" draw:start-glue-point="10" draw:end-shape="id16" draw:end-glue-point="6" svg:d="M8890 7938l648 4" svg:viewBox="0 0 649 5">
          <text:p/>
        </draw:connector>
        <draw:custom-shape draw:style-name="gr41" draw:text-style-name="P16" draw:layer="layout" svg:width="22.871cm" svg:height="0.635cm" svg:x="5.704cm" svg:y="1.27cm">
          <text:p text:style-name="P15"><text:span text:style-name="T5">System bus</text:span></text:p>
          <draw:enhanced-geometry svg:viewBox="0 0 21600 21600" draw:text-areas="?f5 ?f1 ?f6 ?f3" draw:type="left-right-arrow" draw:modifiers="769.674711437566 5094.3396226415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0" draw:text-style-name="P8" draw:layer="layout" svg:width="0.635cm" svg:height="0.635cm" svg:x="17.78cm" svg:y="1.905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8" draw:layer="layout" svg:width="0.635cm" svg:height="1.27cm" svg:x="25.4cm" svg:y="12.7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12" draw:layer="layout" svg:width="0.635cm" svg:height="0.635cm" svg:x="15.874cm" svg:y="6.985cm">
          <text:p/>
          <draw:enhanced-geometry svg:viewBox="0 0 21600 21600" draw:text-areas="?f7 ?f0 21600 ?f2" draw:mirror-horizontal="tru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2" draw:layer="layout" svg:width="0.635cm" svg:height="0.635cm" svg:x="15.874cm" svg:y="7.62cm">
          <text:p/>
          <draw:enhanced-geometry svg:viewBox="0 0 21600 21600" draw:text-areas="?f7 ?f0 21600 ?f2" draw:mirror-horizontal="tru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8" draw:layer="layout" svg:width="0.635cm" svg:height="1.27cm" svg:x="5.715cm" svg:y="12.7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9" draw:text-style-name="P12" draw:layer="layout" svg:width="1.27cm" svg:height="0.635cm" svg:x="1.905cm" svg:y="6.35cm">
          <text:p/>
          <draw:enhanced-geometry svg:viewBox="0 0 21600 21600" draw:text-areas="?f7 ?f0 21600 ?f2" draw:mirror-horizontal="true" draw:type="left-arrow" draw:modifiers="2856.5730779323 4992.4528301886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12" draw:layer="layout" svg:width="1.27cm" svg:height="0.635cm" svg:x="1.905cm" svg:y="5.08cm">
          <text:p/>
          <draw:enhanced-geometry svg:viewBox="0 0 21600 21600" draw:text-areas="?f7 ?f0 21600 ?f2" draw:mirror-horizontal="true" draw:type="left-arrow" draw:modifiers="2856.5730779323 4992.4528301886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12" draw:layer="layout" svg:width="1.27cm" svg:height="0.635cm" svg:x="1.905cm" svg:y="3.81cm">
          <text:p/>
          <draw:enhanced-geometry svg:viewBox="0 0 21600 21600" draw:text-areas="?f7 ?f0 21600 ?f2" draw:mirror-horizontal="true" draw:type="left-arrow" draw:modifiers="2856.5730779323 4992.4528301886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2" draw:layer="layout" svg:width="1.905cm" svg:height="0.635cm" svg:x="27.304cm" svg:y="5.08cm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2" draw:layer="layout" svg:width="1.905cm" svg:height="0.635cm" svg:x="27.304cm" svg:y="6.35cm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2" draw:layer="layout" svg:width="1.905cm" svg:height="0.635cm" svg:x="27.304cm" svg:y="7.62cm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2" draw:text-style-name="P18" draw:layer="layout" svg:width="3.178cm" svg:height="0.713cm" svg:x="-0.003cm" svg:y="3.732cm">
          <draw:text-box>
            <text:p><text:span text:style-name="T4">Rx Ant #1</text:span></text:p>
          </draw:text-box>
        </draw:frame>
        <draw:frame draw:style-name="gr42" draw:text-style-name="P18" draw:layer="layout" svg:width="3.178cm" svg:height="0.713cm" svg:x="-0.003cm" svg:y="5.002cm">
          <draw:text-box>
            <text:p><text:span text:style-name="T4">Rx Ant #2</text:span></text:p>
          </draw:text-box>
        </draw:frame>
        <draw:frame draw:style-name="gr42" draw:text-style-name="P18" draw:layer="layout" svg:width="3.178cm" svg:height="0.713cm" svg:x="-0.003cm" svg:y="6.272cm">
          <draw:text-box>
            <text:p><text:span text:style-name="T4">Rx Ant #3</text:span></text:p>
          </draw:text-box>
        </draw:frame>
        <draw:frame draw:style-name="gr42" draw:text-style-name="P18" draw:layer="layout" svg:width="3.178cm" svg:height="0.713cm" svg:x="0cm" svg:y="7.542cm">
          <draw:text-box>
            <text:p><text:span text:style-name="T4">Rx Ant #4</text:span></text:p>
          </draw:text-box>
        </draw:frame>
        <draw:frame draw:style-name="gr42" draw:text-style-name="P18" draw:layer="layout" svg:width="3.178cm" svg:height="0.713cm" svg:x="29.21cm" svg:y="3.81cm">
          <draw:text-box>
            <text:p><text:span text:style-name="T4">Tx Ant #1</text:span></text:p>
          </draw:text-box>
        </draw:frame>
        <draw:frame draw:style-name="gr42" draw:text-style-name="P18" draw:layer="layout" svg:width="3.178cm" svg:height="0.713cm" svg:x="29.21cm" svg:y="5.08cm">
          <draw:text-box>
            <text:p><text:span text:style-name="T4">Tx Ant #2</text:span></text:p>
          </draw:text-box>
        </draw:frame>
        <draw:frame draw:style-name="gr42" draw:text-style-name="P18" draw:layer="layout" svg:width="3.178cm" svg:height="0.713cm" svg:x="29.21cm" svg:y="6.35cm">
          <draw:text-box>
            <text:p><text:span text:style-name="T4">Tx Ant #3</text:span></text:p>
          </draw:text-box>
        </draw:frame>
        <draw:frame draw:style-name="gr42" draw:text-style-name="P18" draw:layer="layout" svg:width="3.178cm" svg:height="0.713cm" svg:x="29.213cm" svg:y="7.62cm">
          <draw:text-box>
            <text:p><text:span text:style-name="T4">Tx Ant #4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Corbel" svg:font-family="Corbel" style:font-family-generic="swiss" style:font-pitch="variable"/>
    <style:font-face style:name="Corbel1" svg:font-family="Corb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  <style:font-face style:name="Roboto1" svg:font-family="Roboto" style:font-family-generic="modern"/>
    <style:font-face style:name="ＭＳ Ｐゴシック" svg:font-family="'ＭＳ Ｐゴシック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2A30000021CFB57C807.png" xlink:type="simple" xlink:show="embed" xlink:actuate="onLoad"/>
    <draw:fill-image draw:name="msFillBitmap_20_2" draw:display-name="msFillBitmap 2" xlink:href="Pictures/10000000000002A30000021C97538308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1619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8pt" fo:letter-spacing="normal" fo:language="en" fo:country="US" fo:font-style="normal" fo:text-shadow="none" style:text-underline-style="none" fo:font-weight="bold" style:letter-kerning="true" fo:background-color="transparent" style:font-name-asian="Noto Sans CJK JP Regular" style:font-family-asian="'Noto Sans CJK JP Regular'" style:font-family-generic-asian="system" style:font-pitch-asian="variable" style:font-size-asian="28pt" style:font-style-asian="normal" style:font-weight-asian="bold" style:font-name-complex="Calibri" style:font-family-complex="Calibri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2f_3_20_Content_20_Left-background" style:display-name="2/3 Content Left-background" style:family="presentation">
      <style:graphic-properties draw:stroke="none" draw:fill="solid" draw:fill-color="#ffffff"/>
      <style:text-properties style:letter-kerning="true"/>
    </style:style>
    <style:style style:name="_32__2f_3_20_Content_20_Left-backgroundobjects" style:display-name="2/3 Content Le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f_3_20_Content_20_Left-notes" style:display-name="2/3 Content Le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f_3_20_Content_20_Left-outline1" style:display-name="2/3 Content Left-outline1" style:family="presentation">
      <style:graphic-properties draw:stroke="none" draw:fill="none" draw:auto-grow-height="false" draw:fit-to-size="false" style:shrink-to-fit="true" style:writing-mode="lr-tb">
        <text:list-style style:name="_32__2f_3_20_Content_20_Left-outline1" style:display-name="2/3 Content Le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1619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8pt" fo:letter-spacing="normal" fo:language="en" fo:country="US" fo:font-style="normal" fo:text-shadow="none" style:text-underline-style="none" fo:font-weight="bold" style:letter-kerning="true" fo:background-color="transparent" style:font-name-asian="Noto Sans CJK JP Regular" style:font-family-asian="'Noto Sans CJK JP Regular'" style:font-family-generic-asian="system" style:font-pitch-asian="variable" style:font-size-asian="28pt" style:font-style-asian="normal" style:font-weight-asian="bold" style:font-name-complex="Calibri" style:font-family-complex="Calibri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 fo:hyphenate="false"/>
    </style:style>
    <style:style style:name="_32__2f_3_20_Content_20_Left-outline2" style:display-name="2/3 Content Left-outline2" style:family="presentation" style:parent-style-name="_32__2f_3_20_Content_20_Lef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2__2f_3_20_Content_20_Left-outline3" style:display-name="2/3 Content Left-outline3" style:family="presentation" style:parent-style-name="_32__2f_3_20_Content_20_Lef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f_3_20_Content_20_Left-outline4" style:display-name="2/3 Content Left-outline4" style:family="presentation" style:parent-style-name="_32__2f_3_20_Content_20_Lef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_32__2f_3_20_Content_20_Left-outline5" style:display-name="2/3 Content Left-outline5" style:family="presentation" style:parent-style-name="_32__2f_3_20_Content_20_Left-outline4">
      <style:paragraph-properties fo:margin-top="0.1cm" fo:margin-bottom="0cm"/>
      <style:text-properties fo:font-size="20pt" style:font-size-asian="20pt" style:font-size-complex="20pt"/>
    </style:style>
    <style:style style:name="_32__2f_3_20_Content_20_Left-outline6" style:display-name="2/3 Content Left-outline6" style:family="presentation" style:parent-style-name="_32__2f_3_20_Content_20_Left-outline5">
      <style:paragraph-properties fo:margin-top="0.1cm" fo:margin-bottom="0cm"/>
      <style:text-properties fo:font-size="20pt" style:font-size-asian="20pt" style:font-size-complex="20pt"/>
    </style:style>
    <style:style style:name="_32__2f_3_20_Content_20_Left-outline7" style:display-name="2/3 Content Left-outline7" style:family="presentation" style:parent-style-name="_32__2f_3_20_Content_20_Left-outline6">
      <style:paragraph-properties fo:margin-top="0.1cm" fo:margin-bottom="0cm"/>
      <style:text-properties fo:font-size="20pt" style:font-size-asian="20pt" style:font-size-complex="20pt"/>
    </style:style>
    <style:style style:name="_32__2f_3_20_Content_20_Left-outline8" style:display-name="2/3 Content Left-outline8" style:family="presentation" style:parent-style-name="_32__2f_3_20_Content_20_Left-outline7">
      <style:paragraph-properties fo:margin-top="0.1cm" fo:margin-bottom="0cm"/>
      <style:text-properties fo:font-size="20pt" style:font-size-asian="20pt" style:font-size-complex="20pt"/>
    </style:style>
    <style:style style:name="_32__2f_3_20_Content_20_Left-outline9" style:display-name="2/3 Content Left-outline9" style:family="presentation" style:parent-style-name="_32__2f_3_20_Content_20_Left-outline8">
      <style:paragraph-properties fo:margin-top="0.1cm" fo:margin-bottom="0cm"/>
      <style:text-properties fo:font-size="20pt" style:font-size-asian="20pt" style:font-size-complex="20pt"/>
    </style:style>
    <style:style style:name="_32__2f_3_20_Content_20_Left-subtitle" style:display-name="2/3 Content Left-subtitle" style:family="presentation">
      <style:graphic-properties draw:stroke="none" draw:fill="none" draw:textarea-vertical-align="middle">
        <text:list-style style:name="_32__2f_3_20_Content_20_Left-subtitle" style:display-name="2/3 Content Le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f_3_20_Content_20_Left-title" style:display-name="2/3 Content Left-title" style:family="presentation">
      <style:graphic-properties draw:stroke="none" draw:fill="none" draw:textarea-vertical-align="middle" style:writing-mode="lr-tb">
        <text:list-style style:name="_32__2f_3_20_Content_20_Left-title" style:display-name="2/3 Content Le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2f_3_20_Content_20_Right-background" style:display-name="2/3 Content Right-background" style:family="presentation">
      <style:graphic-properties draw:stroke="none" draw:fill="solid" draw:fill-color="#ffffff"/>
      <style:text-properties style:letter-kerning="true"/>
    </style:style>
    <style:style style:name="_32__2f_3_20_Content_20_Right-backgroundobjects" style:display-name="2/3 Content R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f_3_20_Content_20_Right-notes" style:display-name="2/3 Content R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f_3_20_Content_20_Right-outline1" style:display-name="2/3 Content Right-outline1" style:family="presentation">
      <style:graphic-properties draw:stroke="none" draw:fill="none" draw:auto-grow-height="false" draw:fit-to-size="false" style:shrink-to-fit="true" style:writing-mode="lr-tb">
        <text:list-style style:name="_32__2f_3_20_Content_20_Right-outline1" style:display-name="2/3 Content Righ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1619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8pt" fo:letter-spacing="normal" fo:language="en" fo:country="US" fo:font-style="normal" fo:text-shadow="none" style:text-underline-style="none" fo:font-weight="bold" style:letter-kerning="true" fo:background-color="transparent" style:font-name-asian="Noto Sans CJK JP Regular" style:font-family-asian="'Noto Sans CJK JP Regular'" style:font-family-generic-asian="system" style:font-pitch-asian="variable" style:font-size-asian="28pt" style:font-style-asian="normal" style:font-weight-asian="bold" style:font-name-complex="Calibri" style:font-family-complex="Calibri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 fo:hyphenate="false"/>
    </style:style>
    <style:style style:name="_32__2f_3_20_Content_20_Right-outline2" style:display-name="2/3 Content Right-outline2" style:family="presentation" style:parent-style-name="_32__2f_3_20_Content_20_Righ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2__2f_3_20_Content_20_Right-outline3" style:display-name="2/3 Content Right-outline3" style:family="presentation" style:parent-style-name="_32__2f_3_20_Content_20_Righ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f_3_20_Content_20_Right-outline4" style:display-name="2/3 Content Right-outline4" style:family="presentation" style:parent-style-name="_32__2f_3_20_Content_20_Righ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_32__2f_3_20_Content_20_Right-outline5" style:display-name="2/3 Content Right-outline5" style:family="presentation" style:parent-style-name="_32__2f_3_20_Content_20_Right-outline4">
      <style:paragraph-properties fo:margin-top="0.1cm" fo:margin-bottom="0cm"/>
      <style:text-properties fo:font-size="20pt" style:font-size-asian="20pt" style:font-size-complex="20pt"/>
    </style:style>
    <style:style style:name="_32__2f_3_20_Content_20_Right-outline6" style:display-name="2/3 Content Right-outline6" style:family="presentation" style:parent-style-name="_32__2f_3_20_Content_20_Right-outline5">
      <style:paragraph-properties fo:margin-top="0.1cm" fo:margin-bottom="0cm"/>
      <style:text-properties fo:font-size="20pt" style:font-size-asian="20pt" style:font-size-complex="20pt"/>
    </style:style>
    <style:style style:name="_32__2f_3_20_Content_20_Right-outline7" style:display-name="2/3 Content Right-outline7" style:family="presentation" style:parent-style-name="_32__2f_3_20_Content_20_Right-outline6">
      <style:paragraph-properties fo:margin-top="0.1cm" fo:margin-bottom="0cm"/>
      <style:text-properties fo:font-size="20pt" style:font-size-asian="20pt" style:font-size-complex="20pt"/>
    </style:style>
    <style:style style:name="_32__2f_3_20_Content_20_Right-outline8" style:display-name="2/3 Content Right-outline8" style:family="presentation" style:parent-style-name="_32__2f_3_20_Content_20_Right-outline7">
      <style:paragraph-properties fo:margin-top="0.1cm" fo:margin-bottom="0cm"/>
      <style:text-properties fo:font-size="20pt" style:font-size-asian="20pt" style:font-size-complex="20pt"/>
    </style:style>
    <style:style style:name="_32__2f_3_20_Content_20_Right-outline9" style:display-name="2/3 Content Right-outline9" style:family="presentation" style:parent-style-name="_32__2f_3_20_Content_20_Right-outline8">
      <style:paragraph-properties fo:margin-top="0.1cm" fo:margin-bottom="0cm"/>
      <style:text-properties fo:font-size="20pt" style:font-size-asian="20pt" style:font-size-complex="20pt"/>
    </style:style>
    <style:style style:name="_32__2f_3_20_Content_20_Right-subtitle" style:display-name="2/3 Content Right-subtitle" style:family="presentation">
      <style:graphic-properties draw:stroke="none" draw:fill="none" draw:textarea-vertical-align="middle">
        <text:list-style style:name="_32__2f_3_20_Content_20_Right-subtitle" style:display-name="2/3 Content Righ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f_3_20_Content_20_Right-title" style:display-name="2/3 Content Right-title" style:family="presentation">
      <style:graphic-properties draw:stroke="none" draw:fill="none" draw:textarea-vertical-align="middle" style:writing-mode="lr-tb">
        <text:list-style style:name="_32__2f_3_20_Content_20_Right-title" style:display-name="2/3 Content Righ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_20_Half-background" style:display-name="Title and Content Half-background" style:family="presentation">
      <style:graphic-properties draw:stroke="none" draw:fill="solid" draw:fill-color="#ffffff"/>
      <style:text-properties style:letter-kerning="true"/>
    </style:style>
    <style:style style:name="Title_20_and_20_Content_20_Half-backgroundobjects" style:display-name="Title and Content Hal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20_Half-notes" style:display-name="Title and Content Hal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20_Half-outline1" style:display-name="Title and Content Half-outline1" style:family="presentation">
      <style:graphic-properties draw:stroke="none" draw:fill="none" draw:auto-grow-height="false" draw:fit-to-size="false" style:shrink-to-fit="true" style:writing-mode="lr-tb">
        <text:list-style style:name="Title_20_and_20_Content_20_Half-outline1" style:display-name="Title and Content Half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1619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8pt" fo:letter-spacing="normal" fo:language="en" fo:country="US" fo:font-style="normal" fo:text-shadow="none" style:text-underline-style="none" fo:font-weight="bold" style:letter-kerning="true" fo:background-color="transparent" style:font-name-asian="Noto Sans CJK JP Regular" style:font-family-asian="'Noto Sans CJK JP Regular'" style:font-family-generic-asian="system" style:font-pitch-asian="variable" style:font-size-asian="28pt" style:font-style-asian="normal" style:font-weight-asian="bold" style:font-name-complex="Calibri" style:font-family-complex="Calibri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 fo:hyphenate="false"/>
    </style:style>
    <style:style style:name="Title_20_and_20_Content_20_Half-outline2" style:display-name="Title and Content Half-outline2" style:family="presentation" style:parent-style-name="Title_20_and_20_Content_20_Half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20_Half-outline3" style:display-name="Title and Content Half-outline3" style:family="presentation" style:parent-style-name="Title_20_and_20_Content_20_Half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20_Half-outline4" style:display-name="Title and Content Half-outline4" style:family="presentation" style:parent-style-name="Title_20_and_20_Content_20_Half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and_20_Content_20_Half-outline5" style:display-name="Title and Content Half-outline5" style:family="presentation" style:parent-style-name="Title_20_and_20_Content_20_Half-outline4">
      <style:paragraph-properties fo:margin-top="0.1cm" fo:margin-bottom="0cm"/>
      <style:text-properties fo:font-size="20pt" style:font-size-asian="20pt" style:font-size-complex="20pt"/>
    </style:style>
    <style:style style:name="Title_20_and_20_Content_20_Half-outline6" style:display-name="Title and Content Half-outline6" style:family="presentation" style:parent-style-name="Title_20_and_20_Content_20_Half-outline5">
      <style:paragraph-properties fo:margin-top="0.1cm" fo:margin-bottom="0cm"/>
      <style:text-properties fo:font-size="20pt" style:font-size-asian="20pt" style:font-size-complex="20pt"/>
    </style:style>
    <style:style style:name="Title_20_and_20_Content_20_Half-outline7" style:display-name="Title and Content Half-outline7" style:family="presentation" style:parent-style-name="Title_20_and_20_Content_20_Half-outline6">
      <style:paragraph-properties fo:margin-top="0.1cm" fo:margin-bottom="0cm"/>
      <style:text-properties fo:font-size="20pt" style:font-size-asian="20pt" style:font-size-complex="20pt"/>
    </style:style>
    <style:style style:name="Title_20_and_20_Content_20_Half-outline8" style:display-name="Title and Content Half-outline8" style:family="presentation" style:parent-style-name="Title_20_and_20_Content_20_Half-outline7">
      <style:paragraph-properties fo:margin-top="0.1cm" fo:margin-bottom="0cm"/>
      <style:text-properties fo:font-size="20pt" style:font-size-asian="20pt" style:font-size-complex="20pt"/>
    </style:style>
    <style:style style:name="Title_20_and_20_Content_20_Half-outline9" style:display-name="Title and Content Half-outline9" style:family="presentation" style:parent-style-name="Title_20_and_20_Content_20_Half-outline8">
      <style:paragraph-properties fo:margin-top="0.1cm" fo:margin-bottom="0cm"/>
      <style:text-properties fo:font-size="20pt" style:font-size-asian="20pt" style:font-size-complex="20pt"/>
    </style:style>
    <style:style style:name="Title_20_and_20_Content_20_Half-subtitle" style:display-name="Title and Content Half-subtitle" style:family="presentation">
      <style:graphic-properties draw:stroke="none" draw:fill="none" draw:textarea-vertical-align="middle">
        <text:list-style style:name="Title_20_and_20_Content_20_Half-subtitle" style:display-name="Title and Content Half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20_Half-title" style:display-name="Title and Content Half-title" style:family="presentation">
      <style:graphic-properties draw:stroke="none" draw:fill="none" draw:textarea-vertical-align="middle" style:writing-mode="lr-tb">
        <text:list-style style:name="Title_20_and_20_Content_20_Half-title" style:display-name="Title and Content Half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ase_20_Study-background" style:display-name="Case Study-background" style:family="presentation">
      <style:graphic-properties draw:stroke="none" draw:fill="solid" draw:fill-color="#ffffff"/>
      <style:text-properties style:letter-kerning="true"/>
    </style:style>
    <style:style style:name="Case_20_Study-backgroundobjects" style:display-name="Case Stu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se_20_Study-notes" style:display-name="Case Stu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se_20_Study-outline1" style:display-name="Case Study-outline1" style:family="presentation">
      <style:graphic-properties draw:stroke="none" draw:fill="none" draw:auto-grow-height="false" draw:fit-to-size="false" style:shrink-to-fit="true" style:writing-mode="lr-tb">
        <text:list-style style:name="Case_20_Study-outline1" style:display-name="Case Stu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1619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8pt" fo:letter-spacing="normal" fo:language="en" fo:country="US" fo:font-style="normal" fo:text-shadow="none" style:text-underline-style="none" fo:font-weight="bold" style:letter-kerning="true" fo:background-color="transparent" style:font-name-asian="Noto Sans CJK JP Regular" style:font-family-asian="'Noto Sans CJK JP Regular'" style:font-family-generic-asian="system" style:font-pitch-asian="variable" style:font-size-asian="28pt" style:font-style-asian="normal" style:font-weight-asian="bold" style:font-name-complex="Calibri" style:font-family-complex="Calibri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 fo:hyphenate="false"/>
    </style:style>
    <style:style style:name="Case_20_Study-outline2" style:display-name="Case Study-outline2" style:family="presentation" style:parent-style-name="Case_20_Stud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ase_20_Study-outline3" style:display-name="Case Study-outline3" style:family="presentation" style:parent-style-name="Case_20_Stud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ase_20_Study-outline4" style:display-name="Case Study-outline4" style:family="presentation" style:parent-style-name="Case_20_Stud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Case_20_Study-outline5" style:display-name="Case Study-outline5" style:family="presentation" style:parent-style-name="Case_20_Study-outline4">
      <style:paragraph-properties fo:margin-top="0.1cm" fo:margin-bottom="0cm"/>
      <style:text-properties fo:font-size="20pt" style:font-size-asian="20pt" style:font-size-complex="20pt"/>
    </style:style>
    <style:style style:name="Case_20_Study-outline6" style:display-name="Case Study-outline6" style:family="presentation" style:parent-style-name="Case_20_Study-outline5">
      <style:paragraph-properties fo:margin-top="0.1cm" fo:margin-bottom="0cm"/>
      <style:text-properties fo:font-size="20pt" style:font-size-asian="20pt" style:font-size-complex="20pt"/>
    </style:style>
    <style:style style:name="Case_20_Study-outline7" style:display-name="Case Study-outline7" style:family="presentation" style:parent-style-name="Case_20_Study-outline6">
      <style:paragraph-properties fo:margin-top="0.1cm" fo:margin-bottom="0cm"/>
      <style:text-properties fo:font-size="20pt" style:font-size-asian="20pt" style:font-size-complex="20pt"/>
    </style:style>
    <style:style style:name="Case_20_Study-outline8" style:display-name="Case Study-outline8" style:family="presentation" style:parent-style-name="Case_20_Study-outline7">
      <style:paragraph-properties fo:margin-top="0.1cm" fo:margin-bottom="0cm"/>
      <style:text-properties fo:font-size="20pt" style:font-size-asian="20pt" style:font-size-complex="20pt"/>
    </style:style>
    <style:style style:name="Case_20_Study-outline9" style:display-name="Case Study-outline9" style:family="presentation" style:parent-style-name="Case_20_Study-outline8">
      <style:paragraph-properties fo:margin-top="0.1cm" fo:margin-bottom="0cm"/>
      <style:text-properties fo:font-size="20pt" style:font-size-asian="20pt" style:font-size-complex="20pt"/>
    </style:style>
    <style:style style:name="Case_20_Study-subtitle" style:display-name="Case Study-subtitle" style:family="presentation">
      <style:graphic-properties draw:stroke="none" draw:fill="none" draw:textarea-vertical-align="middle">
        <text:list-style style:name="Case_20_Study-subtitle" style:display-name="Case Stu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se_20_Study-title" style:display-name="Case Study-title" style:family="presentation">
      <style:graphic-properties draw:stroke="none" draw:fill="none" draw:textarea-vertical-align="middle" style:writing-mode="lr-tb">
        <text:list-style style:name="Case_20_Study-title" style:display-name="Case Stu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_20_Alternate-background" style:display-name="Title and Content Alternate-background" style:family="presentation">
      <style:graphic-properties draw:stroke="none" draw:fill="solid" draw:fill-color="#ffffff"/>
      <style:text-properties style:letter-kerning="true"/>
    </style:style>
    <style:style style:name="Title_20_and_20_Content_20_Alternate-backgroundobjects" style:display-name="Title and Content Altern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20_Alternate-notes" style:display-name="Title and Content Altern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20_Alternate-outline1" style:display-name="Title and Content Alternate-outline1" style:family="presentation">
      <style:graphic-properties draw:stroke="none" draw:fill="none" draw:auto-grow-height="false" draw:fit-to-size="false" style:shrink-to-fit="true" style:writing-mode="lr-tb">
        <text:list-style style:name="Title_20_and_20_Content_20_Alternate-outline1" style:display-name="Title and Content Alterna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1619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8pt" fo:letter-spacing="normal" fo:language="en" fo:country="US" fo:font-style="normal" fo:text-shadow="none" style:text-underline-style="none" fo:font-weight="bold" style:letter-kerning="true" fo:background-color="transparent" style:font-name-asian="Noto Sans CJK JP Regular" style:font-family-asian="'Noto Sans CJK JP Regular'" style:font-family-generic-asian="system" style:font-pitch-asian="variable" style:font-size-asian="28pt" style:font-style-asian="normal" style:font-weight-asian="bold" style:font-name-complex="Calibri" style:font-family-complex="Calibri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 fo:hyphenate="false"/>
    </style:style>
    <style:style style:name="Title_20_and_20_Content_20_Alternate-outline2" style:display-name="Title and Content Alternate-outline2" style:family="presentation" style:parent-style-name="Title_20_and_20_Content_20_Alterna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20_Alternate-outline3" style:display-name="Title and Content Alternate-outline3" style:family="presentation" style:parent-style-name="Title_20_and_20_Content_20_Alterna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20_Alternate-outline4" style:display-name="Title and Content Alternate-outline4" style:family="presentation" style:parent-style-name="Title_20_and_20_Content_20_Alterna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and_20_Content_20_Alternate-outline5" style:display-name="Title and Content Alternate-outline5" style:family="presentation" style:parent-style-name="Title_20_and_20_Content_20_Alternate-outline4">
      <style:paragraph-properties fo:margin-top="0.1cm" fo:margin-bottom="0cm"/>
      <style:text-properties fo:font-size="20pt" style:font-size-asian="20pt" style:font-size-complex="20pt"/>
    </style:style>
    <style:style style:name="Title_20_and_20_Content_20_Alternate-outline6" style:display-name="Title and Content Alternate-outline6" style:family="presentation" style:parent-style-name="Title_20_and_20_Content_20_Alternate-outline5">
      <style:paragraph-properties fo:margin-top="0.1cm" fo:margin-bottom="0cm"/>
      <style:text-properties fo:font-size="20pt" style:font-size-asian="20pt" style:font-size-complex="20pt"/>
    </style:style>
    <style:style style:name="Title_20_and_20_Content_20_Alternate-outline7" style:display-name="Title and Content Alternate-outline7" style:family="presentation" style:parent-style-name="Title_20_and_20_Content_20_Alternate-outline6">
      <style:paragraph-properties fo:margin-top="0.1cm" fo:margin-bottom="0cm"/>
      <style:text-properties fo:font-size="20pt" style:font-size-asian="20pt" style:font-size-complex="20pt"/>
    </style:style>
    <style:style style:name="Title_20_and_20_Content_20_Alternate-outline8" style:display-name="Title and Content Alternate-outline8" style:family="presentation" style:parent-style-name="Title_20_and_20_Content_20_Alternate-outline7">
      <style:paragraph-properties fo:margin-top="0.1cm" fo:margin-bottom="0cm"/>
      <style:text-properties fo:font-size="20pt" style:font-size-asian="20pt" style:font-size-complex="20pt"/>
    </style:style>
    <style:style style:name="Title_20_and_20_Content_20_Alternate-outline9" style:display-name="Title and Content Alternate-outline9" style:family="presentation" style:parent-style-name="Title_20_and_20_Content_20_Alternate-outline8">
      <style:paragraph-properties fo:margin-top="0.1cm" fo:margin-bottom="0cm"/>
      <style:text-properties fo:font-size="20pt" style:font-size-asian="20pt" style:font-size-complex="20pt"/>
    </style:style>
    <style:style style:name="Title_20_and_20_Content_20_Alternate-subtitle" style:display-name="Title and Content Alternate-subtitle" style:family="presentation">
      <style:graphic-properties draw:stroke="none" draw:fill="none" draw:textarea-vertical-align="middle">
        <text:list-style style:name="Title_20_and_20_Content_20_Alternate-subtitle" style:display-name="Title and Content Alterna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20_Alternate-title" style:display-name="Title and Content Alternate-title" style:family="presentation">
      <style:graphic-properties draw:stroke="none" draw:fill="none" draw:textarea-vertical-align="middle" style:writing-mode="lr-tb">
        <text:list-style style:name="Title_20_and_20_Content_20_Alternate-title" style:display-name="Title and Content Alterna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allout_20_Left-background" style:display-name="Callout Left-background" style:family="presentation">
      <style:graphic-properties draw:stroke="none" draw:fill="solid" draw:fill-color="#ffffff"/>
      <style:text-properties style:letter-kerning="true"/>
    </style:style>
    <style:style style:name="Callout_20_Left-backgroundobjects" style:display-name="Callout Le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llout_20_Left-notes" style:display-name="Callout Le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llout_20_Left-outline1" style:display-name="Callout Left-outline1" style:family="presentation">
      <style:graphic-properties draw:stroke="none" draw:fill="none" draw:auto-grow-height="false" draw:fit-to-size="false" style:shrink-to-fit="true" style:writing-mode="lr-tb">
        <text:list-style style:name="Callout_20_Left-outline1" style:display-name="Callout Le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1619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8pt" fo:letter-spacing="normal" fo:language="en" fo:country="US" fo:font-style="normal" fo:text-shadow="none" style:text-underline-style="none" fo:font-weight="bold" style:letter-kerning="true" fo:background-color="transparent" style:font-name-asian="Noto Sans CJK JP Regular" style:font-family-asian="'Noto Sans CJK JP Regular'" style:font-family-generic-asian="system" style:font-pitch-asian="variable" style:font-size-asian="28pt" style:font-style-asian="normal" style:font-weight-asian="bold" style:font-name-complex="Calibri" style:font-family-complex="Calibri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 fo:hyphenate="false"/>
    </style:style>
    <style:style style:name="Callout_20_Left-outline2" style:display-name="Callout Left-outline2" style:family="presentation" style:parent-style-name="Callout_20_Lef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allout_20_Left-outline3" style:display-name="Callout Left-outline3" style:family="presentation" style:parent-style-name="Callout_20_Lef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allout_20_Left-outline4" style:display-name="Callout Left-outline4" style:family="presentation" style:parent-style-name="Callout_20_Lef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Callout_20_Left-outline5" style:display-name="Callout Left-outline5" style:family="presentation" style:parent-style-name="Callout_20_Left-outline4">
      <style:paragraph-properties fo:margin-top="0.1cm" fo:margin-bottom="0cm"/>
      <style:text-properties fo:font-size="20pt" style:font-size-asian="20pt" style:font-size-complex="20pt"/>
    </style:style>
    <style:style style:name="Callout_20_Left-outline6" style:display-name="Callout Left-outline6" style:family="presentation" style:parent-style-name="Callout_20_Left-outline5">
      <style:paragraph-properties fo:margin-top="0.1cm" fo:margin-bottom="0cm"/>
      <style:text-properties fo:font-size="20pt" style:font-size-asian="20pt" style:font-size-complex="20pt"/>
    </style:style>
    <style:style style:name="Callout_20_Left-outline7" style:display-name="Callout Left-outline7" style:family="presentation" style:parent-style-name="Callout_20_Left-outline6">
      <style:paragraph-properties fo:margin-top="0.1cm" fo:margin-bottom="0cm"/>
      <style:text-properties fo:font-size="20pt" style:font-size-asian="20pt" style:font-size-complex="20pt"/>
    </style:style>
    <style:style style:name="Callout_20_Left-outline8" style:display-name="Callout Left-outline8" style:family="presentation" style:parent-style-name="Callout_20_Left-outline7">
      <style:paragraph-properties fo:margin-top="0.1cm" fo:margin-bottom="0cm"/>
      <style:text-properties fo:font-size="20pt" style:font-size-asian="20pt" style:font-size-complex="20pt"/>
    </style:style>
    <style:style style:name="Callout_20_Left-outline9" style:display-name="Callout Left-outline9" style:family="presentation" style:parent-style-name="Callout_20_Left-outline8">
      <style:paragraph-properties fo:margin-top="0.1cm" fo:margin-bottom="0cm"/>
      <style:text-properties fo:font-size="20pt" style:font-size-asian="20pt" style:font-size-complex="20pt"/>
    </style:style>
    <style:style style:name="Callout_20_Left-subtitle" style:display-name="Callout Left-subtitle" style:family="presentation">
      <style:graphic-properties draw:stroke="none" draw:fill="none" draw:textarea-vertical-align="middle">
        <text:list-style style:name="Callout_20_Left-subtitle" style:display-name="Callout Le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llout_20_Left-title" style:display-name="Callout Left-title" style:family="presentation">
      <style:graphic-properties draw:stroke="none" draw:fill="none" draw:textarea-vertical-align="middle" style:writing-mode="lr-tb">
        <text:list-style style:name="Callout_20_Left-title" style:display-name="Callout Le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allout_20_Right-background" style:display-name="Callout Right-background" style:family="presentation">
      <style:graphic-properties draw:stroke="none" draw:fill="solid" draw:fill-color="#ffffff"/>
      <style:text-properties style:letter-kerning="true"/>
    </style:style>
    <style:style style:name="Callout_20_Right-backgroundobjects" style:display-name="Callout R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llout_20_Right-notes" style:display-name="Callout R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llout_20_Right-outline1" style:display-name="Callout Right-outline1" style:family="presentation">
      <style:graphic-properties draw:stroke="none" draw:fill="none" draw:auto-grow-height="false" draw:fit-to-size="false" style:shrink-to-fit="true" style:writing-mode="lr-tb">
        <text:list-style style:name="Callout_20_Right-outline1" style:display-name="Callout Righ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1619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8pt" fo:letter-spacing="normal" fo:language="en" fo:country="US" fo:font-style="normal" fo:text-shadow="none" style:text-underline-style="none" fo:font-weight="bold" style:letter-kerning="true" fo:background-color="transparent" style:font-name-asian="Noto Sans CJK JP Regular" style:font-family-asian="'Noto Sans CJK JP Regular'" style:font-family-generic-asian="system" style:font-pitch-asian="variable" style:font-size-asian="28pt" style:font-style-asian="normal" style:font-weight-asian="bold" style:font-name-complex="Calibri" style:font-family-complex="Calibri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 fo:hyphenate="false"/>
    </style:style>
    <style:style style:name="Callout_20_Right-outline2" style:display-name="Callout Right-outline2" style:family="presentation" style:parent-style-name="Callout_20_Righ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allout_20_Right-outline3" style:display-name="Callout Right-outline3" style:family="presentation" style:parent-style-name="Callout_20_Righ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allout_20_Right-outline4" style:display-name="Callout Right-outline4" style:family="presentation" style:parent-style-name="Callout_20_Righ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Callout_20_Right-outline5" style:display-name="Callout Right-outline5" style:family="presentation" style:parent-style-name="Callout_20_Right-outline4">
      <style:paragraph-properties fo:margin-top="0.1cm" fo:margin-bottom="0cm"/>
      <style:text-properties fo:font-size="20pt" style:font-size-asian="20pt" style:font-size-complex="20pt"/>
    </style:style>
    <style:style style:name="Callout_20_Right-outline6" style:display-name="Callout Right-outline6" style:family="presentation" style:parent-style-name="Callout_20_Right-outline5">
      <style:paragraph-properties fo:margin-top="0.1cm" fo:margin-bottom="0cm"/>
      <style:text-properties fo:font-size="20pt" style:font-size-asian="20pt" style:font-size-complex="20pt"/>
    </style:style>
    <style:style style:name="Callout_20_Right-outline7" style:display-name="Callout Right-outline7" style:family="presentation" style:parent-style-name="Callout_20_Right-outline6">
      <style:paragraph-properties fo:margin-top="0.1cm" fo:margin-bottom="0cm"/>
      <style:text-properties fo:font-size="20pt" style:font-size-asian="20pt" style:font-size-complex="20pt"/>
    </style:style>
    <style:style style:name="Callout_20_Right-outline8" style:display-name="Callout Right-outline8" style:family="presentation" style:parent-style-name="Callout_20_Right-outline7">
      <style:paragraph-properties fo:margin-top="0.1cm" fo:margin-bottom="0cm"/>
      <style:text-properties fo:font-size="20pt" style:font-size-asian="20pt" style:font-size-complex="20pt"/>
    </style:style>
    <style:style style:name="Callout_20_Right-outline9" style:display-name="Callout Right-outline9" style:family="presentation" style:parent-style-name="Callout_20_Right-outline8">
      <style:paragraph-properties fo:margin-top="0.1cm" fo:margin-bottom="0cm"/>
      <style:text-properties fo:font-size="20pt" style:font-size-asian="20pt" style:font-size-complex="20pt"/>
    </style:style>
    <style:style style:name="Callout_20_Right-subtitle" style:display-name="Callout Right-subtitle" style:family="presentation">
      <style:graphic-properties draw:stroke="none" draw:fill="none" draw:textarea-vertical-align="middle">
        <text:list-style style:name="Callout_20_Right-subtitle" style:display-name="Callout Righ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llout_20_Right-title" style:display-name="Callout Right-title" style:family="presentation">
      <style:graphic-properties draw:stroke="none" draw:fill="none" draw:textarea-vertical-align="middle" style:writing-mode="lr-tb">
        <text:list-style style:name="Callout_20_Right-title" style:display-name="Callout Righ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1619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8pt" fo:letter-spacing="normal" fo:language="en" fo:country="US" fo:font-style="normal" fo:text-shadow="none" style:text-underline-style="none" fo:font-weight="bold" style:letter-kerning="true" fo:background-color="transparent" style:font-name-asian="Noto Sans CJK JP Regular" style:font-family-asian="'Noto Sans CJK JP Regular'" style:font-family-generic-asian="system" style:font-pitch-asian="variable" style:font-size-asian="28pt" style:font-style-asian="normal" style:font-weight-asian="bold" style:font-name-complex="Calibri" style:font-family-complex="Calibri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hank_20_You-background" style:display-name="Thank You-background" style:family="presentation">
      <style:graphic-properties draw:stroke="none" draw:fill="solid" draw:fill-color="#ffffff"/>
      <style:text-properties style:letter-kerning="true"/>
    </style:style>
    <style:style style:name="Thank_20_You-backgroundobjects" style:display-name="Thank Yo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-notes" style:display-name="Thank Yo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ank_20_You-outline1" style:display-name="Thank You-outline1" style:family="presentation">
      <style:graphic-properties draw:stroke="none" draw:fill="none" draw:auto-grow-height="false" draw:fit-to-size="false" style:shrink-to-fit="true" style:writing-mode="lr-tb">
        <text:list-style style:name="Thank_20_You-outline1" style:display-name="Thank You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1619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8pt" fo:letter-spacing="normal" fo:language="en" fo:country="US" fo:font-style="normal" fo:text-shadow="none" style:text-underline-style="none" fo:font-weight="bold" style:letter-kerning="true" fo:background-color="transparent" style:font-name-asian="Noto Sans CJK JP Regular" style:font-family-asian="'Noto Sans CJK JP Regular'" style:font-family-generic-asian="system" style:font-pitch-asian="variable" style:font-size-asian="28pt" style:font-style-asian="normal" style:font-weight-asian="bold" style:font-name-complex="Calibri" style:font-family-complex="Calibri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 fo:hyphenate="false"/>
    </style:style>
    <style:style style:name="Thank_20_You-outline2" style:display-name="Thank You-outline2" style:family="presentation" style:parent-style-name="Thank_20_You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hank_20_You-outline3" style:display-name="Thank You-outline3" style:family="presentation" style:parent-style-name="Thank_20_You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hank_20_You-outline4" style:display-name="Thank You-outline4" style:family="presentation" style:parent-style-name="Thank_20_You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hank_20_You-outline5" style:display-name="Thank You-outline5" style:family="presentation" style:parent-style-name="Thank_20_You-outline4">
      <style:paragraph-properties fo:margin-top="0.1cm" fo:margin-bottom="0cm"/>
      <style:text-properties fo:font-size="20pt" style:font-size-asian="20pt" style:font-size-complex="20pt"/>
    </style:style>
    <style:style style:name="Thank_20_You-outline6" style:display-name="Thank You-outline6" style:family="presentation" style:parent-style-name="Thank_20_You-outline5">
      <style:paragraph-properties fo:margin-top="0.1cm" fo:margin-bottom="0cm"/>
      <style:text-properties fo:font-size="20pt" style:font-size-asian="20pt" style:font-size-complex="20pt"/>
    </style:style>
    <style:style style:name="Thank_20_You-outline7" style:display-name="Thank You-outline7" style:family="presentation" style:parent-style-name="Thank_20_You-outline6">
      <style:paragraph-properties fo:margin-top="0.1cm" fo:margin-bottom="0cm"/>
      <style:text-properties fo:font-size="20pt" style:font-size-asian="20pt" style:font-size-complex="20pt"/>
    </style:style>
    <style:style style:name="Thank_20_You-outline8" style:display-name="Thank You-outline8" style:family="presentation" style:parent-style-name="Thank_20_You-outline7">
      <style:paragraph-properties fo:margin-top="0.1cm" fo:margin-bottom="0cm"/>
      <style:text-properties fo:font-size="20pt" style:font-size-asian="20pt" style:font-size-complex="20pt"/>
    </style:style>
    <style:style style:name="Thank_20_You-outline9" style:display-name="Thank You-outline9" style:family="presentation" style:parent-style-name="Thank_20_You-outline8">
      <style:paragraph-properties fo:margin-top="0.1cm" fo:margin-bottom="0cm"/>
      <style:text-properties fo:font-size="20pt" style:font-size-asian="20pt" style:font-size-complex="20pt"/>
    </style:style>
    <style:style style:name="Thank_20_You-subtitle" style:display-name="Thank You-subtitle" style:family="presentation">
      <style:graphic-properties draw:stroke="none" draw:fill="none" draw:textarea-vertical-align="middle">
        <text:list-style style:name="Thank_20_You-subtitle" style:display-name="Thank You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-title" style:display-name="Thank You-title" style:family="presentation">
      <style:graphic-properties draw:stroke="none" draw:fill="none" draw:textarea-vertical-align="middle" style:writing-mode="lr-tb">
        <text:list-style style:name="Thank_20_You-title" style:display-name="Thank You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_20_TT-background" style:display-name="Title and Content TT-background" style:family="presentation">
      <style:graphic-properties draw:stroke="none" draw:fill="solid" draw:fill-color="#ffffff"/>
      <style:text-properties style:letter-kerning="true"/>
    </style:style>
    <style:style style:name="Title_20_and_20_Content_20_TT-backgroundobjects" style:display-name="Title and Content 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20_TT-notes" style:display-name="Title and Content 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20_TT-outline1" style:display-name="Title and Content TT-outline1" style:family="presentation">
      <style:graphic-properties draw:stroke="none" draw:fill="none" draw:auto-grow-height="false" draw:fit-to-size="false" style:shrink-to-fit="true" style:writing-mode="lr-tb">
        <text:list-style style:name="Title_20_and_20_Content_20_TT-outline1" style:display-name="Title and Content T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1619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8pt" fo:letter-spacing="normal" fo:language="en" fo:country="US" fo:font-style="normal" fo:text-shadow="none" style:text-underline-style="none" fo:font-weight="bold" style:letter-kerning="true" fo:background-color="transparent" style:font-name-asian="Noto Sans CJK JP Regular" style:font-family-asian="'Noto Sans CJK JP Regular'" style:font-family-generic-asian="system" style:font-pitch-asian="variable" style:font-size-asian="28pt" style:font-style-asian="normal" style:font-weight-asian="bold" style:font-name-complex="Calibri" style:font-family-complex="Calibri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 fo:hyphenate="false"/>
    </style:style>
    <style:style style:name="Title_20_and_20_Content_20_TT-outline2" style:display-name="Title and Content TT-outline2" style:family="presentation" style:parent-style-name="Title_20_and_20_Content_20_T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20_TT-outline3" style:display-name="Title and Content TT-outline3" style:family="presentation" style:parent-style-name="Title_20_and_20_Content_20_T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20_TT-outline4" style:display-name="Title and Content TT-outline4" style:family="presentation" style:parent-style-name="Title_20_and_20_Content_20_T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and_20_Content_20_TT-outline5" style:display-name="Title and Content TT-outline5" style:family="presentation" style:parent-style-name="Title_20_and_20_Content_20_TT-outline4">
      <style:paragraph-properties fo:margin-top="0.1cm" fo:margin-bottom="0cm"/>
      <style:text-properties fo:font-size="20pt" style:font-size-asian="20pt" style:font-size-complex="20pt"/>
    </style:style>
    <style:style style:name="Title_20_and_20_Content_20_TT-outline6" style:display-name="Title and Content TT-outline6" style:family="presentation" style:parent-style-name="Title_20_and_20_Content_20_TT-outline5">
      <style:paragraph-properties fo:margin-top="0.1cm" fo:margin-bottom="0cm"/>
      <style:text-properties fo:font-size="20pt" style:font-size-asian="20pt" style:font-size-complex="20pt"/>
    </style:style>
    <style:style style:name="Title_20_and_20_Content_20_TT-outline7" style:display-name="Title and Content TT-outline7" style:family="presentation" style:parent-style-name="Title_20_and_20_Content_20_TT-outline6">
      <style:paragraph-properties fo:margin-top="0.1cm" fo:margin-bottom="0cm"/>
      <style:text-properties fo:font-size="20pt" style:font-size-asian="20pt" style:font-size-complex="20pt"/>
    </style:style>
    <style:style style:name="Title_20_and_20_Content_20_TT-outline8" style:display-name="Title and Content TT-outline8" style:family="presentation" style:parent-style-name="Title_20_and_20_Content_20_TT-outline7">
      <style:paragraph-properties fo:margin-top="0.1cm" fo:margin-bottom="0cm"/>
      <style:text-properties fo:font-size="20pt" style:font-size-asian="20pt" style:font-size-complex="20pt"/>
    </style:style>
    <style:style style:name="Title_20_and_20_Content_20_TT-outline9" style:display-name="Title and Content TT-outline9" style:family="presentation" style:parent-style-name="Title_20_and_20_Content_20_TT-outline8">
      <style:paragraph-properties fo:margin-top="0.1cm" fo:margin-bottom="0cm"/>
      <style:text-properties fo:font-size="20pt" style:font-size-asian="20pt" style:font-size-complex="20pt"/>
    </style:style>
    <style:style style:name="Title_20_and_20_Content_20_TT-subtitle" style:display-name="Title and Content TT-subtitle" style:family="presentation">
      <style:graphic-properties draw:stroke="none" draw:fill="none" draw:textarea-vertical-align="middle">
        <text:list-style style:name="Title_20_and_20_Content_20_TT-subtitle" style:display-name="Title and Content T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20_TT-title" style:display-name="Title and Content TT-title" style:family="presentation">
      <style:graphic-properties draw:stroke="none" draw:fill="none" draw:textarea-vertical-align="middle" style:writing-mode="lr-tb">
        <text:list-style style:name="Title_20_and_20_Content_20_TT-title" style:display-name="Title and Content T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afe_20_Harbor-background" style:display-name="Safe Harbor-background" style:family="presentation">
      <style:graphic-properties draw:stroke="none" draw:fill="solid" draw:fill-color="#ffffff"/>
      <style:text-properties style:letter-kerning="true"/>
    </style:style>
    <style:style style:name="Safe_20_Harbor-backgroundobjects" style:display-name="Safe Harbo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afe_20_Harbor-notes" style:display-name="Safe Harbo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afe_20_Harbor-outline1" style:display-name="Safe Harbor-outline1" style:family="presentation">
      <style:graphic-properties draw:stroke="none" draw:fill="none" draw:auto-grow-height="false" draw:fit-to-size="false" style:shrink-to-fit="true" style:writing-mode="lr-tb">
        <text:list-style style:name="Safe_20_Harbor-outline1" style:display-name="Safe Harbo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1619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8pt" fo:letter-spacing="normal" fo:language="en" fo:country="US" fo:font-style="normal" fo:text-shadow="none" style:text-underline-style="none" fo:font-weight="bold" style:letter-kerning="true" fo:background-color="transparent" style:font-name-asian="Noto Sans CJK JP Regular" style:font-family-asian="'Noto Sans CJK JP Regular'" style:font-family-generic-asian="system" style:font-pitch-asian="variable" style:font-size-asian="28pt" style:font-style-asian="normal" style:font-weight-asian="bold" style:font-name-complex="Calibri" style:font-family-complex="Calibri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 fo:hyphenate="false"/>
    </style:style>
    <style:style style:name="Safe_20_Harbor-outline2" style:display-name="Safe Harbor-outline2" style:family="presentation" style:parent-style-name="Safe_20_Harbo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afe_20_Harbor-outline3" style:display-name="Safe Harbor-outline3" style:family="presentation" style:parent-style-name="Safe_20_Harbo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afe_20_Harbor-outline4" style:display-name="Safe Harbor-outline4" style:family="presentation" style:parent-style-name="Safe_20_Harbo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Safe_20_Harbor-outline5" style:display-name="Safe Harbor-outline5" style:family="presentation" style:parent-style-name="Safe_20_Harbor-outline4">
      <style:paragraph-properties fo:margin-top="0.1cm" fo:margin-bottom="0cm"/>
      <style:text-properties fo:font-size="20pt" style:font-size-asian="20pt" style:font-size-complex="20pt"/>
    </style:style>
    <style:style style:name="Safe_20_Harbor-outline6" style:display-name="Safe Harbor-outline6" style:family="presentation" style:parent-style-name="Safe_20_Harbor-outline5">
      <style:paragraph-properties fo:margin-top="0.1cm" fo:margin-bottom="0cm"/>
      <style:text-properties fo:font-size="20pt" style:font-size-asian="20pt" style:font-size-complex="20pt"/>
    </style:style>
    <style:style style:name="Safe_20_Harbor-outline7" style:display-name="Safe Harbor-outline7" style:family="presentation" style:parent-style-name="Safe_20_Harbor-outline6">
      <style:paragraph-properties fo:margin-top="0.1cm" fo:margin-bottom="0cm"/>
      <style:text-properties fo:font-size="20pt" style:font-size-asian="20pt" style:font-size-complex="20pt"/>
    </style:style>
    <style:style style:name="Safe_20_Harbor-outline8" style:display-name="Safe Harbor-outline8" style:family="presentation" style:parent-style-name="Safe_20_Harbor-outline7">
      <style:paragraph-properties fo:margin-top="0.1cm" fo:margin-bottom="0cm"/>
      <style:text-properties fo:font-size="20pt" style:font-size-asian="20pt" style:font-size-complex="20pt"/>
    </style:style>
    <style:style style:name="Safe_20_Harbor-outline9" style:display-name="Safe Harbor-outline9" style:family="presentation" style:parent-style-name="Safe_20_Harbor-outline8">
      <style:paragraph-properties fo:margin-top="0.1cm" fo:margin-bottom="0cm"/>
      <style:text-properties fo:font-size="20pt" style:font-size-asian="20pt" style:font-size-complex="20pt"/>
    </style:style>
    <style:style style:name="Safe_20_Harbor-subtitle" style:display-name="Safe Harbor-subtitle" style:family="presentation">
      <style:graphic-properties draw:stroke="none" draw:fill="none" draw:textarea-vertical-align="middle">
        <text:list-style style:name="Safe_20_Harbor-subtitle" style:display-name="Safe Harbo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fe_20_Harbor-title" style:display-name="Safe Harbor-title" style:family="presentation">
      <style:graphic-properties draw:stroke="none" draw:fill="none" draw:textarea-vertical-align="middle" style:writing-mode="lr-tb">
        <text:list-style style:name="Safe_20_Harbor-title" style:display-name="Safe Harbo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_20_Narrow_20_Left_20_TT-background" style:display-name="Two Content Narrow Left TT-background" style:family="presentation">
      <style:graphic-properties draw:stroke="none" draw:fill="solid" draw:fill-color="#ffffff"/>
      <style:text-properties style:letter-kerning="true"/>
    </style:style>
    <style:style style:name="Two_20_Content_20_Narrow_20_Left_20_TT-backgroundobjects" style:display-name="Two Content Narrow Left 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_20_Narrow_20_Left_20_TT-notes" style:display-name="Two Content Narrow Left 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_20_Narrow_20_Left_20_TT-outline1" style:display-name="Two Content Narrow Left TT-outline1" style:family="presentation">
      <style:graphic-properties draw:stroke="none" draw:fill="none" draw:auto-grow-height="false" draw:fit-to-size="false" style:shrink-to-fit="true" style:writing-mode="lr-tb">
        <text:list-style style:name="Two_20_Content_20_Narrow_20_Left_20_TT-outline1" style:display-name="Two Content Narrow Left T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1619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8pt" fo:letter-spacing="normal" fo:language="en" fo:country="US" fo:font-style="normal" fo:text-shadow="none" style:text-underline-style="none" fo:font-weight="bold" style:letter-kerning="true" fo:background-color="transparent" style:font-name-asian="Noto Sans CJK JP Regular" style:font-family-asian="'Noto Sans CJK JP Regular'" style:font-family-generic-asian="system" style:font-pitch-asian="variable" style:font-size-asian="28pt" style:font-style-asian="normal" style:font-weight-asian="bold" style:font-name-complex="Calibri" style:font-family-complex="Calibri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 fo:hyphenate="false"/>
    </style:style>
    <style:style style:name="Two_20_Content_20_Narrow_20_Left_20_TT-outline2" style:display-name="Two Content Narrow Left TT-outline2" style:family="presentation" style:parent-style-name="Two_20_Content_20_Narrow_20_Left_20_T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_20_Narrow_20_Left_20_TT-outline3" style:display-name="Two Content Narrow Left TT-outline3" style:family="presentation" style:parent-style-name="Two_20_Content_20_Narrow_20_Left_20_T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_20_Narrow_20_Left_20_TT-outline4" style:display-name="Two Content Narrow Left TT-outline4" style:family="presentation" style:parent-style-name="Two_20_Content_20_Narrow_20_Left_20_T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wo_20_Content_20_Narrow_20_Left_20_TT-outline5" style:display-name="Two Content Narrow Left TT-outline5" style:family="presentation" style:parent-style-name="Two_20_Content_20_Narrow_20_Left_20_TT-outline4">
      <style:paragraph-properties fo:margin-top="0.1cm" fo:margin-bottom="0cm"/>
      <style:text-properties fo:font-size="20pt" style:font-size-asian="20pt" style:font-size-complex="20pt"/>
    </style:style>
    <style:style style:name="Two_20_Content_20_Narrow_20_Left_20_TT-outline6" style:display-name="Two Content Narrow Left TT-outline6" style:family="presentation" style:parent-style-name="Two_20_Content_20_Narrow_20_Left_20_TT-outline5">
      <style:paragraph-properties fo:margin-top="0.1cm" fo:margin-bottom="0cm"/>
      <style:text-properties fo:font-size="20pt" style:font-size-asian="20pt" style:font-size-complex="20pt"/>
    </style:style>
    <style:style style:name="Two_20_Content_20_Narrow_20_Left_20_TT-outline7" style:display-name="Two Content Narrow Left TT-outline7" style:family="presentation" style:parent-style-name="Two_20_Content_20_Narrow_20_Left_20_TT-outline6">
      <style:paragraph-properties fo:margin-top="0.1cm" fo:margin-bottom="0cm"/>
      <style:text-properties fo:font-size="20pt" style:font-size-asian="20pt" style:font-size-complex="20pt"/>
    </style:style>
    <style:style style:name="Two_20_Content_20_Narrow_20_Left_20_TT-outline8" style:display-name="Two Content Narrow Left TT-outline8" style:family="presentation" style:parent-style-name="Two_20_Content_20_Narrow_20_Left_20_TT-outline7">
      <style:paragraph-properties fo:margin-top="0.1cm" fo:margin-bottom="0cm"/>
      <style:text-properties fo:font-size="20pt" style:font-size-asian="20pt" style:font-size-complex="20pt"/>
    </style:style>
    <style:style style:name="Two_20_Content_20_Narrow_20_Left_20_TT-outline9" style:display-name="Two Content Narrow Left TT-outline9" style:family="presentation" style:parent-style-name="Two_20_Content_20_Narrow_20_Left_20_TT-outline8">
      <style:paragraph-properties fo:margin-top="0.1cm" fo:margin-bottom="0cm"/>
      <style:text-properties fo:font-size="20pt" style:font-size-asian="20pt" style:font-size-complex="20pt"/>
    </style:style>
    <style:style style:name="Two_20_Content_20_Narrow_20_Left_20_TT-subtitle" style:display-name="Two Content Narrow Left TT-subtitle" style:family="presentation">
      <style:graphic-properties draw:stroke="none" draw:fill="none" draw:textarea-vertical-align="middle">
        <text:list-style style:name="Two_20_Content_20_Narrow_20_Left_20_TT-subtitle" style:display-name="Two Content Narrow Left T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_20_Narrow_20_Left_20_TT-title" style:display-name="Two Content Narrow Left TT-title" style:family="presentation">
      <style:graphic-properties draw:stroke="none" draw:fill="none" draw:textarea-vertical-align="middle" style:writing-mode="lr-tb">
        <text:list-style style:name="Two_20_Content_20_Narrow_20_Left_20_TT-title" style:display-name="Two Content Narrow Left T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_20_Narrow_20_Right_20_TT-background" style:display-name="Two Content Narrow Right TT-background" style:family="presentation">
      <style:graphic-properties draw:stroke="none" draw:fill="solid" draw:fill-color="#ffffff"/>
      <style:text-properties style:letter-kerning="true"/>
    </style:style>
    <style:style style:name="Two_20_Content_20_Narrow_20_Right_20_TT-backgroundobjects" style:display-name="Two Content Narrow Right 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_20_Narrow_20_Right_20_TT-notes" style:display-name="Two Content Narrow Right 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_20_Narrow_20_Right_20_TT-outline1" style:display-name="Two Content Narrow Right TT-outline1" style:family="presentation">
      <style:graphic-properties draw:stroke="none" draw:fill="none" draw:auto-grow-height="false" draw:fit-to-size="false" style:shrink-to-fit="true" style:writing-mode="lr-tb">
        <text:list-style style:name="Two_20_Content_20_Narrow_20_Right_20_TT-outline1" style:display-name="Two Content Narrow Right T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1619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8pt" fo:letter-spacing="normal" fo:language="en" fo:country="US" fo:font-style="normal" fo:text-shadow="none" style:text-underline-style="none" fo:font-weight="bold" style:letter-kerning="true" fo:background-color="transparent" style:font-name-asian="Noto Sans CJK JP Regular" style:font-family-asian="'Noto Sans CJK JP Regular'" style:font-family-generic-asian="system" style:font-pitch-asian="variable" style:font-size-asian="28pt" style:font-style-asian="normal" style:font-weight-asian="bold" style:font-name-complex="Calibri" style:font-family-complex="Calibri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 fo:hyphenate="false"/>
    </style:style>
    <style:style style:name="Two_20_Content_20_Narrow_20_Right_20_TT-outline2" style:display-name="Two Content Narrow Right TT-outline2" style:family="presentation" style:parent-style-name="Two_20_Content_20_Narrow_20_Right_20_T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_20_Narrow_20_Right_20_TT-outline3" style:display-name="Two Content Narrow Right TT-outline3" style:family="presentation" style:parent-style-name="Two_20_Content_20_Narrow_20_Right_20_T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_20_Narrow_20_Right_20_TT-outline4" style:display-name="Two Content Narrow Right TT-outline4" style:family="presentation" style:parent-style-name="Two_20_Content_20_Narrow_20_Right_20_T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wo_20_Content_20_Narrow_20_Right_20_TT-outline5" style:display-name="Two Content Narrow Right TT-outline5" style:family="presentation" style:parent-style-name="Two_20_Content_20_Narrow_20_Right_20_TT-outline4">
      <style:paragraph-properties fo:margin-top="0.1cm" fo:margin-bottom="0cm"/>
      <style:text-properties fo:font-size="20pt" style:font-size-asian="20pt" style:font-size-complex="20pt"/>
    </style:style>
    <style:style style:name="Two_20_Content_20_Narrow_20_Right_20_TT-outline6" style:display-name="Two Content Narrow Right TT-outline6" style:family="presentation" style:parent-style-name="Two_20_Content_20_Narrow_20_Right_20_TT-outline5">
      <style:paragraph-properties fo:margin-top="0.1cm" fo:margin-bottom="0cm"/>
      <style:text-properties fo:font-size="20pt" style:font-size-asian="20pt" style:font-size-complex="20pt"/>
    </style:style>
    <style:style style:name="Two_20_Content_20_Narrow_20_Right_20_TT-outline7" style:display-name="Two Content Narrow Right TT-outline7" style:family="presentation" style:parent-style-name="Two_20_Content_20_Narrow_20_Right_20_TT-outline6">
      <style:paragraph-properties fo:margin-top="0.1cm" fo:margin-bottom="0cm"/>
      <style:text-properties fo:font-size="20pt" style:font-size-asian="20pt" style:font-size-complex="20pt"/>
    </style:style>
    <style:style style:name="Two_20_Content_20_Narrow_20_Right_20_TT-outline8" style:display-name="Two Content Narrow Right TT-outline8" style:family="presentation" style:parent-style-name="Two_20_Content_20_Narrow_20_Right_20_TT-outline7">
      <style:paragraph-properties fo:margin-top="0.1cm" fo:margin-bottom="0cm"/>
      <style:text-properties fo:font-size="20pt" style:font-size-asian="20pt" style:font-size-complex="20pt"/>
    </style:style>
    <style:style style:name="Two_20_Content_20_Narrow_20_Right_20_TT-outline9" style:display-name="Two Content Narrow Right TT-outline9" style:family="presentation" style:parent-style-name="Two_20_Content_20_Narrow_20_Right_20_TT-outline8">
      <style:paragraph-properties fo:margin-top="0.1cm" fo:margin-bottom="0cm"/>
      <style:text-properties fo:font-size="20pt" style:font-size-asian="20pt" style:font-size-complex="20pt"/>
    </style:style>
    <style:style style:name="Two_20_Content_20_Narrow_20_Right_20_TT-subtitle" style:display-name="Two Content Narrow Right TT-subtitle" style:family="presentation">
      <style:graphic-properties draw:stroke="none" draw:fill="none" draw:textarea-vertical-align="middle">
        <text:list-style style:name="Two_20_Content_20_Narrow_20_Right_20_TT-subtitle" style:display-name="Two Content Narrow Right T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_20_Narrow_20_Right_20_TT-title" style:display-name="Two Content Narrow Right TT-title" style:family="presentation">
      <style:graphic-properties draw:stroke="none" draw:fill="none" draw:textarea-vertical-align="middle" style:writing-mode="lr-tb">
        <text:list-style style:name="Two_20_Content_20_Narrow_20_Right_20_TT-title" style:display-name="Two Content Narrow Right T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1619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8pt" fo:letter-spacing="normal" fo:language="en" fo:country="US" fo:font-style="normal" fo:text-shadow="none" style:text-underline-style="none" fo:font-weight="bold" style:letter-kerning="true" fo:background-color="transparent" style:font-name-asian="Noto Sans CJK JP Regular" style:font-family-asian="'Noto Sans CJK JP Regular'" style:font-family-generic-asian="system" style:font-pitch-asian="variable" style:font-size-asian="28pt" style:font-style-asian="normal" style:font-weight-asian="bold" style:font-name-complex="Calibri" style:font-family-complex="Calibri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1619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8pt" fo:letter-spacing="normal" fo:language="en" fo:country="US" fo:font-style="normal" fo:text-shadow="none" style:text-underline-style="none" fo:font-weight="bold" style:letter-kerning="true" fo:background-color="transparent" style:font-name-asian="Noto Sans CJK JP Regular" style:font-family-asian="'Noto Sans CJK JP Regular'" style:font-family-generic-asian="system" style:font-pitch-asian="variable" style:font-size-asian="28pt" style:font-style-asian="normal" style:font-weight-asian="bold" style:font-name-complex="Calibri" style:font-family-complex="Calibri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_20_Comparison-background" style:display-name="Two Content Comparison-background" style:family="presentation">
      <style:graphic-properties draw:stroke="none" draw:fill="solid" draw:fill-color="#ffffff"/>
      <style:text-properties style:letter-kerning="true"/>
    </style:style>
    <style:style style:name="Two_20_Content_20_Comparison-backgroundobjects" style:display-name="Two Content 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_20_Comparison-notes" style:display-name="Two Content 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_20_Comparison-outline1" style:display-name="Two Content Comparison-outline1" style:family="presentation">
      <style:graphic-properties draw:stroke="none" draw:fill="none" draw:auto-grow-height="false" draw:fit-to-size="false" style:shrink-to-fit="true" style:writing-mode="lr-tb">
        <text:list-style style:name="Two_20_Content_20_Comparison-outline1" style:display-name="Two Content 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1619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8pt" fo:letter-spacing="normal" fo:language="en" fo:country="US" fo:font-style="normal" fo:text-shadow="none" style:text-underline-style="none" fo:font-weight="bold" style:letter-kerning="true" fo:background-color="transparent" style:font-name-asian="Noto Sans CJK JP Regular" style:font-family-asian="'Noto Sans CJK JP Regular'" style:font-family-generic-asian="system" style:font-pitch-asian="variable" style:font-size-asian="28pt" style:font-style-asian="normal" style:font-weight-asian="bold" style:font-name-complex="Calibri" style:font-family-complex="Calibri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 fo:hyphenate="false"/>
    </style:style>
    <style:style style:name="Two_20_Content_20_Comparison-outline2" style:display-name="Two Content Comparison-outline2" style:family="presentation" style:parent-style-name="Two_20_Content_20_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_20_Comparison-outline3" style:display-name="Two Content Comparison-outline3" style:family="presentation" style:parent-style-name="Two_20_Content_20_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_20_Comparison-outline4" style:display-name="Two Content Comparison-outline4" style:family="presentation" style:parent-style-name="Two_20_Content_20_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wo_20_Content_20_Comparison-outline5" style:display-name="Two Content Comparison-outline5" style:family="presentation" style:parent-style-name="Two_20_Content_20_Comparison-outline4">
      <style:paragraph-properties fo:margin-top="0.1cm" fo:margin-bottom="0cm"/>
      <style:text-properties fo:font-size="20pt" style:font-size-asian="20pt" style:font-size-complex="20pt"/>
    </style:style>
    <style:style style:name="Two_20_Content_20_Comparison-outline6" style:display-name="Two Content Comparison-outline6" style:family="presentation" style:parent-style-name="Two_20_Content_20_Comparison-outline5">
      <style:paragraph-properties fo:margin-top="0.1cm" fo:margin-bottom="0cm"/>
      <style:text-properties fo:font-size="20pt" style:font-size-asian="20pt" style:font-size-complex="20pt"/>
    </style:style>
    <style:style style:name="Two_20_Content_20_Comparison-outline7" style:display-name="Two Content Comparison-outline7" style:family="presentation" style:parent-style-name="Two_20_Content_20_Comparison-outline6">
      <style:paragraph-properties fo:margin-top="0.1cm" fo:margin-bottom="0cm"/>
      <style:text-properties fo:font-size="20pt" style:font-size-asian="20pt" style:font-size-complex="20pt"/>
    </style:style>
    <style:style style:name="Two_20_Content_20_Comparison-outline8" style:display-name="Two Content Comparison-outline8" style:family="presentation" style:parent-style-name="Two_20_Content_20_Comparison-outline7">
      <style:paragraph-properties fo:margin-top="0.1cm" fo:margin-bottom="0cm"/>
      <style:text-properties fo:font-size="20pt" style:font-size-asian="20pt" style:font-size-complex="20pt"/>
    </style:style>
    <style:style style:name="Two_20_Content_20_Comparison-outline9" style:display-name="Two Content Comparison-outline9" style:family="presentation" style:parent-style-name="Two_20_Content_20_Comparison-outline8">
      <style:paragraph-properties fo:margin-top="0.1cm" fo:margin-bottom="0cm"/>
      <style:text-properties fo:font-size="20pt" style:font-size-asian="20pt" style:font-size-complex="20pt"/>
    </style:style>
    <style:style style:name="Two_20_Content_20_Comparison-subtitle" style:display-name="Two Content Comparison-subtitle" style:family="presentation">
      <style:graphic-properties draw:stroke="none" draw:fill="none" draw:textarea-vertical-align="middle">
        <text:list-style style:name="Two_20_Content_20_Comparison-subtitle" style:display-name="Two Content 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_20_Comparison-title" style:display-name="Two Content Comparison-title" style:family="presentation">
      <style:graphic-properties draw:stroke="none" draw:fill="none" draw:textarea-vertical-align="middle" style:writing-mode="lr-tb">
        <text:list-style style:name="Two_20_Content_20_Comparison-title" style:display-name="Two Content 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_20_Product_20_Slide-background" style:display-name="Two Content Product Slide-background" style:family="presentation">
      <style:graphic-properties draw:stroke="none" draw:fill="solid" draw:fill-color="#ffffff"/>
      <style:text-properties style:letter-kerning="true"/>
    </style:style>
    <style:style style:name="Two_20_Content_20_Product_20_Slide-backgroundobjects" style:display-name="Two Content Produc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_20_Product_20_Slide-notes" style:display-name="Two Content Produc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_20_Product_20_Slide-outline1" style:display-name="Two Content Product Slide-outline1" style:family="presentation">
      <style:graphic-properties draw:stroke="none" draw:fill="none" draw:auto-grow-height="false" draw:fit-to-size="false" style:shrink-to-fit="true" style:writing-mode="lr-tb">
        <text:list-style style:name="Two_20_Content_20_Product_20_Slide-outline1" style:display-name="Two Content Product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1619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8pt" fo:letter-spacing="normal" fo:language="en" fo:country="US" fo:font-style="normal" fo:text-shadow="none" style:text-underline-style="none" fo:font-weight="bold" style:letter-kerning="true" fo:background-color="transparent" style:font-name-asian="Noto Sans CJK JP Regular" style:font-family-asian="'Noto Sans CJK JP Regular'" style:font-family-generic-asian="system" style:font-pitch-asian="variable" style:font-size-asian="28pt" style:font-style-asian="normal" style:font-weight-asian="bold" style:font-name-complex="Calibri" style:font-family-complex="Calibri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 fo:hyphenate="false"/>
    </style:style>
    <style:style style:name="Two_20_Content_20_Product_20_Slide-outline2" style:display-name="Two Content Product Slide-outline2" style:family="presentation" style:parent-style-name="Two_20_Content_20_Product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_20_Product_20_Slide-outline3" style:display-name="Two Content Product Slide-outline3" style:family="presentation" style:parent-style-name="Two_20_Content_20_Product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_20_Product_20_Slide-outline4" style:display-name="Two Content Product Slide-outline4" style:family="presentation" style:parent-style-name="Two_20_Content_20_Product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wo_20_Content_20_Product_20_Slide-outline5" style:display-name="Two Content Product Slide-outline5" style:family="presentation" style:parent-style-name="Two_20_Content_20_Product_20_Slide-outline4">
      <style:paragraph-properties fo:margin-top="0.1cm" fo:margin-bottom="0cm"/>
      <style:text-properties fo:font-size="20pt" style:font-size-asian="20pt" style:font-size-complex="20pt"/>
    </style:style>
    <style:style style:name="Two_20_Content_20_Product_20_Slide-outline6" style:display-name="Two Content Product Slide-outline6" style:family="presentation" style:parent-style-name="Two_20_Content_20_Product_20_Slide-outline5">
      <style:paragraph-properties fo:margin-top="0.1cm" fo:margin-bottom="0cm"/>
      <style:text-properties fo:font-size="20pt" style:font-size-asian="20pt" style:font-size-complex="20pt"/>
    </style:style>
    <style:style style:name="Two_20_Content_20_Product_20_Slide-outline7" style:display-name="Two Content Product Slide-outline7" style:family="presentation" style:parent-style-name="Two_20_Content_20_Product_20_Slide-outline6">
      <style:paragraph-properties fo:margin-top="0.1cm" fo:margin-bottom="0cm"/>
      <style:text-properties fo:font-size="20pt" style:font-size-asian="20pt" style:font-size-complex="20pt"/>
    </style:style>
    <style:style style:name="Two_20_Content_20_Product_20_Slide-outline8" style:display-name="Two Content Product Slide-outline8" style:family="presentation" style:parent-style-name="Two_20_Content_20_Product_20_Slide-outline7">
      <style:paragraph-properties fo:margin-top="0.1cm" fo:margin-bottom="0cm"/>
      <style:text-properties fo:font-size="20pt" style:font-size-asian="20pt" style:font-size-complex="20pt"/>
    </style:style>
    <style:style style:name="Two_20_Content_20_Product_20_Slide-outline9" style:display-name="Two Content Product Slide-outline9" style:family="presentation" style:parent-style-name="Two_20_Content_20_Product_20_Slide-outline8">
      <style:paragraph-properties fo:margin-top="0.1cm" fo:margin-bottom="0cm"/>
      <style:text-properties fo:font-size="20pt" style:font-size-asian="20pt" style:font-size-complex="20pt"/>
    </style:style>
    <style:style style:name="Two_20_Content_20_Product_20_Slide-subtitle" style:display-name="Two Content Product Slide-subtitle" style:family="presentation">
      <style:graphic-properties draw:stroke="none" draw:fill="none" draw:textarea-vertical-align="middle">
        <text:list-style style:name="Two_20_Content_20_Product_20_Slide-subtitle" style:display-name="Two Content Product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_20_Product_20_Slide-title" style:display-name="Two Content Product Slide-title" style:family="presentation">
      <style:graphic-properties draw:stroke="none" draw:fill="none" draw:textarea-vertical-align="middle" style:writing-mode="lr-tb">
        <text:list-style style:name="Two_20_Content_20_Product_20_Slide-title" style:display-name="Two Content Product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hree_20_Content-background" style:display-name="Three Content-background" style:family="presentation">
      <style:graphic-properties draw:stroke="none" draw:fill="solid" draw:fill-color="#ffffff"/>
      <style:text-properties style:letter-kerning="true"/>
    </style:style>
    <style:style style:name="Three_20_Content-backgroundobjects" style:display-name="Three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ree_20_Content-notes" style:display-name="Three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Content-outline1" style:display-name="Three Content-outline1" style:family="presentation">
      <style:graphic-properties draw:stroke="none" draw:fill="none" draw:auto-grow-height="false" draw:fit-to-size="false" style:shrink-to-fit="true" style:writing-mode="lr-tb">
        <text:list-style style:name="Three_20_Content-outline1" style:display-name="Three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1619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8pt" fo:letter-spacing="normal" fo:language="en" fo:country="US" fo:font-style="normal" fo:text-shadow="none" style:text-underline-style="none" fo:font-weight="bold" style:letter-kerning="true" fo:background-color="transparent" style:font-name-asian="Noto Sans CJK JP Regular" style:font-family-asian="'Noto Sans CJK JP Regular'" style:font-family-generic-asian="system" style:font-pitch-asian="variable" style:font-size-asian="28pt" style:font-style-asian="normal" style:font-weight-asian="bold" style:font-name-complex="Calibri" style:font-family-complex="Calibri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 fo:hyphenate="false"/>
    </style:style>
    <style:style style:name="Three_20_Content-outline2" style:display-name="Three Content-outline2" style:family="presentation" style:parent-style-name="Three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hree_20_Content-outline3" style:display-name="Three Content-outline3" style:family="presentation" style:parent-style-name="Three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hree_20_Content-outline4" style:display-name="Three Content-outline4" style:family="presentation" style:parent-style-name="Three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hree_20_Content-outline5" style:display-name="Three Content-outline5" style:family="presentation" style:parent-style-name="Three_20_Content-outline4">
      <style:paragraph-properties fo:margin-top="0.1cm" fo:margin-bottom="0cm"/>
      <style:text-properties fo:font-size="20pt" style:font-size-asian="20pt" style:font-size-complex="20pt"/>
    </style:style>
    <style:style style:name="Three_20_Content-outline6" style:display-name="Three Content-outline6" style:family="presentation" style:parent-style-name="Three_20_Content-outline5">
      <style:paragraph-properties fo:margin-top="0.1cm" fo:margin-bottom="0cm"/>
      <style:text-properties fo:font-size="20pt" style:font-size-asian="20pt" style:font-size-complex="20pt"/>
    </style:style>
    <style:style style:name="Three_20_Content-outline7" style:display-name="Three Content-outline7" style:family="presentation" style:parent-style-name="Three_20_Content-outline6">
      <style:paragraph-properties fo:margin-top="0.1cm" fo:margin-bottom="0cm"/>
      <style:text-properties fo:font-size="20pt" style:font-size-asian="20pt" style:font-size-complex="20pt"/>
    </style:style>
    <style:style style:name="Three_20_Content-outline8" style:display-name="Three Content-outline8" style:family="presentation" style:parent-style-name="Three_20_Content-outline7">
      <style:paragraph-properties fo:margin-top="0.1cm" fo:margin-bottom="0cm"/>
      <style:text-properties fo:font-size="20pt" style:font-size-asian="20pt" style:font-size-complex="20pt"/>
    </style:style>
    <style:style style:name="Three_20_Content-outline9" style:display-name="Three Content-outline9" style:family="presentation" style:parent-style-name="Three_20_Content-outline8">
      <style:paragraph-properties fo:margin-top="0.1cm" fo:margin-bottom="0cm"/>
      <style:text-properties fo:font-size="20pt" style:font-size-asian="20pt" style:font-size-complex="20pt"/>
    </style:style>
    <style:style style:name="Three_20_Content-subtitle" style:display-name="Three Content-subtitle" style:family="presentation">
      <style:graphic-properties draw:stroke="none" draw:fill="none" draw:textarea-vertical-align="middle">
        <text:list-style style:name="Three_20_Content-subtitle" style:display-name="Three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Content-title" style:display-name="Three Content-title" style:family="presentation">
      <style:graphic-properties draw:stroke="none" draw:fill="none" draw:textarea-vertical-align="middle" style:writing-mode="lr-tb">
        <text:list-style style:name="Three_20_Content-title" style:display-name="Three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Four_20_Quadrant-background" style:display-name="Four Quadrant-background" style:family="presentation">
      <style:graphic-properties draw:stroke="none" draw:fill="solid" draw:fill-color="#ffffff"/>
      <style:text-properties style:letter-kerning="true"/>
    </style:style>
    <style:style style:name="Four_20_Quadrant-backgroundobjects" style:display-name="Four Quadra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ur_20_Quadrant-notes" style:display-name="Four Quadra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Quadrant-outline1" style:display-name="Four Quadrant-outline1" style:family="presentation">
      <style:graphic-properties draw:stroke="none" draw:fill="none" draw:auto-grow-height="false" draw:fit-to-size="false" style:shrink-to-fit="true" style:writing-mode="lr-tb">
        <text:list-style style:name="Four_20_Quadrant-outline1" style:display-name="Four Quadra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1619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8pt" fo:letter-spacing="normal" fo:language="en" fo:country="US" fo:font-style="normal" fo:text-shadow="none" style:text-underline-style="none" fo:font-weight="bold" style:letter-kerning="true" fo:background-color="transparent" style:font-name-asian="Noto Sans CJK JP Regular" style:font-family-asian="'Noto Sans CJK JP Regular'" style:font-family-generic-asian="system" style:font-pitch-asian="variable" style:font-size-asian="28pt" style:font-style-asian="normal" style:font-weight-asian="bold" style:font-name-complex="Calibri" style:font-family-complex="Calibri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 fo:hyphenate="false"/>
    </style:style>
    <style:style style:name="Four_20_Quadrant-outline2" style:display-name="Four Quadrant-outline2" style:family="presentation" style:parent-style-name="Four_20_Quadra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Four_20_Quadrant-outline3" style:display-name="Four Quadrant-outline3" style:family="presentation" style:parent-style-name="Four_20_Quadra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Four_20_Quadrant-outline4" style:display-name="Four Quadrant-outline4" style:family="presentation" style:parent-style-name="Four_20_Quadra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Four_20_Quadrant-outline5" style:display-name="Four Quadrant-outline5" style:family="presentation" style:parent-style-name="Four_20_Quadrant-outline4">
      <style:paragraph-properties fo:margin-top="0.1cm" fo:margin-bottom="0cm"/>
      <style:text-properties fo:font-size="20pt" style:font-size-asian="20pt" style:font-size-complex="20pt"/>
    </style:style>
    <style:style style:name="Four_20_Quadrant-outline6" style:display-name="Four Quadrant-outline6" style:family="presentation" style:parent-style-name="Four_20_Quadrant-outline5">
      <style:paragraph-properties fo:margin-top="0.1cm" fo:margin-bottom="0cm"/>
      <style:text-properties fo:font-size="20pt" style:font-size-asian="20pt" style:font-size-complex="20pt"/>
    </style:style>
    <style:style style:name="Four_20_Quadrant-outline7" style:display-name="Four Quadrant-outline7" style:family="presentation" style:parent-style-name="Four_20_Quadrant-outline6">
      <style:paragraph-properties fo:margin-top="0.1cm" fo:margin-bottom="0cm"/>
      <style:text-properties fo:font-size="20pt" style:font-size-asian="20pt" style:font-size-complex="20pt"/>
    </style:style>
    <style:style style:name="Four_20_Quadrant-outline8" style:display-name="Four Quadrant-outline8" style:family="presentation" style:parent-style-name="Four_20_Quadrant-outline7">
      <style:paragraph-properties fo:margin-top="0.1cm" fo:margin-bottom="0cm"/>
      <style:text-properties fo:font-size="20pt" style:font-size-asian="20pt" style:font-size-complex="20pt"/>
    </style:style>
    <style:style style:name="Four_20_Quadrant-outline9" style:display-name="Four Quadrant-outline9" style:family="presentation" style:parent-style-name="Four_20_Quadrant-outline8">
      <style:paragraph-properties fo:margin-top="0.1cm" fo:margin-bottom="0cm"/>
      <style:text-properties fo:font-size="20pt" style:font-size-asian="20pt" style:font-size-complex="20pt"/>
    </style:style>
    <style:style style:name="Four_20_Quadrant-subtitle" style:display-name="Four Quadrant-subtitle" style:family="presentation">
      <style:graphic-properties draw:stroke="none" draw:fill="none" draw:textarea-vertical-align="middle">
        <text:list-style style:name="Four_20_Quadrant-subtitle" style:display-name="Four Quadra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Quadrant-title" style:display-name="Four Quadrant-title" style:family="presentation">
      <style:graphic-properties draw:stroke="none" draw:fill="none" draw:textarea-vertical-align="middle" style:writing-mode="lr-tb">
        <text:list-style style:name="Four_20_Quadrant-title" style:display-name="Four Quadra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_20_Narrow_20_Right-background" style:display-name="Two Content Narrow Right-background" style:family="presentation">
      <style:graphic-properties draw:stroke="none" draw:fill="solid" draw:fill-color="#ffffff"/>
      <style:text-properties style:letter-kerning="true"/>
    </style:style>
    <style:style style:name="Two_20_Content_20_Narrow_20_Right-backgroundobjects" style:display-name="Two Content Narrow R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_20_Narrow_20_Right-notes" style:display-name="Two Content Narrow R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_20_Narrow_20_Right-outline1" style:display-name="Two Content Narrow Right-outline1" style:family="presentation">
      <style:graphic-properties draw:stroke="none" draw:fill="none" draw:auto-grow-height="false" draw:fit-to-size="false" style:shrink-to-fit="true" style:writing-mode="lr-tb">
        <text:list-style style:name="Two_20_Content_20_Narrow_20_Right-outline1" style:display-name="Two Content Narrow Righ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1619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8pt" fo:letter-spacing="normal" fo:language="en" fo:country="US" fo:font-style="normal" fo:text-shadow="none" style:text-underline-style="none" fo:font-weight="bold" style:letter-kerning="true" fo:background-color="transparent" style:font-name-asian="Noto Sans CJK JP Regular" style:font-family-asian="'Noto Sans CJK JP Regular'" style:font-family-generic-asian="system" style:font-pitch-asian="variable" style:font-size-asian="28pt" style:font-style-asian="normal" style:font-weight-asian="bold" style:font-name-complex="Calibri" style:font-family-complex="Calibri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 fo:hyphenate="false"/>
    </style:style>
    <style:style style:name="Two_20_Content_20_Narrow_20_Right-outline2" style:display-name="Two Content Narrow Right-outline2" style:family="presentation" style:parent-style-name="Two_20_Content_20_Narrow_20_Righ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_20_Narrow_20_Right-outline3" style:display-name="Two Content Narrow Right-outline3" style:family="presentation" style:parent-style-name="Two_20_Content_20_Narrow_20_Righ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_20_Narrow_20_Right-outline4" style:display-name="Two Content Narrow Right-outline4" style:family="presentation" style:parent-style-name="Two_20_Content_20_Narrow_20_Righ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wo_20_Content_20_Narrow_20_Right-outline5" style:display-name="Two Content Narrow Right-outline5" style:family="presentation" style:parent-style-name="Two_20_Content_20_Narrow_20_Right-outline4">
      <style:paragraph-properties fo:margin-top="0.1cm" fo:margin-bottom="0cm"/>
      <style:text-properties fo:font-size="20pt" style:font-size-asian="20pt" style:font-size-complex="20pt"/>
    </style:style>
    <style:style style:name="Two_20_Content_20_Narrow_20_Right-outline6" style:display-name="Two Content Narrow Right-outline6" style:family="presentation" style:parent-style-name="Two_20_Content_20_Narrow_20_Right-outline5">
      <style:paragraph-properties fo:margin-top="0.1cm" fo:margin-bottom="0cm"/>
      <style:text-properties fo:font-size="20pt" style:font-size-asian="20pt" style:font-size-complex="20pt"/>
    </style:style>
    <style:style style:name="Two_20_Content_20_Narrow_20_Right-outline7" style:display-name="Two Content Narrow Right-outline7" style:family="presentation" style:parent-style-name="Two_20_Content_20_Narrow_20_Right-outline6">
      <style:paragraph-properties fo:margin-top="0.1cm" fo:margin-bottom="0cm"/>
      <style:text-properties fo:font-size="20pt" style:font-size-asian="20pt" style:font-size-complex="20pt"/>
    </style:style>
    <style:style style:name="Two_20_Content_20_Narrow_20_Right-outline8" style:display-name="Two Content Narrow Right-outline8" style:family="presentation" style:parent-style-name="Two_20_Content_20_Narrow_20_Right-outline7">
      <style:paragraph-properties fo:margin-top="0.1cm" fo:margin-bottom="0cm"/>
      <style:text-properties fo:font-size="20pt" style:font-size-asian="20pt" style:font-size-complex="20pt"/>
    </style:style>
    <style:style style:name="Two_20_Content_20_Narrow_20_Right-outline9" style:display-name="Two Content Narrow Right-outline9" style:family="presentation" style:parent-style-name="Two_20_Content_20_Narrow_20_Right-outline8">
      <style:paragraph-properties fo:margin-top="0.1cm" fo:margin-bottom="0cm"/>
      <style:text-properties fo:font-size="20pt" style:font-size-asian="20pt" style:font-size-complex="20pt"/>
    </style:style>
    <style:style style:name="Two_20_Content_20_Narrow_20_Right-subtitle" style:display-name="Two Content Narrow Right-subtitle" style:family="presentation">
      <style:graphic-properties draw:stroke="none" draw:fill="none" draw:textarea-vertical-align="middle">
        <text:list-style style:name="Two_20_Content_20_Narrow_20_Right-subtitle" style:display-name="Two Content Narrow Righ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_20_Narrow_20_Right-title" style:display-name="Two Content Narrow Right-title" style:family="presentation">
      <style:graphic-properties draw:stroke="none" draw:fill="none" draw:textarea-vertical-align="middle" style:writing-mode="lr-tb">
        <text:list-style style:name="Two_20_Content_20_Narrow_20_Right-title" style:display-name="Two Content Narrow Righ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 style:writing-mode="lr-tb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1619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8pt" fo:letter-spacing="normal" fo:language="en" fo:country="US" fo:font-style="normal" fo:text-shadow="none" style:text-underline-style="none" fo:font-weight="bold" style:letter-kerning="true" fo:background-color="transparent" style:font-name-asian="Noto Sans CJK JP Regular" style:font-family-asian="'Noto Sans CJK JP Regular'" style:font-family-generic-asian="system" style:font-pitch-asian="variable" style:font-size-asian="28pt" style:font-style-asian="normal" style:font-weight-asian="bold" style:font-name-complex="Calibri" style:font-family-complex="Calibri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5f_-outline3" style:display-name="Title and Content_-outline3" style:family="presentation" style:parent-style-name="Title_20_and_20_Content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5f_-outline4" style:display-name="Title and Content_-outline4" style:family="presentation" style:parent-style-name="Title_20_and_20_Content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 style:writing-mode="lr-tb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02cm" fo:padding-bottom="0.102cm" fo:padding-left="0.203cm" fo:padding-right="0.203cm" fo:wrap-option="no-wrap" loext:decorative="false"/>
      <style:paragraph-properties style:writing-mode="lr-tb"/>
    </style:style>
    <style:style style:name="Mgr4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02cm" fo:padding-bottom="0.102cm" fo:padding-left="0.203cm" fo:padding-right="0.203cm" fo:wrap-option="no-wrap" loext:decorative="false"/>
      <style:paragraph-properties style:writing-mode="lr-tb"/>
    </style:style>
    <style:style style:name="M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6" style:family="graphic" style:parent-style-name="standard">
      <style:graphic-properties draw:stroke="none" svg:stroke-width="0.035cm" draw:stroke-linejoin="miter" svg:stroke-linecap="butt" draw:fill="solid" draw:fill-color="#62629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7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Mgr8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02cm" fo:padding-bottom="0.102cm" fo:padding-left="0.203cm" fo:padding-right="0.203cm" fo:wrap-option="no-wrap" loext:decorative="false"/>
      <style:paragraph-properties style:writing-mode="lr-tb"/>
    </style:style>
    <style:style style:name="Mgr9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02cm" fo:padding-bottom="0.102cm" fo:padding-left="0.203cm" fo:padding-right="0.203cm" fo:wrap-option="no-wrap" loext:decorative="false"/>
      <style:paragraph-properties style:writing-mode="lr-tb"/>
    </style:style>
    <style:style style:name="Mgr10" style:family="graphic" style:parent-style-name="standard">
      <style:graphic-properties draw:stroke="solid" svg:stroke-width="0.035cm" svg:stroke-color="#307fe2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accent1" loext:color-type="theme"/>
      </style:graphic-properties>
    </style:style>
    <style:style style:name="Mgr1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41cm, 0cm, 0cm)" draw:image-opacity="100%" style:mirror="none" loext:decorative="false"/>
    </style:style>
    <style:style style:name="Mgr12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02cm" fo:padding-bottom="0.102cm" fo:padding-left="0.203cm" fo:padding-right="0.203cm" fo:wrap-option="no-wrap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02cm" fo:padding-bottom="0.102cm" fo:padding-left="0.203cm" fo:padding-right="0.203cm" fo:wrap-option="no-wrap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02cm" fo:padding-bottom="0.102cm" fo:padding-left="0.203cm" fo:padding-right="0.203cm" fo:wrap-option="no-wrap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02cm" fo:padding-bottom="0.102cm" fo:padding-left="0.203cm" fo:padding-right="0.203cm" fo:wrap-option="no-wrap" loext:decorative="false"/>
      <style:paragraph-properties style:writing-mode="lr-tb"/>
    </style:style>
    <style:style style:name="Mgr16" style:family="graphic" style:parent-style-name="standard">
      <style:graphic-properties draw:stroke="solid" svg:stroke-width="0.035cm" svg:stroke-color="#626297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/>
    </style:style>
    <style:style style:name="Mgr17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02cm" fo:padding-bottom="0.102cm" fo:padding-left="0.203cm" fo:padding-right="0.203cm" fo:wrap-option="no-wrap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02cm" fo:padding-bottom="0.102cm" fo:padding-left="0.203cm" fo:padding-right="0.203cm" fo:wrap-option="no-wrap" loext:decorative="false"/>
      <style:paragraph-properties style:writing-mode="lr-tb"/>
    </style:style>
    <style:style style:name="Mgr19" style:family="graphic" style:parent-style-name="standard">
      <style:graphic-properties draw:stroke="none" svg:stroke-width="0.018cm" draw:stroke-linejoin="miter" svg:stroke-linecap="butt" draw:fill="solid" draw:fill-color="#f2f2f2" draw:textarea-horizontal-align="justify" draw:textarea-vertical-align="middle" draw:auto-grow-height="false" draw:fit-to-size="false" style:shrink-to-fit="true" fo:min-height="0cm" fo:min-width="0cm" fo:padding-top="0.125cm" fo:padding-bottom="0.125cm" fo:padding-left="0.25cm" fo:padding-right="0.25cm" fo:wrap-option="wrap" loext:decorative="false">
        <loext:fill-complex-color loext:theme-type="light1" loext:color-type="theme">
          <loext:transformation loext:type="lummod" loext:value="9500"/>
        </loext:fill-complex-color>
      </style:graphic-properties>
    </style:style>
    <style:style style:name="Mgr20" style:family="graphic" style:parent-style-name="standard" style:list-style-name="M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Mgr21" style:family="graphic" style:parent-style-name="standard" style:list-style-name="M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Mgr22" style:family="graphic" style:parent-style-name="standard" style:list-style-name="M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Mgr23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02cm" fo:padding-bottom="0.102cm" fo:padding-left="0.203cm" fo:padding-right="0.203cm" fo:wrap-option="no-wrap" loext:decorative="false"/>
      <style:paragraph-properties style:writing-mode="lr-tb"/>
    </style:style>
    <style:style style:name="Mgr24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02cm" fo:padding-bottom="0.102cm" fo:padding-left="0.203cm" fo:padding-right="0.203cm" fo:wrap-option="no-wrap" loext:decorative="false"/>
      <style:paragraph-properties style:writing-mode="lr-tb"/>
    </style:style>
    <style:style style:name="Mgr25" style:family="graphic" style:parent-style-name="standard">
      <style:graphic-properties draw:stroke="none" svg:stroke-width="0.035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/>
      </style:graphic-properties>
    </style:style>
    <style:style style:name="Mgr26" style:family="graphic" style:parent-style-name="standard">
      <style:graphic-properties draw:stroke="none" svg:stroke-width="0.035cm" draw:stroke-linejoin="miter" svg:stroke-linecap="butt" draw:fill="solid" draw:fill-color="#307fe2" draw:textarea-horizontal-align="justify" draw:textarea-vertical-align="middle" draw:auto-grow-height="false" draw:fit-to-size="false" style:shrink-to-fit="tru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Mgr27" style:family="graphic" style:parent-style-name="standard">
      <style:graphic-properties draw:stroke="none" svg:stroke-width="0.035cm" draw:stroke-linejoin="miter" svg:stroke-linecap="butt" draw:fill="solid" draw:fill-color="#001e6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</style:style>
    <style:style style:name="Mgr28" style:family="graphic" style:parent-style-name="standard" style:list-style-name="ML2">
      <style:graphic-properties draw:stroke="none" svg:stroke-width="0.026cm" draw:stroke-linejoin="miter" draw:fill="solid" draw:fill-color="#ffffff" draw:textarea-horizontal-align="justify" draw:textarea-vertical-align="top" draw:auto-grow-height="true" draw:fit-to-size="false" style:shrink-to-fit="false" fo:min-height="0cm" fo:min-width="0cm" fo:padding-top="0.102cm" fo:padding-bottom="0.102cm" fo:padding-left="0.203cm" fo:padding-right="0.203cm" fo:wrap-option="no-wrap" loext:decorative="false">
        <loext:fill-complex-color loext:theme-type="light1" loext:color-type="theme"/>
      </style:graphic-properties>
      <style:paragraph-properties style:writing-mode="lr-tb"/>
    </style:style>
    <style:style style:name="Mgr29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02cm" fo:padding-bottom="0.102cm" fo:padding-left="0.203cm" fo:padding-right="0.203cm" fo:wrap-option="no-wrap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02cm" fo:padding-bottom="0.102cm" fo:padding-left="0.203cm" fo:padding-right="0.203cm" fo:wrap-option="no-wrap" loext:decorative="false"/>
      <style:paragraph-properties style:writing-mode="lr-tb"/>
    </style:style>
    <style:style style:name="Mgr31" style:family="graphic" style:parent-style-name="standard">
      <style:graphic-properties draw:stroke="none" svg:stroke-width="0.035cm" draw:stroke-linejoin="miter" svg:stroke-linecap="butt" draw:fill="solid" draw:fill-color="#307fe2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Mgr32" style:family="graphic" style:parent-style-name="standard">
      <style:graphic-properties draw:stroke="none" svg:stroke-width="0.035cm" draw:stroke-linejoin="miter" svg:stroke-linecap="butt" draw:fill="bitmap" draw:fill-image-name="msFillBitmap_20_1" style:repeat="stretch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33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02cm" fo:padding-bottom="0.102cm" fo:padding-left="0.203cm" fo:padding-right="0.203cm" fo:wrap-option="no-wrap" loext:decorative="false"/>
      <style:paragraph-properties style:writing-mode="lr-tb"/>
    </style:style>
    <style:style style:name="Mgr34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02cm" fo:padding-bottom="0.102cm" fo:padding-left="0.203cm" fo:padding-right="0.203cm" fo:wrap-option="no-wrap" loext:decorative="false"/>
      <style:paragraph-properties style:writing-mode="lr-tb"/>
    </style:style>
    <style:style style:name="Mgr35" style:family="graphic" style:parent-style-name="standard">
      <style:graphic-properties draw:stroke="none" svg:stroke-width="0.035cm" draw:stroke-linejoin="miter" svg:stroke-linecap="butt" draw:fill="bitmap" draw:fill-image-name="msFillBitmap_20_2" style:repeat="stretch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36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02cm" fo:padding-bottom="0.102cm" fo:padding-left="0.203cm" fo:padding-right="0.203cm" fo:wrap-option="no-wrap" loext:decorative="false"/>
      <style:paragraph-properties style:writing-mode="lr-tb"/>
    </style:style>
    <style:style style:name="Mgr37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02cm" fo:padding-bottom="0.102cm" fo:padding-left="0.203cm" fo:padding-right="0.203cm" fo:wrap-option="no-wrap" loext:decorative="false"/>
      <style:paragraph-properties style:writing-mode="lr-tb"/>
    </style:style>
    <style:style style:name="Mgr38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02cm" fo:padding-bottom="0.102cm" fo:padding-left="0.203cm" fo:padding-right="0.203cm" fo:wrap-option="no-wrap" loext:decorative="false"/>
      <style:paragraph-properties style:writing-mode="lr-tb"/>
    </style:style>
    <style:style style:name="Mgr39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02cm" fo:padding-bottom="0.102cm" fo:padding-left="0.203cm" fo:padding-right="0.203cm" fo:wrap-option="no-wrap" loext:decorative="false"/>
      <style:paragraph-properties style:writing-mode="lr-tb"/>
    </style:style>
    <style:style style:name="Mgr40" style:family="graphic" style:parent-style-name="standard" style:list-style-name="M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Mgr41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02cm" fo:padding-bottom="0.102cm" fo:padding-left="0.203cm" fo:padding-right="0.203cm" fo:wrap-option="no-wrap" loext:decorative="false"/>
      <style:paragraph-properties style:writing-mode="lr-tb"/>
    </style:style>
    <style:style style:name="Mgr42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02cm" fo:padding-bottom="0.102cm" fo:padding-left="0.203cm" fo:padding-right="0.203cm" fo:wrap-option="no-wrap" loext:decorative="false"/>
      <style:paragraph-properties style:writing-mode="lr-tb"/>
    </style:style>
    <style:style style:name="Mgr43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02cm" fo:padding-bottom="0.102cm" fo:padding-left="0.203cm" fo:padding-right="0.203cm" fo:wrap-option="no-wrap" loext:decorative="false"/>
      <style:paragraph-properties style:writing-mode="lr-tb"/>
    </style:style>
    <style:style style:name="Mgr44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02cm" fo:padding-bottom="0.102cm" fo:padding-left="0.203cm" fo:padding-right="0.203cm" fo:wrap-option="no-wrap" loext:decorative="false"/>
      <style:paragraph-properties style:writing-mode="lr-tb"/>
    </style:style>
    <style:style style:name="Mgr45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02cm" fo:padding-bottom="0.102cm" fo:padding-left="0.203cm" fo:padding-right="0.203cm" fo:wrap-option="no-wrap" loext:decorative="false"/>
      <style:paragraph-properties style:writing-mode="lr-tb"/>
    </style:style>
    <style:style style:name="Mgr46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02cm" fo:padding-bottom="0.102cm" fo:padding-left="0.203cm" fo:padding-right="0.203cm" fo:wrap-option="no-wrap" loext:decorative="false"/>
      <style:paragraph-properties style:writing-mode="lr-tb"/>
    </style:style>
    <style:style style:name="Mgr47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02cm" fo:padding-bottom="0.102cm" fo:padding-left="0.203cm" fo:padding-right="0.203cm" fo:wrap-option="no-wrap" loext:decorative="false"/>
      <style:paragraph-properties style:writing-mode="lr-tb"/>
    </style:style>
    <style:style style:name="Mgr48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02cm" fo:padding-bottom="0.102cm" fo:padding-left="0.203cm" fo:padding-right="0.203cm" fo:wrap-option="no-wrap" loext:decorative="false"/>
      <style:paragraph-properties style:writing-mode="lr-tb"/>
    </style:style>
    <style:style style:name="Mgr49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02cm" fo:padding-bottom="0.102cm" fo:padding-left="0.203cm" fo:padding-right="0.203cm" fo:wrap-option="no-wrap" loext:decorative="false"/>
      <style:paragraph-properties style:writing-mode="lr-tb"/>
    </style:style>
    <style:style style:name="Mgr50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02cm" fo:padding-bottom="0.102cm" fo:padding-left="0.203cm" fo:padding-right="0.203cm" fo:wrap-option="no-wrap" loext:decorative="false"/>
      <style:paragraph-properties style:writing-mode="lr-tb"/>
    </style:style>
    <style:style style:name="Mgr51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02cm" fo:padding-bottom="0.102cm" fo:padding-left="0.203cm" fo:padding-right="0.203cm" fo:wrap-option="no-wrap" loext:decorative="false"/>
      <style:paragraph-properties style:writing-mode="lr-tb"/>
    </style:style>
    <style:style style:name="Mgr52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02cm" fo:padding-bottom="0.102cm" fo:padding-left="0.203cm" fo:padding-right="0.203cm" fo:wrap-option="no-wrap" loext:decorative="false"/>
      <style:paragraph-properties style:writing-mode="lr-tb"/>
    </style:style>
    <style:style style:name="Mgr53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02cm" fo:padding-bottom="0.102cm" fo:padding-left="0.203cm" fo:padding-right="0.203cm" fo:wrap-option="no-wrap" loext:decorative="false"/>
      <style:paragraph-properties style:writing-mode="lr-tb"/>
    </style:style>
    <style:style style:name="Mgr54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02cm" fo:padding-bottom="0.102cm" fo:padding-left="0.203cm" fo:padding-right="0.203cm" fo:wrap-option="no-wrap" loext:decorative="false"/>
      <style:paragraph-properties style:writing-mode="lr-tb"/>
    </style:style>
    <style:style style:name="Mgr55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02cm" fo:padding-bottom="0.102cm" fo:padding-left="0.203cm" fo:padding-right="0.203cm" fo:wrap-option="no-wrap" loext:decorative="false"/>
      <style:paragraph-properties style:writing-mode="lr-tb"/>
    </style:style>
    <style:style style:name="Mgr56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02cm" fo:padding-bottom="0.102cm" fo:padding-left="0.203cm" fo:padding-right="0.203cm" fo:wrap-option="no-wrap" loext:decorative="false"/>
      <style:paragraph-properties style:writing-mode="lr-tb"/>
    </style:style>
    <style:style style:name="Mgr57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02cm" fo:padding-bottom="0.102cm" fo:padding-left="0.203cm" fo:padding-right="0.203cm" fo:wrap-option="no-wrap" loext:decorative="false"/>
      <style:paragraph-properties style:writing-mode="lr-tb"/>
    </style:style>
    <style:style style:name="Mgr58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02cm" fo:padding-bottom="0.102cm" fo:padding-left="0.203cm" fo:padding-right="0.203cm" fo:wrap-option="no-wrap" loext:decorative="false"/>
      <style:paragraph-properties style:writing-mode="lr-tb"/>
    </style:style>
    <style:style style:name="Mgr59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02cm" fo:padding-bottom="0.102cm" fo:padding-left="0.203cm" fo:padding-right="0.203cm" fo:wrap-option="no-wrap" loext:decorative="false"/>
      <style:paragraph-properties style:writing-mode="lr-tb"/>
    </style:style>
    <style:style style:name="Mgr60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02cm" fo:padding-bottom="0.102cm" fo:padding-left="0.203cm" fo:padding-right="0.203cm" fo:wrap-option="no-wrap" loext:decorative="false"/>
      <style:paragraph-properties style:writing-mode="lr-tb"/>
    </style:style>
    <style:style style:name="Mgr61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02cm" fo:padding-bottom="0.102cm" fo:padding-left="0.203cm" fo:padding-right="0.203cm" fo:wrap-option="no-wrap" loext:decorative="false"/>
      <style:paragraph-properties style:writing-mode="lr-tb"/>
    </style:style>
    <style:style style:name="Mgr62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02cm" fo:padding-bottom="0.102cm" fo:padding-left="0.203cm" fo:padding-right="0.203cm" fo:wrap-option="no-wrap" loext:decorative="false"/>
      <style:paragraph-properties style:writing-mode="lr-tb"/>
    </style:style>
    <style:style style:name="Mgr63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02cm" fo:padding-bottom="0.102cm" fo:padding-left="0.203cm" fo:padding-right="0.203cm" fo:wrap-option="no-wrap" loext:decorative="false"/>
      <style:paragraph-properties style:writing-mode="lr-tb"/>
    </style:style>
    <style:style style:name="Mgr64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02cm" fo:padding-bottom="0.102cm" fo:padding-left="0.203cm" fo:padding-right="0.203cm" fo:wrap-option="no-wrap" loext:decorative="false"/>
      <style:paragraph-properties style:writing-mode="lr-tb"/>
    </style:style>
    <style:style style:name="Mgr65" style:family="graphic" style:parent-style-name="standard">
      <style:graphic-properties draw:stroke="none" svg:stroke-width="0.035cm" draw:stroke-linejoin="miter" svg:stroke-linecap="butt" draw:fill="solid" draw:fill-color="#626297" draw:textarea-horizontal-align="justify" draw:textarea-vertical-align="middle" draw:auto-grow-height="false" draw:fit-to-size="false" style:shrink-to-fit="false" fo:min-height="0cm" fo:min-width="1.062cm" fo:padding-top="0.125cm" fo:padding-bottom="0.125cm" fo:padding-left="0.25cm" fo:padding-right="0.25cm" fo:wrap-option="wrap" loext:decorative="fals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_32__2f_3_20_Content_20_Lef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_32__2f_3_20_Content_20_Le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_32__2f_3_20_Content_20_Left-outline1">
      <style:graphic-properties draw:stroke="solid" svg:stroke-width="0cm" svg:stroke-color="#626297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8" style:family="presentation" style:parent-style-name="_32__2f_3_20_Content_20_Lef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_32__2f_3_20_Content_20_Lef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_32__2f_3_20_Content_20_Right-outline1">
      <style:graphic-properties draw:stroke="solid" svg:stroke-width="0cm" svg:stroke-color="#626297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1" style:family="presentation" style:parent-style-name="_32__2f_3_20_Content_20_Righ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_32__2f_3_20_Content_20_Righ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_32__2f_3_20_Content_20_Righ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_32__2f_3_20_Content_20_Righ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itle_20_and_20_Content_20_Half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_20_Half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_20_Half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Title_20_and_20_Content_20_Half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Case_20_Stu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Case_20_Stu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Case_20_Study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Case_20_Stud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3" style:family="presentation" style:parent-style-name="Case_20_Stud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4" style:family="presentation" style:parent-style-name="Title_20_and_20_Content_20_Alternate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Title_20_and_20_Content_20_Alterna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itle_20_and_20_Content_20_Alternat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Title_20_and_20_Content_20_Alternat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Callout_20_Lef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Callout_20_Left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Callout_20_Lef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1" style:family="presentation" style:parent-style-name="Callout_20_Lef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2" style:family="presentation" style:parent-style-name="Callout_20_Righ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allout_20_Right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allout_20_Righ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Callout_20_Righ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9" style:family="presentation" style:parent-style-name="Thank_20_You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0" style:family="presentation" style:parent-style-name="Thank_20_You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1" style:family="presentation" style:parent-style-name="Title_20_and_20_Content_20_T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Title_20_and_20_Content_20_T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Title_20_and_20_Content_20_T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4" style:family="presentation" style:parent-style-name="Title_20_and_20_Content_20_T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5" style:family="presentation" style:parent-style-name="Safe_20_Harbo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6" style:family="presentation" style:parent-style-name="Safe_20_Harbo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7" style:family="presentation" style:parent-style-name="Two_20_Content_20_Narrow_20_Left_20_T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Two_20_Content_20_Narrow_20_Left_20_T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Two_20_Content_20_Narrow_20_Left_20_T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0" style:family="presentation" style:parent-style-name="Two_20_Content_20_Narrow_20_Left_20_T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1" style:family="presentation" style:parent-style-name="Two_20_Content_20_Narrow_20_Right_20_T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Two_20_Content_20_Narrow_20_Right_20_T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Two_20_Content_20_Narrow_20_Right_20_TT-outline1">
      <style:graphic-properties draw:stroke="solid" svg:stroke-width="0cm" svg:stroke-color="#626297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4" style:family="presentation" style:parent-style-name="Two_20_Content_20_Narrow_20_Right_20_T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5" style:family="presentation" style:parent-style-name="Two_20_Content_20_Narrow_20_Right_20_T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6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0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3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4" style:family="presentation" style:parent-style-name="Two_20_Content_20_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Two_20_Content_20_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Two_20_Content_20_Comparison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7" style:family="presentation" style:parent-style-name="Two_20_Content_20_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8" style:family="presentation" style:parent-style-name="Two_20_Content_20_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9" style:family="presentation" style:parent-style-name="Two_20_Content_20_Product_20_Slide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Two_20_Content_20_Product_20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Two_20_Content_20_Product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72" style:family="presentation" style:parent-style-name="Two_20_Content_20_Product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3" style:family="presentation" style:parent-style-name="Two_20_Content_20_Product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4" style:family="presentation" style:parent-style-name="Three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5" style:family="presentation" style:parent-style-name="Three_20_Conten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76" style:family="presentation" style:parent-style-name="Three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7" style:family="presentation" style:parent-style-name="Three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8" style:family="presentation" style:parent-style-name="Four_20_Quadran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79" style:family="presentation" style:parent-style-name="Four_20_Quadra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0" style:family="presentation" style:parent-style-name="Four_20_Quadra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1" style:family="presentation" style:parent-style-name="Four_20_Quadra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82" style:family="presentation" style:parent-style-name="Two_20_Content_20_Narrow_20_Righ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83" style:family="presentation" style:parent-style-name="Two_20_Content_20_Narrow_20_Righ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4" style:family="presentation" style:parent-style-name="Two_20_Content_20_Narrow_20_Righ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5" style:family="presentation" style:parent-style-name="Two_20_Content_20_Narrow_20_Righ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86" style:family="presentation" style:parent-style-name="Title_20_and_20_Content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87" style:family="presentation" style:parent-style-name="Title_20_and_20_Content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8" style:family="presentation" style:parent-style-name="Title_20_and_20_Content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9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212cm" fo:margin-bottom="0cm" fo:line-height="100%" fo:text-align="start" fo:text-indent="0cm" style:punctuation-wrap="simple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simple" loext:tab-stop-distance="2.54cm" style:font-independent-line-spacing="true">
        <style:tab-stops/>
      </style:paragraph-properties>
      <style:text-properties fo:font-size="18pt" fo:hyphenate="false"/>
    </style:style>
    <style:style style:name="MP7" style:family="paragraph">
      <style:paragraph-properties fo:margin-left="0cm" fo:margin-right="0cm" fo:margin-top="0.212cm" fo:margin-bottom="0cm" fo:line-height="100%" fo:text-align="end" fo:text-indent="0cm" style:punctuation-wrap="simple" loext:tab-stop-distance="2.54cm" style:writing-mode="lr-tb">
        <style:tab-stops/>
      </style:paragraph-properties>
      <style:text-properties fo:hyphenate="false"/>
    </style:style>
    <style:style style:name="MP8" style:family="paragraph">
      <loext:graphic-properties draw:fill="none"/>
      <style:paragraph-properties fo:margin-left="0cm" fo:margin-right="0cm" fo:margin-top="0.212cm" fo:margin-bottom="0cm" fo:line-height="100%" fo:text-align="end" fo:text-indent="0cm" style:punctuation-wrap="simple" loext:tab-stop-distance="2.54cm" style:font-independent-line-spacing="true">
        <style:tab-stops/>
      </style:paragraph-properties>
      <style:text-properties fo:font-size="18pt" fo:hyphenate="false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1" style:family="paragraph">
      <loext:graphic-properties draw:fill="solid" draw:fill-color="#626297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12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MP15" style:family="paragraph">
      <style:paragraph-properties fo:margin-left="0cm" fo:margin-right="0cm" fo:margin-top="0.212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6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20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loext:graphic-properties draw:fill="solid" draw:fill-color="#626297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18pt" fo:letter-spacing="normal" fo:language="en" fo:country="US" fo:font-style="normal" style:text-underline-style="none" fo:font-weight="normal" fo:background-color="transparent" style:font-name-asian="Roboto1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23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5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7" style:family="paragraph">
      <loext:graphic-properties draw:fill="solid" draw:fill-color="#f2f2f2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18pt" fo:letter-spacing="normal" fo:language="en" fo:country="US" fo:font-style="normal" style:text-underline-style="none" fo:font-weight="normal" fo:background-color="transparent" style:font-name-asian="Roboto1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MP30" style:family="paragraph">
      <style:paragraph-properties fo:margin-left="0cm" fo:margin-right="0cm" fo:margin-top="0.212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31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32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18pt" fo:letter-spacing="normal" fo:language="en" fo:country="US" fo:font-style="normal" style:text-underline-style="none" fo:font-weight="normal" fo:background-color="transparent" style:font-name-asian="Roboto1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33" style:family="paragraph">
      <loext:graphic-properties draw:fill="solid" draw:fill-color="#307fe2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18pt" fo:letter-spacing="normal" fo:language="en" fo:country="US" fo:font-style="normal" style:text-underline-style="none" fo:font-weight="normal" fo:background-color="transparent" style:font-name-asian="Roboto1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34" style:family="paragraph">
      <loext:graphic-properties draw:fill="solid" draw:fill-color="#001e6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18pt" fo:letter-spacing="normal" fo:language="en" fo:country="US" fo:font-style="normal" style:text-underline-style="none" fo:font-weight="normal" fo:background-color="transparent" style:font-name-asian="Roboto1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35" style:family="paragraph">
      <loext:graphic-properties draw:fill="solid" draw:fill-color="#ffffff"/>
      <style:paragraph-properties fo:margin-left="0cm" fo:margin-right="0cm" fo:margin-top="0.212cm" fo:margin-bottom="0cm" fo:line-height="100%" fo:text-align="start" fo:text-indent="0cm" style:punctuation-wrap="simple" loext:tab-stop-distance="2.54cm" style:font-independent-line-spacing="true">
        <style:tab-stops/>
      </style:paragraph-properties>
      <style:text-properties fo:font-size="18pt" fo:hyphenate="false"/>
    </style:style>
    <style:style style:name="MP36" style:family="paragraph">
      <loext:graphic-properties draw:fill="bitmap" draw:fill-image-name="msFillBitmap_20_1" style:repeat="stretch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18pt" fo:letter-spacing="normal" fo:language="en" fo:country="US" fo:font-style="normal" style:text-underline-style="none" fo:font-weight="normal" fo:background-color="transparent" style:font-name-asian="Roboto1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37" style:family="paragraph">
      <style:paragraph-properties fo:margin-left="0cm" fo:margin-right="0cm" fo:margin-top="0.212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3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39" style:family="paragraph">
      <loext:graphic-properties draw:fill="bitmap" draw:fill-image-name="msFillBitmap_20_2" style:repeat="stretch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18pt" fo:letter-spacing="normal" fo:language="en" fo:country="US" fo:font-style="normal" style:text-underline-style="none" fo:font-weight="normal" fo:background-color="transparent" style:font-name-asian="Roboto1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40" style:family="paragraph">
      <style:paragraph-properties fo:margin-left="0cm" fo:margin-right="0cm" fo:margin-top="0.106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fo:hyphenate="false"/>
    </style:style>
    <style:style style:name="MP41" style:family="paragraph">
      <style:paragraph-properties fo:margin-left="0cm" fo:margin-right="0cm" fo:margin-top="0.10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14pt" fo:hyphenate="false"/>
    </style:style>
    <style:style style:name="MP4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43" style:family="paragraph">
      <loext:graphic-properties draw:fill="solid" draw:fill-color="#626297"/>
      <style:paragraph-properties fo:text-align="center" style:font-independent-line-spacing="true"/>
      <style:text-properties fo:font-variant="normal" fo:text-transform="none" fo:color="#616193" loext:opacity="100%" style:text-outline="false" style:text-line-through-style="none" style:text-line-through-type="none" style:text-position="0% 100%" style:font-name="Roboto" fo:font-size="18pt" fo:letter-spacing="normal" fo:language="en" fo:country="US" fo:font-style="normal" style:text-underline-style="none" fo:font-weight="normal" fo:background-color="transparent" style:font-name-asian="Roboto1" style:font-size-asian="18pt" style:font-style-asian="normal" style:font-weight-asian="normal" style:font-size-complex="18pt" style:font-style-complex="normal" style:font-weight-complex="normal"/>
    </style:style>
    <style:style style:name="MP44" style:family="paragraph">
      <style:paragraph-properties fo:margin-left="0cm" fo:margin-right="0cm" fo:margin-top="0.212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MT1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ＭＳ Ｐゴシック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style:style style:name="MT2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1" fo:font-size="12pt" fo:letter-spacing="normal" fo:font-style="normal" style:text-underline-style="none" fo:font-weight="normal" fo:background-color="transparent" style:font-name-asian="ＭＳ Ｐゴシック" style:font-size-asian="12pt" style:language-asian="ja" style:country-asian="JP" style:font-style-asian="normal" style:font-weight-asian="normal" style:font-size-complex="12pt" style:font-style-complex="normal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style:style style:name="MT3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name-asian="ＭＳ Ｐゴシック" style:font-size-asian="12pt" style:language-asian="ja" style:country-asian="JP" style:font-style-asian="normal" style:font-weight-asian="normal" style:font-size-complex="12pt" style:font-style-complex="normal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name-complex="Calibri" style:font-size-complex="44pt" style:font-style-complex="normal" style:font-weight-complex="bold">
        <loext:char-complex-color loext:theme-type="light1" loext:color-type="theme"/>
      </style:text-properties>
    </style:style>
    <style:style style:name="M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name-complex="Calibri" style:font-size-complex="14pt" style:font-style-complex="normal" style:font-weight-complex="bold">
        <loext:char-complex-color loext:theme-type="light1" loext:color-type="theme"/>
      </style:text-properties>
    </style:style>
    <style:style style:name="MT7" style:family="text">
      <style:text-properties fo:font-variant="normal" fo:text-transform="none" fo:color="#616193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Calibri" style:font-size-complex="20pt" style:font-style-complex="normal" style:font-weight-complex="bold"/>
    </style:style>
    <style:style style:name="MT8" style:family="text">
      <style:text-properties fo:font-variant="normal" fo:text-transform="none" fo:color="#616193" loext:opacity="100%" style:text-outline="false" style:text-line-through-style="none" style:text-line-through-type="none" style:text-position="0% 100%" style:font-name="Roboto" fo:font-size="36pt" fo:letter-spacing="normal" fo:language="en" fo:country="US" fo:font-style="normal" style:text-underline-style="none" fo:font-weight="normal" fo:background-color="transparent" style:font-name-asian="Roboto1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MT9" style:family="text">
      <style:text-properties fo:font-variant="normal" fo:text-transform="none" fo:color="#616193" loext:opacity="100%" style:text-outline="false" style:text-line-through-style="none" style:text-line-through-type="none" style:text-position="0% 100%" style:font-name="Roboto" fo:font-size="28pt" fo:letter-spacing="normal" fo:language="en" fo:country="US" fo:font-style="normal" style:text-underline-style="none" fo:font-weight="normal" fo:background-color="transparent" style:font-name-asian="Roboto1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" fo:font-size="24pt" fo:letter-spacing="normal" fo:language="en" fo:country="US" fo:font-style="normal" style:text-underline-style="none" fo:font-weight="normal" fo:background-color="transparent" style:font-name-asian="Roboto1" style:font-size-asian="24pt" style:font-style-asian="normal" style:font-weight-asian="normal" style:font-name-complex="Calibri" style:font-size-complex="24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" fo:font-size="20pt" fo:letter-spacing="normal" fo:language="en" fo:country="US" fo:font-style="normal" style:text-underline-style="none" fo:font-weight="normal" fo:background-color="transparent" style:font-name-asian="Roboto1" style:font-size-asian="20pt" style:font-style-asian="normal" style:font-weight-asian="normal" style:font-name-complex="Calibri" style:font-size-complex="20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" fo:font-size="18pt" fo:letter-spacing="normal" fo:language="en" fo:country="US" fo:font-style="normal" style:text-underline-style="none" fo:font-weight="normal" fo:background-color="transparent" style:font-name-asian="Roboto1" style:font-size-asian="18pt" style:font-style-asian="normal" style:font-weight-asian="normal" style:font-name-complex="Calibri" style:font-size-complex="18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18pt" fo:letter-spacing="normal" fo:language="en" fo:country="US" fo:font-style="normal" style:text-underline-style="none" fo:font-weight="normal" fo:background-color="transparent" style:font-name-asian="Roboto1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14" style:family="text">
      <style:text-properties fo:font-variant="normal" fo:text-transform="none" fo:color="#616193" loext:opacity="100%" style:text-outline="false" style:text-line-through-style="none" style:text-line-through-type="none" style:text-position="0% 100%" style:font-name="Roboto" fo:font-size="32pt" fo:letter-spacing="normal" fo:language="en" fo:country="US" fo:font-style="normal" style:text-underline-style="none" fo:font-weight="normal" fo:background-color="transparent" style:font-name-asian="Roboto1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15" style:family="text">
      <style:text-properties fo:font-variant="normal" fo:text-transform="none" fo:color="#626297" loext:opacity="100%" style:text-outline="false" style:text-line-through-style="none" style:text-line-through-type="none" style:text-position="0% 100%" style:font-name="Roboto" fo:font-size="18pt" fo:letter-spacing="normal" fo:language="en" fo:country="US" fo:font-style="normal" style:text-underline-style="none" fo:font-weight="normal" fo:background-color="transparent" style:font-name-asian="Roboto1" style:font-size-asian="18pt" style:font-style-asian="normal" style:font-weight-asian="normal" style:font-name-complex="Corbel1" style:font-size-complex="18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" fo:font-size="16pt" fo:letter-spacing="normal" fo:language="en" fo:country="US" fo:font-style="italic" style:text-underline-style="none" fo:font-weight="normal" fo:background-color="transparent" style:font-name-asian="Roboto1" style:font-size-asian="16pt" style:font-style-asian="italic" style:font-weight-asian="normal" style:font-name-complex="Calibri" style:font-size-complex="16pt" style:font-style-complex="italic" style:font-weight-complex="normal">
        <loext:char-complex-color loext:theme-type="dark1" loext:color-type="theme"/>
      </style:text-properties>
    </style:style>
    <style:style style:name="M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36pt" fo:letter-spacing="normal" fo:language="en" fo:country="US" fo:font-style="normal" style:text-underline-style="none" fo:font-weight="normal" fo:background-color="transparent" style:font-name-asian="Roboto1" style:font-size-asian="36pt" style:font-style-asian="normal" style:font-weight-asian="normal" style:font-name-complex="Calibri" style:font-size-complex="36pt" style:font-style-complex="normal" style:font-weight-complex="normal">
        <loext:char-complex-color loext:theme-type="light1" loext:color-type="theme"/>
      </style:text-properties>
    </style:style>
    <style:style style:name="MT18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Roboto" fo:font-size="12pt" fo:letter-spacing="normal" fo:language="en" fo:country="US" fo:font-style="normal" style:text-underline-style="none" fo:font-weight="normal" fo:background-color="transparent" style:font-name-asian="Roboto1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style:style style:name="M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28pt" fo:letter-spacing="normal" fo:language="en" fo:country="US" fo:font-style="normal" style:text-underline-style="none" fo:font-weight="normal" fo:background-color="transparent" style:font-name-asian="Roboto1" style:font-size-asian="28pt" style:font-style-asian="normal" style:font-weight-asian="normal" style:font-name-complex="Calibri" style:font-size-complex="28pt" style:font-style-complex="normal" style:font-weight-complex="normal">
        <loext:char-complex-color loext:theme-type="light1" loext:color-type="theme"/>
      </style:text-properties>
    </style:style>
    <style:style style:name="M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24pt" fo:letter-spacing="normal" fo:language="en" fo:country="US" fo:font-style="normal" style:text-underline-style="none" fo:font-weight="normal" fo:background-color="transparent" style:font-name-asian="Roboto1" style:font-size-asian="24pt" style:font-style-asian="normal" style:font-weight-asian="normal" style:font-name-complex="Calibri" style:font-size-complex="24pt" style:font-style-complex="normal" style:font-weight-complex="normal">
        <loext:char-complex-color loext:theme-type="light1" loext:color-type="theme"/>
      </style:text-properties>
    </style:style>
    <style:style style:name="M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20pt" fo:letter-spacing="normal" fo:language="en" fo:country="US" fo:font-style="normal" style:text-underline-style="none" fo:font-weight="normal" fo:background-color="transparent" style:font-name-asian="Roboto1" style:font-size-asian="20pt" style:font-style-asian="normal" style:font-weight-asian="normal" style:font-name-complex="Calibri" style:font-size-complex="20pt" style:font-style-complex="normal" style:font-weight-complex="normal">
        <loext:char-complex-color loext:theme-type="light1" loext:color-type="theme"/>
      </style:text-properties>
    </style:style>
    <style:style style:name="M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18pt" fo:letter-spacing="normal" fo:language="en" fo:country="US" fo:font-style="normal" style:text-underline-style="none" fo:font-weight="normal" fo:background-color="transparent" style:font-name-asian="Roboto1" style:font-size-asian="18pt" style:font-style-asian="normal" style:font-weight-asian="normal" style:font-name-complex="Calibri" style:font-size-complex="18pt" style:font-style-complex="normal" style:font-weight-complex="normal">
        <loext:char-complex-color loext:theme-type="light1" loext:color-type="theme"/>
      </style:text-properties>
    </style:style>
    <style:style style:name="MT23" style:family="text">
      <style:text-properties fo:font-variant="normal" fo:text-transform="none" fo:color="#616193" loext:opacity="100%" style:text-outline="false" style:text-line-through-style="none" style:text-line-through-type="none" style:text-position="0% 100%" style:font-name="Roboto" fo:font-size="24pt" fo:letter-spacing="normal" fo:language="en" fo:country="US" fo:font-style="normal" style:text-underline-style="none" fo:font-weight="normal" fo:background-color="transparent" style:font-name-asian="Roboto1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24" style:family="text">
      <style:text-properties fo:font-variant="normal" fo:text-transform="none" fo:color="#626297" loext:opacity="100%" style:text-outline="false" style:text-line-through-style="none" style:text-line-through-type="none" style:text-position="0% 100%" style:font-name="Roboto" fo:font-size="115pt" fo:letter-spacing="normal" fo:language="en" fo:country="US" fo:font-style="normal" style:text-underline-style="none" fo:font-weight="normal" fo:background-color="transparent" style:font-name-asian="Roboto1" style:font-size-asian="115pt" style:font-style-asian="normal" style:font-weight-asian="normal" style:font-name-complex="Calibri" style:font-size-complex="115pt" style:font-style-complex="normal" style:font-weight-complex="normal"/>
    </style:style>
    <style:style style:name="MT25" style:family="text">
      <style:text-properties fo:font-variant="normal" fo:text-transform="none" fo:color="#616193" loext:opacity="100%" style:text-outline="false" style:text-line-through-style="none" style:text-line-through-type="none" style:text-position="0% 100%" style:font-name="Roboto" fo:font-size="14pt" fo:letter-spacing="normal" fo:language="en" fo:country="US" fo:font-style="normal" style:text-underline-style="none" fo:font-weight="bold" fo:background-color="transparent" style:font-name-asian="Roboto1" style:font-size-asian="14pt" style:font-style-asian="normal" style:font-weight-asian="bold" style:font-name-complex="Calibri" style:font-size-complex="14pt" style:font-style-complex="normal" style:font-weight-complex="bold"/>
    </style:style>
    <style:style style:name="M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" fo:font-size="12pt" fo:letter-spacing="normal" fo:language="en" fo:country="US" fo:font-style="normal" style:text-underline-style="none" fo:font-weight="normal" fo:background-color="transparent" style:font-name-asian="Roboto1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M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" fo:font-size="11pt" fo:letter-spacing="normal" fo:language="en" fo:country="US" fo:font-style="normal" style:text-underline-style="none" fo:font-weight="normal" fo:background-color="transparent" style:font-name-asian="Roboto1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M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" fo:font-size="10.5pt" fo:letter-spacing="normal" fo:language="en" fo:country="US" fo:font-style="normal" style:text-underline-style="none" fo:font-weight="normal" fo:background-color="transparent" style:font-name-asian="Roboto1" style:font-size-asian="10.5pt" style:font-style-asian="normal" style:font-weight-asian="normal" style:font-name-complex="Calibri" style:font-size-complex="10.5pt" style:font-style-complex="normal" style:font-weight-complex="normal">
        <loext:char-complex-color loext:theme-type="dark1" loext:color-type="theme"/>
      </style:text-properties>
    </style:style>
    <style:style style:name="MT29" style:family="text">
      <style:text-properties fo:font-variant="normal" fo:text-transform="none" fo:color="#616193" loext:opacity="100%" style:text-outline="false" style:text-line-through-style="none" style:text-line-through-type="none" style:text-position="0% 100%" style:font-name="Roboto" fo:font-size="18pt" fo:letter-spacing="normal" fo:language="en" fo:country="US" fo:font-style="normal" style:text-underline-style="none" fo:font-weight="normal" fo:background-color="transparent" style:font-name-asian="Roboto1" style:font-size-asian="18pt" style:font-style-asian="normal" style:font-weight-asian="normal" style:font-size-complex="18pt" style:font-style-complex="normal" style:font-weight-complex="normal"/>
    </style:style>
    <style:style style:name="MT30" style:family="text">
      <style:text-properties fo:font-variant="normal" fo:text-transform="none" fo:color="#616193" loext:opacity="100%" style:text-outline="false" style:text-line-through-style="none" style:text-line-through-type="none" style:text-position="0% 100%" style:font-name="Roboto" fo:font-size="14pt" fo:letter-spacing="normal" fo:language="en" fo:country="US" fo:font-style="normal" style:text-underline-style="none" fo:font-weight="normal" fo:background-color="transparent" style:font-name-asian="Roboto1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M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" fo:font-size="28pt" fo:letter-spacing="normal" fo:language="en" fo:country="US" fo:font-style="normal" style:text-underline-style="none" fo:font-weight="normal" fo:background-color="transparent" style:font-name-asian="Roboto1" style:font-size-asian="28pt" style:font-style-asian="normal" style:font-weight-asian="normal" style:font-name-complex="Calibri" style:font-size-complex="28pt" style:font-style-complex="normal" style:font-weight-complex="normal">
        <loext:char-complex-color loext:theme-type="dark1" loext:color-type="theme"/>
      </style:text-properties>
    </style:style>
    <style:style style:name="MT32" style:family="text">
      <style:text-properties fo:font-variant="normal" fo:text-transform="none" fo:color="#616193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name-complex="Calibri" style:font-size-complex="36pt" style:font-style-complex="normal" style:font-weight-complex="bold"/>
    </style:style>
    <style:style style:name="MT33" style:family="text">
      <style:text-properties fo:font-variant="normal" fo:text-transform="none" fo:color="#616193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Calibri" style:font-size-complex="24pt" style:font-style-complex="normal" style:font-weight-complex="normal">
        <loext:char-complex-color loext:theme-type="dark1" loext:color-type="theme"/>
      </style:text-properties>
    </style:style>
    <style:style style:name="M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Calibri" style:font-size-complex="20pt" style:font-style-complex="normal" style:font-weight-complex="normal">
        <loext:char-complex-color loext:theme-type="dark1" loext:color-type="theme"/>
      </style:text-properties>
    </style:style>
    <style:style style:name="M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Calibri" style:font-size-complex="18pt" style:font-style-complex="normal" style:font-weight-complex="normal">
        <loext:char-complex-color loext:theme-type="dark1" loext:color-type="theme"/>
      </style:text-properties>
    </style:style>
    <style:style style:name="MT37" style:family="text">
      <style:text-properties fo:font-variant="normal" fo:text-transform="none" fo:color="#616193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Calibri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307fe2" fo:font-size="75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 text:min-label-width="0.6cm"/>
        <style:text-properties fo:color="#61619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min-label-width="0.961cm"/>
        <style:text-properties fo:font-family="Wingdings" style:font-pitch="variable" style:font-charset="x-symbol" fo:color="#626297" fo:font-size="7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">
        <style:list-level-properties text:min-label-width="0.961cm"/>
        <style:text-properties fo:font-family="Wingdings" style:font-pitch="variable" style:font-charset="x-symbol" fo:color="#626297" fo:font-size="75%"/>
      </text:list-level-style-bullet>
      <text:list-level-style-bullet text:level="2" text:bullet-char="–">
        <style:list-level-properties text:space-before="1.27cm" text:min-label-width="0.635cm"/>
        <style:text-properties style:font-name="Corbe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">
        <style:list-level-properties text:min-label-width="0.961cm"/>
        <style:text-properties fo:font-family="Wingdings" style:font-pitch="variable" style:font-charset="x-symbol" fo:color="#626297" fo:font-size="75%"/>
      </text:list-level-style-bullet>
      <text:list-level-style-bullet text:level="2" text:bullet-char="–">
        <style:list-level-properties text:space-before="1.27cm" text:min-label-width="0.635cm"/>
        <style:text-properties style:font-name="Corbel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Corbe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bullet text:level="1" text:bullet-char="">
        <style:list-level-properties text:min-label-width="0.961cm"/>
        <style:text-properties fo:font-family="Wingdings" style:font-pitch="variable" style:font-charset="x-symbol" fo:color="#626297" fo:font-size="75%"/>
      </text:list-level-style-bullet>
      <text:list-level-style-bullet text:level="2" text:bullet-char="–">
        <style:list-level-properties text:space-before="1.27cm" text:min-label-width="0.635cm"/>
        <style:text-properties style:font-name="Corbel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Corbe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Corbe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min-label-width="0.6cm"/>
        <style:text-properties fo:font-family="OpenSymbol" fo:color="#626297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4">
      <text:list-level-style-bullet text:level="1" text:bullet-char="">
        <style:list-level-properties text:min-label-width="0.961cm"/>
        <style:text-properties fo:font-family="Wingdings" style:font-pitch="variable" style:font-charset="x-symbol" fo:color="#78bb33" fo:font-size="7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5">
      <text:list-level-style-bullet text:level="1" text:bullet-char="">
        <style:list-level-properties text:min-label-width="0.961cm"/>
        <style:text-properties fo:font-family="Wingdings" style:font-pitch="variable" style:font-charset="x-symbol" fo:color="#78bb33" fo:font-size="75%"/>
      </text:list-level-style-bullet>
      <text:list-level-style-bullet text:level="2" text:bullet-char="–">
        <style:list-level-properties text:space-before="1.27cm" text:min-label-width="0.635cm"/>
        <style:text-properties style:font-name="Corbel" fo:color="#78bb33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6">
      <text:list-level-style-bullet text:level="1" text:bullet-char="">
        <style:list-level-properties text:min-label-width="0.961cm"/>
        <style:text-properties fo:font-family="Wingdings" style:font-pitch="variable" style:font-charset="x-symbol" fo:color="#78bb33" fo:font-size="75%"/>
      </text:list-level-style-bullet>
      <text:list-level-style-bullet text:level="2" text:bullet-char="–">
        <style:list-level-properties text:space-before="1.27cm" text:min-label-width="0.635cm"/>
        <style:text-properties style:font-name="Corbel" fo:color="#78bb33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Corbel" fo:color="#78bb33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7">
      <text:list-level-style-bullet text:level="1" text:bullet-char="">
        <style:list-level-properties text:min-label-width="0.961cm"/>
        <style:text-properties fo:font-family="Wingdings" style:font-pitch="variable" style:font-charset="x-symbol" fo:color="#78bb33" fo:font-size="75%"/>
      </text:list-level-style-bullet>
      <text:list-level-style-bullet text:level="2" text:bullet-char="–">
        <style:list-level-properties text:space-before="1.27cm" text:min-label-width="0.635cm"/>
        <style:text-properties style:font-name="Corbel" fo:color="#78bb33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Corbel" fo:color="#78bb33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Corbel" fo:color="#78bb33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8">
      <text:list-level-style-number text:level="1" style:num-format="">
        <style:list-level-properties text:space-before="0.3cm" text:min-label-width="0.9cm"/>
        <style:text-properties fo:color="#78bb33" fo:font-size="75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9">
      <text:list-level-style-bullet text:level="1" text:bullet-char="">
        <style:list-level-properties text:min-label-width="0.961cm"/>
        <style:text-properties fo:font-family="Wingdings" style:font-pitch="variable" style:font-charset="x-symbol" fo:color="#ffffff" fo:font-size="7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20">
      <text:list-level-style-bullet text:level="1" text:bullet-char="">
        <style:list-level-properties text:min-label-width="0.961cm"/>
        <style:text-properties fo:font-family="Wingdings" style:font-pitch="variable" style:font-charset="x-symbol" fo:color="#ffffff" fo:font-size="75%"/>
      </text:list-level-style-bullet>
      <text:list-level-style-bullet text:level="2" text:bullet-char="–">
        <style:list-level-properties text:space-before="1.27cm" text:min-label-width="0.635cm"/>
        <style:text-properties style:font-name="Corbe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21">
      <text:list-level-style-bullet text:level="1" text:bullet-char="">
        <style:list-level-properties text:min-label-width="0.961cm"/>
        <style:text-properties fo:font-family="Wingdings" style:font-pitch="variable" style:font-charset="x-symbol" fo:color="#ffffff" fo:font-size="75%"/>
      </text:list-level-style-bullet>
      <text:list-level-style-bullet text:level="2" text:bullet-char="–">
        <style:list-level-properties text:space-before="1.27cm" text:min-label-width="0.635cm"/>
        <style:text-properties style:font-name="Corbel" fo:color="#ffffff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Corbe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22">
      <text:list-level-style-bullet text:level="1" text:bullet-char="">
        <style:list-level-properties text:min-label-width="0.961cm"/>
        <style:text-properties fo:font-family="Wingdings" style:font-pitch="variable" style:font-charset="x-symbol" fo:color="#ffffff" fo:font-size="75%"/>
      </text:list-level-style-bullet>
      <text:list-level-style-bullet text:level="2" text:bullet-char="–">
        <style:list-level-properties text:space-before="1.27cm" text:min-label-width="0.635cm"/>
        <style:text-properties style:font-name="Corbel" fo:color="#ffffff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Corbel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Corbel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23">
      <text:list-level-style-number text:level="1" style:num-format="">
        <style:list-level-properties text:space-before="0.3cm" text:min-label-width="0.9cm"/>
        <style:text-properties fo:color="#ffffff" fo:font-size="75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24">
      <text:list-level-style-bullet text:level="1" text:bullet-char="">
        <style:list-level-properties text:min-label-width="0.961cm"/>
        <style:text-properties fo:font-family="Wingdings" style:font-pitch="variable" style:font-charset="x-symbol" fo:color="#626297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25">
      <text:list-level-style-bullet text:level="1" text:bullet-char="">
        <style:list-level-properties text:min-label-width="0.961cm"/>
        <style:text-properties fo:font-family="Wingdings" style:font-pitch="variable" style:font-charset="x-symbol" fo:color="#626297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Corbe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26">
      <text:list-level-style-bullet text:level="1" text:bullet-char="">
        <style:list-level-properties text:min-label-width="0.961cm"/>
        <style:text-properties fo:font-family="Wingdings" style:font-pitch="variable" style:font-charset="x-symbol" fo:color="#626297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Corbel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Corbe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27">
      <text:list-level-style-bullet text:level="1" text:bullet-char="">
        <style:list-level-properties text:min-label-width="0.961cm"/>
        <style:text-properties fo:font-family="Wingdings" style:font-pitch="variable" style:font-charset="x-symbol" fo:color="#626297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Corbel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Corbel" fo:color="#000000" fo:font-size="100%"/>
      </text:list-level-style-bullet>
      <text:list-level-style-bullet text:level="4" text:bullet-char="–">
        <style:list-level-properties text:space-before="3.329cm" text:min-label-width="0.481cm"/>
        <style:text-properties style:font-name="Corbe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28">
      <text:list-level-style-bullet text:level="1" text:bullet-char="">
        <style:list-level-properties text:min-label-width="0.961cm"/>
        <style:text-properties fo:font-family="Wingdings" style:font-pitch="variable" style:font-charset="x-symbol" fo:color="#626297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Corbel" fo:color="#000000" fo:font-size="100%"/>
      </text:list-level-style-bullet>
      <text:list-level-style-bullet text:level="3" text:bullet-char="–">
        <style:list-level-properties text:space-before="2.54cm" text:min-label-width="0.476cm"/>
        <style:text-properties style:font-name="Corbe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29">
      <text:list-level-style-bullet text:level="1" text:bullet-char="">
        <style:list-level-properties text:min-label-width="0.961cm"/>
        <style:text-properties fo:font-family="Wingdings" style:font-pitch="variable" style:font-charset="x-symbol" fo:color="#626297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Corbel" fo:color="#000000" fo:font-size="100%"/>
      </text:list-level-style-bullet>
      <text:list-level-style-bullet text:level="3" text:bullet-char="–">
        <style:list-level-properties text:space-before="2.54cm" text:min-label-width="0.476cm"/>
        <style:text-properties style:font-name="Corbel" fo:color="#000000" fo:font-size="100%"/>
      </text:list-level-style-bullet>
      <text:list-level-style-bullet text:level="4" text:bullet-char="–">
        <style:list-level-properties text:space-before="3.329cm" text:min-label-width="0.481cm"/>
        <style:text-properties style:font-name="Corbe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0">
      <text:list-level-style-bullet text:level="1" text:bullet-char="">
        <style:list-level-properties text:min-label-width="0.961cm"/>
        <style:text-properties fo:font-family="Wingdings" style:font-pitch="variable" style:font-charset="x-symbol" fo:color="#626297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Corbel" fo:color="#000000" fo:font-size="100%"/>
      </text:list-level-style-bullet>
      <text:list-level-style-bullet text:level="3" text:bullet-char="–">
        <style:list-level-properties text:space-before="2.545cm" text:min-label-width="0.476cm"/>
        <style:text-properties style:font-name="Corbe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1">
      <text:list-level-style-bullet text:level="1" text:bullet-char="">
        <style:list-level-properties text:min-label-width="0.961cm"/>
        <style:text-properties fo:font-family="Wingdings" style:font-pitch="variable" style:font-charset="x-symbol" fo:color="#626297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Corbel" fo:color="#000000" fo:font-size="100%"/>
      </text:list-level-style-bullet>
      <text:list-level-style-bullet text:level="3" text:bullet-char="–">
        <style:list-level-properties text:space-before="2.545cm" text:min-label-width="0.476cm"/>
        <style:text-properties style:font-name="Corbel" fo:color="#000000" fo:font-size="100%"/>
      </text:list-level-style-bullet>
      <text:list-level-style-bullet text:level="4" text:bullet-char="–">
        <style:list-level-properties text:space-before="3.329cm" text:min-label-width="0.481cm"/>
        <style:text-properties style:font-name="Corbe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2">
      <text:list-level-style-bullet text:level="1" text:bullet-char="">
        <style:list-level-properties text:min-label-width="0.961cm"/>
        <style:text-properties fo:font-family="Wingdings" style:font-pitch="variable" style:font-charset="x-symbol" fo:color="#616193" fo:font-size="7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3">
      <text:list-level-style-bullet text:level="1" text:bullet-char="">
        <style:list-level-properties text:min-label-width="0.961cm"/>
        <style:text-properties fo:font-family="Wingdings" style:font-pitch="variable" style:font-charset="x-symbol" fo:color="#616193" fo:font-size="75%"/>
      </text:list-level-style-bullet>
      <text:list-level-style-bullet text:level="2" text:bullet-char="–">
        <style:list-level-properties text:space-before="1.27cm" text:min-label-width="0.635cm"/>
        <style:text-properties style:font-name="Corbe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4">
      <text:list-level-style-bullet text:level="1" text:bullet-char="">
        <style:list-level-properties text:min-label-width="0.961cm"/>
        <style:text-properties fo:font-family="Wingdings" style:font-pitch="variable" style:font-charset="x-symbol" fo:color="#616193" fo:font-size="75%"/>
      </text:list-level-style-bullet>
      <text:list-level-style-bullet text:level="2" text:bullet-char="–">
        <style:list-level-properties text:space-before="1.27cm" text:min-label-width="0.635cm"/>
        <style:text-properties style:font-name="Corbel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Corbe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5">
      <text:list-level-style-bullet text:level="1" text:bullet-char="">
        <style:list-level-properties text:min-label-width="0.961cm"/>
        <style:text-properties fo:font-family="Wingdings" style:font-pitch="variable" style:font-charset="x-symbol" fo:color="#616193" fo:font-size="75%"/>
      </text:list-level-style-bullet>
      <text:list-level-style-bullet text:level="2" text:bullet-char="–">
        <style:list-level-properties text:space-before="1.27cm" text:min-label-width="0.635cm"/>
        <style:text-properties style:font-name="Corbel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Corbe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Corbe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6">
      <text:list-level-style-number text:level="1" style:num-format="">
        <style:list-level-properties text:space-before="0.3cm" text:min-label-width="0.9cm"/>
        <style:text-properties fo:color="#626297" fo:font-size="75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7">
      <text:list-level-style-bullet text:level="1" text:bullet-char="">
        <style:list-level-properties text:min-label-width="0.961cm"/>
        <style:text-properties fo:font-family="Wingdings" style:font-pitch="variable" style:font-charset="x-symbol" fo:color="#626297" fo:font-size="75%"/>
      </text:list-level-style-bullet>
      <text:list-level-style-bullet text:level="2" text:bullet-char="–">
        <style:list-level-properties text:space-before="1.27cm" text:min-label-width="0.635cm"/>
        <style:text-properties style:font-name="Corbel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Corbe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Corbe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PDF Solutions Color Template">
          <loext:color loext:name="dark1" loext:color="#000000"/>
          <loext:color loext:name="light1" loext:color="#ffffff"/>
          <loext:color loext:name="dark2" loext:color="#0f2337"/>
          <loext:color loext:name="light2" loext:color="#e7e6e6"/>
          <loext:color loext:name="accent1" loext:color="#307fe2"/>
          <loext:color loext:name="accent2" loext:color="#001e60"/>
          <loext:color loext:name="accent3" loext:color="#78bb33"/>
          <loext:color loext:name="accent4" loext:color="#f78539"/>
          <loext:color loext:name="accent5" loext:color="#ffff99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Rectangle 9" draw:style-name="Mgr3" draw:text-style-name="MP6" draw:layer="backgroundobjects" svg:width="9.343cm" svg:height="0.711cm" svg:x="10.847cm" svg:y="17.995cm">
        <text:p text:style-name="MP5"><text:span text:style-name="MT1">© 2022/23 Cover Sistemi – Confidential Informa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8" draw:layer="backgroundobjects" svg:width="2.286cm" svg:height="0.719cm" svg:x="31.063cm" svg:y="17.995cm">
        <text:p text:style-name="MP7"><text:span text:style-name="MT2"><text:page-number>&lt;number&gt;</text:page-number></text:span><text:span text:style-name="MT3">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9" draw:layer="backgroundobjects" svg:width="3.245cm" svg:height="0.988cm" svg:x="0.932cm" svg:y="17.726cm">
        <draw:image xlink:href="Pictures/10000001000001E60000009422B40A50.png" xlink:type="simple" xlink:show="embed" xlink:actuate="onLoad" draw:mime-type="image/png">
          <text:p/>
        </draw:image>
      </draw:frame>
      <draw:custom-shape draw:name="Freeform: Shape 14" draw:style-name="Mgr6" draw:text-style-name="MP11" draw:layer="backgroundobjects" svg:width="30.056cm" svg:height="4.256cm" svg:x="3.81cm" svg:y="13.335cm">
        <text:p text:style-name="MP10"><text:span text:style-name="MT4"/></text:p>
        <draw:enhanced-geometry draw:mirror-horizontal="false" draw:mirror-vertical="false" draw:glue-points="?f18 ?f19 ?f20 ?f21 ?f22 ?f23 ?f24 ?f25 ?f26 ?f27" drawooo:sub-view-size="9034823 1524000" draw:text-areas="0 0 ?f28 ?f29" svg:viewBox="0 0 0 0" draw:type="ooxml-non-primitive" draw:enhanced-path="M 406341 4233 L 9034823 0 C 9034729 508000 9034636 1016000 9034542 1524000 L 0 1524000 C 158025 1016000 248316 512233 406341 4233 Z N">
          <draw:equation draw:name="f0" draw:formula="474075*logwidth/9034823"/>
          <draw:equation draw:name="f1" draw:formula="0*logheight/1524000"/>
          <draw:equation draw:name="f2" draw:formula="9034823*logwidth/9034823"/>
          <draw:equation draw:name="f3" draw:formula="0*logheight/1524000"/>
          <draw:equation draw:name="f4" draw:formula="9034542*logwidth/9034823"/>
          <draw:equation draw:name="f5" draw:formula="1524000*logheight/1524000"/>
          <draw:equation draw:name="f6" draw:formula="0*logwidth/9034823"/>
          <draw:equation draw:name="f7" draw:formula="1524000*logheight/1524000"/>
          <draw:equation draw:name="f8" draw:formula="397875*logwidth/9034823"/>
          <draw:equation draw:name="f9" draw:formula="0*logheight/1524000"/>
          <draw:equation draw:name="f10" draw:formula="9034823*logwidth/9034823"/>
          <draw:equation draw:name="f11" draw:formula="0*logheight/1524000"/>
          <draw:equation draw:name="f12" draw:formula="9034542*logwidth/9034823"/>
          <draw:equation draw:name="f13" draw:formula="1524000*logheight/1524000"/>
          <draw:equation draw:name="f14" draw:formula="0*logwidth/9034823"/>
          <draw:equation draw:name="f15" draw:formula="1524000*logheight/1524000"/>
          <draw:equation draw:name="f16" draw:formula="397875*logwidth/9034823"/>
          <draw:equation draw:name="f17" draw:formula="0*logheight/1524000"/>
          <draw:equation draw:name="f18" draw:formula="406341*logwidth/9034823"/>
          <draw:equation draw:name="f19" draw:formula="4233*logheight/1524000"/>
          <draw:equation draw:name="f20" draw:formula="9034823*logwidth/9034823"/>
          <draw:equation draw:name="f21" draw:formula="0*logheight/1524000"/>
          <draw:equation draw:name="f22" draw:formula="9034542*logwidth/9034823"/>
          <draw:equation draw:name="f23" draw:formula="1524000*logheight/1524000"/>
          <draw:equation draw:name="f24" draw:formula="0*logwidth/9034823"/>
          <draw:equation draw:name="f25" draw:formula="1524000*logheight/1524000"/>
          <draw:equation draw:name="f26" draw:formula="406341*logwidth/9034823"/>
          <draw:equation draw:name="f27" draw:formula="4233*logheight/1524000"/>
          <draw:equation draw:name="f28" draw:formula="logwidth"/>
          <draw:equation draw:name="f29" draw:formula="logheight"/>
        </draw:enhanced-geometry>
      </draw:custom-shape>
      <draw:frame draw:name="Title 1" presentation:style-name="Mpr1" draw:text-style-name="MP13" draw:layer="backgroundobjects" svg:width="26.669cm" svg:height="1.944cm" svg:x="6.138cm" svg:y="14.217cm" presentation:class="title" presentation:user-transformed="true">
        <draw:text-box>
          <text:p text:style-name="MP12"><text:span text:style-name="MT5">Click to edit Master title style</text:span></text:p>
        </draw:text-box>
      </draw:frame>
      <draw:custom-shape draw:name="TextBox 19" draw:style-name="Mgr7" draw:text-style-name="MP14" draw:layer="backgroundobjects" svg:width="6.229cm" svg:height="0.842cm" svg:x="4.353cm" svg:y="4.013cm">
        <text:p text:style-name="MP10"><text:span text:style-name="MT6">Confidential Informa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8" presentation:style-name="Mpr2" draw:text-style-name="MP16" draw:layer="backgroundobjects" svg:width="10.159cm" svg:height="4.021cm" svg:x="21.59cm" svg:y="1.482cm" presentation:class="outline" presentation:user-transformed="true">
        <draw:text-box>
          <text:p text:style-name="MP15"><text:span text:style-name="MT7">Insert customer NDA information here if applicable</text:span></text:p>
        </draw:text-box>
      </draw:frame>
      <draw:frame draw:name="Picture 6" draw:style-name="Mgr5" draw:text-style-name="MP9" draw:layer="backgroundobjects" svg:width="11.376cm" svg:height="3.464cm" svg:x="2.075cm" svg:y="1.76cm">
        <draw:image xlink:href="Pictures/10000001000001E60000009422B40A50.png" xlink:type="simple" xlink:show="embed" xlink:actuate="onLoad" draw:mime-type="image/png">
          <text:p/>
        </draw:image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2__2f_3_20_Content_20_Left" style:display-name="2/3 Content Left" style:page-layout-name="PM1" draw:style-name="Mdp1">
      <loext:theme loext:name="Office Theme">
        <loext:theme-colors loext:name="PDF Solutions Color Template">
          <loext:color loext:name="dark1" loext:color="#000000"/>
          <loext:color loext:name="light1" loext:color="#ffffff"/>
          <loext:color loext:name="dark2" loext:color="#0f2337"/>
          <loext:color loext:name="light2" loext:color="#e7e6e6"/>
          <loext:color loext:name="accent1" loext:color="#307fe2"/>
          <loext:color loext:name="accent2" loext:color="#001e60"/>
          <loext:color loext:name="accent3" loext:color="#78bb33"/>
          <loext:color loext:name="accent4" loext:color="#f78539"/>
          <loext:color loext:name="accent5" loext:color="#ffff99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Rectangle 9" draw:style-name="Mgr8" draw:text-style-name="MP6" draw:layer="backgroundobjects" svg:width="9.343cm" svg:height="0.711cm" svg:x="10.847cm" svg:y="17.995cm">
        <text:p text:style-name="MP5"><text:span text:style-name="MT1">© 2022/23 Cover Sistemi – Confidential Informa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9" draw:text-style-name="MP8" draw:layer="backgroundobjects" svg:width="2.286cm" svg:height="0.719cm" svg:x="31.063cm" svg:y="17.995cm">
        <text:p text:style-name="MP7"><text:span text:style-name="MT2"><text:page-number>&lt;number&gt;</text:page-number></text:span><text:span text:style-name="MT3">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9" draw:layer="backgroundobjects" svg:width="3.245cm" svg:height="0.988cm" svg:x="0.932cm" svg:y="17.726cm">
        <draw:image xlink:href="Pictures/10000001000001E60000009422B40A50.png" xlink:type="simple" xlink:show="embed" xlink:actuate="onLoad" draw:mime-type="image/png">
          <text:p/>
        </draw:image>
      </draw:frame>
      <draw:frame draw:name="Title 1" presentation:style-name="Mpr5" draw:text-style-name="MP18" draw:layer="backgroundobjects" svg:width="21.377cm" svg:height="1.948cm" svg:x="1.058cm" svg:y="1.058cm" presentation:class="title" presentation:user-transformed="true">
        <draw:text-box>
          <text:p text:style-name="MP17"><text:span text:style-name="MT8">Click to edit Master title style</text:span></text:p>
        </draw:text-box>
      </draw:frame>
      <draw:frame draw:name="Content Placeholder 2" presentation:style-name="Mpr6" draw:text-style-name="MP21" draw:layer="backgroundobjects" svg:width="21.377cm" svg:height="13.136cm" svg:x="1.058cm" svg:y="4.022cm" presentation:class="outline" presentation:user-transformed="true">
        <draw:text-box>
          <text:list text:style-name="ML8">
            <text:list-item>
              <text:p text:style-name="MP19"><text:span text:style-name="MT9">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19"><text:span text:style-name="MT10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0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onnector draw:name="Straight Connector 12" draw:style-name="Mgr10" draw:text-style-name="MP9" draw:layer="backgroundobjects" draw:type="line" svg:x1="23.495cm" svg:y1="0cm" svg:x2="23.495cm" svg:y2="19.05cm" svg:d="M23495 0v19050" svg:viewBox="0 0 1 19051">
        <text:p/>
      </draw:connector>
      <draw:custom-shape draw:name="Parallelogram 13" draw:style-name="Mgr6" draw:text-style-name="MP22" draw:layer="backgroundobjects" svg:width="1.904cm" svg:height="0.126cm" svg:x="1.058cm" svg:y="0.721cm">
        <text:p text:style-name="MP10"><text:span text:style-name="MT13"/></text:p>
        <draw:enhanced-geometry draw:mirror-horizontal="false" draw:mirror-vertical="false" draw:glue-points="?f9 0 ?f8 0 ?f5 ?f21 ?f7 ?f22 ?f9 ?f22 ?f10 ?f21" draw:text-areas="?f13 ?f14 ?f15 ?f16" svg:viewBox="0 0 0 0" draw:type="ooxml-parallelogram" draw:modifiers="25000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draw:frame draw:name="Picture 5" draw:style-name="Mgr11" draw:text-style-name="MP9" draw:layer="backgroundobjects" svg:width="10.371cm" svg:height="19.08cm" svg:x="23.495cm" svg:y="0cm">
        <draw:image xlink:href="Pictures/100000000000016500000280E2CB2B71.png" xlink:type="simple" xlink:show="embed" xlink:actuate="onLoad" draw:mime-type="image/png">
          <text:p/>
        </draw:image>
      </draw:frame>
      <draw:frame draw:name="Picture Placeholder 4" presentation:style-name="Mpr7" draw:text-style-name="MP24" draw:layer="backgroundobjects" svg:width="10.371cm" svg:height="19.049cm" svg:x="23.495cm" svg:y="0cm" presentation:class="outline" presentation:user-transformed="true">
        <draw:text-box>
          <text:p text:style-name="MP23"><text:span text:style-name="MT13">Click icon to change picture</text:span></text:p>
        </draw:text-box>
      </draw:frame>
      <presentation:notes style:page-layout-name="PM0">
        <draw:page-thumbnail presentation:style-name="_32__2f_3_20_Content_20_Left-title" draw:layer="backgroundobjects" svg:width="0cm" svg:height="0cm" svg:x="0cm" svg:y="2.123cm" presentation:class="page"/>
        <draw:frame presentation:style-name="_32__2f_3_20_Content_20_Lef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2__2f_3_20_Content_20_Right" style:display-name="2/3 Content Right" style:page-layout-name="PM1" draw:style-name="Mdp1">
      <loext:theme loext:name="Office Theme">
        <loext:theme-colors loext:name="PDF Solutions Color Template">
          <loext:color loext:name="dark1" loext:color="#000000"/>
          <loext:color loext:name="light1" loext:color="#ffffff"/>
          <loext:color loext:name="dark2" loext:color="#0f2337"/>
          <loext:color loext:name="light2" loext:color="#e7e6e6"/>
          <loext:color loext:name="accent1" loext:color="#307fe2"/>
          <loext:color loext:name="accent2" loext:color="#001e60"/>
          <loext:color loext:name="accent3" loext:color="#78bb33"/>
          <loext:color loext:name="accent4" loext:color="#f78539"/>
          <loext:color loext:name="accent5" loext:color="#ffff99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Rectangle 9" draw:style-name="Mgr12" draw:text-style-name="MP6" draw:layer="backgroundobjects" svg:width="9.343cm" svg:height="0.711cm" svg:x="10.847cm" svg:y="17.995cm">
        <text:p text:style-name="MP5"><text:span text:style-name="MT1">© 2022/23 Cover Sistemi – Confidential Informa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13" draw:text-style-name="MP8" draw:layer="backgroundobjects" svg:width="2.286cm" svg:height="0.719cm" svg:x="31.063cm" svg:y="17.995cm">
        <text:p text:style-name="MP7"><text:span text:style-name="MT2"><text:page-number>&lt;number&gt;</text:page-number></text:span><text:span text:style-name="MT3">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9" draw:layer="backgroundobjects" svg:width="3.245cm" svg:height="0.988cm" svg:x="0.932cm" svg:y="17.726cm">
        <draw:image xlink:href="Pictures/10000001000001E60000009422B40A50.png" xlink:type="simple" xlink:show="embed" xlink:actuate="onLoad" draw:mime-type="image/png">
          <text:p/>
        </draw:image>
      </draw:frame>
      <draw:frame draw:name="Picture 11" draw:style-name="Mgr5" draw:text-style-name="MP9" draw:layer="backgroundobjects" svg:width="10.371cm" svg:height="19.049cm" svg:x="0cm" svg:y="0cm">
        <draw:image xlink:href="Pictures/100000000000026400000464E4017B1D.png" xlink:type="simple" xlink:show="embed" xlink:actuate="onLoad" draw:mime-type="image/png">
          <text:p/>
        </draw:image>
      </draw:frame>
      <draw:frame draw:name="Picture Placeholder 4" presentation:style-name="Mpr10" draw:text-style-name="MP24" draw:layer="backgroundobjects" svg:width="10.371cm" svg:height="19.049cm" svg:x="0cm" svg:y="0cm" presentation:class="outline" presentation:user-transformed="true">
        <draw:text-box>
          <text:p text:style-name="MP23"><text:span text:style-name="MT13">Click icon to change picture</text:span></text:p>
        </draw:text-box>
      </draw:frame>
      <draw:frame draw:name="Title 1" presentation:style-name="Mpr11" draw:text-style-name="MP18" draw:layer="backgroundobjects" svg:width="21.377cm" svg:height="1.948cm" svg:x="11.43cm" svg:y="1.058cm" presentation:class="title" presentation:user-transformed="true">
        <draw:text-box>
          <text:p text:style-name="MP17"><text:span text:style-name="MT8">Click to edit Master title style</text:span></text:p>
        </draw:text-box>
      </draw:frame>
      <draw:frame draw:name="Content Placeholder 2" presentation:style-name="Mpr12" draw:text-style-name="MP21" draw:layer="backgroundobjects" svg:width="21.377cm" svg:height="13.136cm" svg:x="11.43cm" svg:y="4.022cm" presentation:class="outline" presentation:user-transformed="true">
        <draw:text-box>
          <text:list text:style-name="ML8">
            <text:list-item>
              <text:p text:style-name="MP19"><text:span text:style-name="MT9">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19"><text:span text:style-name="MT10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0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Parallelogram 13" draw:style-name="Mgr6" draw:text-style-name="MP22" draw:layer="backgroundobjects" svg:width="1.904cm" svg:height="0.126cm" svg:x="11.43cm" svg:y="0.721cm">
        <text:p text:style-name="MP10"><text:span text:style-name="MT13"/></text:p>
        <draw:enhanced-geometry draw:mirror-horizontal="false" draw:mirror-vertical="false" draw:glue-points="?f9 0 ?f8 0 ?f5 ?f21 ?f7 ?f22 ?f9 ?f22 ?f10 ?f21" draw:text-areas="?f13 ?f14 ?f15 ?f16" svg:viewBox="0 0 0 0" draw:type="ooxml-parallelogram" draw:modifiers="25000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presentation:notes style:page-layout-name="PM0">
        <draw:page-thumbnail presentation:style-name="_32__2f_3_20_Content_20_Right-title" draw:layer="backgroundobjects" svg:width="0cm" svg:height="0cm" svg:x="0cm" svg:y="2.123cm" presentation:class="page"/>
        <draw:frame presentation:style-name="_32__2f_3_20_Content_20_Righ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_20_Half" style:display-name="Title and Content Half" style:page-layout-name="PM1" draw:style-name="Mdp1">
      <loext:theme loext:name="Office Theme">
        <loext:theme-colors loext:name="PDF Solutions Color Template">
          <loext:color loext:name="dark1" loext:color="#000000"/>
          <loext:color loext:name="light1" loext:color="#ffffff"/>
          <loext:color loext:name="dark2" loext:color="#0f2337"/>
          <loext:color loext:name="light2" loext:color="#e7e6e6"/>
          <loext:color loext:name="accent1" loext:color="#307fe2"/>
          <loext:color loext:name="accent2" loext:color="#001e60"/>
          <loext:color loext:name="accent3" loext:color="#78bb33"/>
          <loext:color loext:name="accent4" loext:color="#f78539"/>
          <loext:color loext:name="accent5" loext:color="#ffff99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Rectangle 9" draw:style-name="Mgr14" draw:text-style-name="MP6" draw:layer="backgroundobjects" svg:width="9.343cm" svg:height="0.711cm" svg:x="10.847cm" svg:y="17.995cm">
        <text:p text:style-name="MP5"><text:span text:style-name="MT1">© 2022/23 Cover Sistemi – Confidential Informa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15" draw:text-style-name="MP8" draw:layer="backgroundobjects" svg:width="2.286cm" svg:height="0.719cm" svg:x="31.063cm" svg:y="17.995cm">
        <text:p text:style-name="MP7"><text:span text:style-name="MT2"><text:page-number>&lt;number&gt;</text:page-number></text:span><text:span text:style-name="MT3">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9" draw:layer="backgroundobjects" svg:width="3.245cm" svg:height="0.988cm" svg:x="0.932cm" svg:y="17.726cm">
        <draw:image xlink:href="Pictures/10000001000001E60000009422B40A50.png" xlink:type="simple" xlink:show="embed" xlink:actuate="onLoad" draw:mime-type="image/png">
          <text:p/>
        </draw:image>
      </draw:frame>
      <draw:frame draw:name="Title Placeholder 1" presentation:style-name="Mpr15" draw:text-style-name="MP18" draw:layer="backgroundobjects" svg:width="31.749cm" svg:height="1.948cm" svg:x="1.058cm" svg:y="1.058cm" presentation:class="title" presentation:user-transformed="true">
        <draw:text-box>
          <text:p text:style-name="MP17"><text:span text:style-name="MT8">Click to edit Master title style</text:span></text:p>
        </draw:text-box>
      </draw:frame>
      <draw:frame draw:name="Text Placeholder 2" presentation:style-name="Mpr16" draw:text-style-name="MP21" draw:layer="backgroundobjects" svg:width="31.749cm" svg:height="6.137cm" svg:x="1.058cm" svg:y="4.022cm" presentation:class="outline" presentation:user-transformed="true">
        <draw:text-box>
          <text:list text:style-name="ML8">
            <text:list-item>
              <text:p text:style-name="MP19"><text:span text:style-name="MT9">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19"><text:span text:style-name="MT10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0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onnector draw:name="Straight Connector 6" draw:style-name="Mgr16" draw:text-style-name="MP9" draw:layer="backgroundobjects" draw:type="line" svg:x1="33.866cm" svg:y1="11.006cm" svg:x2="0cm" svg:y2="11.006cm" svg:d="M33866 11006h-33866" svg:viewBox="0 0 33867 1">
        <text:p/>
      </draw:connector>
      <draw:custom-shape draw:name="Parallelogram 11" draw:style-name="Mgr6" draw:text-style-name="MP22" draw:layer="backgroundobjects" svg:width="1.904cm" svg:height="0.126cm" svg:x="1.058cm" svg:y="0.721cm">
        <text:p text:style-name="MP10"><text:span text:style-name="MT13"/></text:p>
        <draw:enhanced-geometry draw:mirror-horizontal="false" draw:mirror-vertical="false" draw:glue-points="?f9 0 ?f8 0 ?f5 ?f21 ?f7 ?f22 ?f9 ?f22 ?f10 ?f21" draw:text-areas="?f13 ?f14 ?f15 ?f16" svg:viewBox="0 0 0 0" draw:type="ooxml-parallelogram" draw:modifiers="25000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draw:frame draw:name="Text Placeholder 2" presentation:style-name="Mpr16" draw:text-style-name="MP21" draw:layer="backgroundobjects" svg:width="31.749cm" svg:height="4.867cm" svg:x="1.058cm" svg:y="11.853cm" presentation:class="outline" presentation:user-transformed="true">
        <draw:text-box>
          <text:list text:style-name="ML8">
            <text:list-item>
              <text:p text:style-name="MP19"><text:span text:style-name="MT9">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19"><text:span text:style-name="MT10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0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and_20_Content_20_Half-title" draw:layer="backgroundobjects" svg:width="0cm" svg:height="0cm" svg:x="0cm" svg:y="2.123cm" presentation:class="page"/>
        <draw:frame presentation:style-name="Title_20_and_20_Content_20_Half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se_20_Study" style:display-name="Case Study" style:page-layout-name="PM1" draw:style-name="Mdp1">
      <loext:theme loext:name="Office Theme">
        <loext:theme-colors loext:name="PDF Solutions Color Template">
          <loext:color loext:name="dark1" loext:color="#000000"/>
          <loext:color loext:name="light1" loext:color="#ffffff"/>
          <loext:color loext:name="dark2" loext:color="#0f2337"/>
          <loext:color loext:name="light2" loext:color="#e7e6e6"/>
          <loext:color loext:name="accent1" loext:color="#307fe2"/>
          <loext:color loext:name="accent2" loext:color="#001e60"/>
          <loext:color loext:name="accent3" loext:color="#78bb33"/>
          <loext:color loext:name="accent4" loext:color="#f78539"/>
          <loext:color loext:name="accent5" loext:color="#ffff99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Rectangle 9" draw:style-name="Mgr17" draw:text-style-name="MP6" draw:layer="backgroundobjects" svg:width="9.343cm" svg:height="0.711cm" svg:x="10.847cm" svg:y="17.995cm">
        <text:p text:style-name="MP5"><text:span text:style-name="MT1">© 2022/23 Cover Sistemi – Confidential Informa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18" draw:text-style-name="MP8" draw:layer="backgroundobjects" svg:width="2.286cm" svg:height="0.719cm" svg:x="31.063cm" svg:y="17.995cm">
        <text:p text:style-name="MP7"><text:span text:style-name="MT2"><text:page-number>&lt;number&gt;</text:page-number></text:span><text:span text:style-name="MT3">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9" draw:layer="backgroundobjects" svg:width="3.245cm" svg:height="0.988cm" svg:x="0.932cm" svg:y="17.726cm">
        <draw:image xlink:href="Pictures/10000001000001E60000009422B40A50.png" xlink:type="simple" xlink:show="embed" xlink:actuate="onLoad" draw:mime-type="image/png">
          <text:p/>
        </draw:image>
      </draw:frame>
      <draw:frame draw:name="Title 1" presentation:style-name="Mpr19" draw:text-style-name="MP26" draw:layer="backgroundobjects" svg:width="15.239cm" svg:height="1.948cm" svg:x="1.058cm" svg:y="2.073cm" presentation:class="title" presentation:user-transformed="true">
        <draw:text-box>
          <text:p text:style-name="MP25"><text:span text:style-name="MT14">Click to edit Master title style</text:span></text:p>
        </draw:text-box>
      </draw:frame>
      <draw:custom-shape draw:name="Rectangle 8" draw:style-name="Mgr19" draw:text-style-name="MP27" draw:layer="backgroundobjects" svg:width="33.866cm" svg:height="12.576cm" svg:x="0cm" svg:y="4.581cm">
        <text:p text:style-name="MP10"><text:span text:style-name="MT1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20" draw:text-style-name="MP29" draw:layer="backgroundobjects" svg:width="6.966cm" svg:height="1.011cm" svg:x="1.109cm" svg:y="4.891cm">
        <text:p text:style-name="MP28"><text:span text:style-name="MT15">PROBLE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21" draw:text-style-name="MP29" draw:layer="backgroundobjects" svg:width="6.966cm" svg:height="1.011cm" svg:x="17.523cm" svg:y="4.891cm">
        <text:p text:style-name="MP28"><text:span text:style-name="MT15">RESULT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20" draw:text-style-name="MP21" draw:layer="backgroundobjects" svg:width="15.239cm" svg:height="10.07cm" svg:x="1.058cm" svg:y="6.227cm" presentation:class="outline" presentation:user-transformed="true">
        <draw:text-box>
          <text:list text:style-name="ML14">
            <text:list-item>
              <text:p text:style-name="MP19"><text:span text:style-name="MT9">Click to edit Master text styles</text:span></text:p>
            </text:list-item>
          </text:list>
          <text:list text:style-name="ML15">
            <text:list-item>
              <text:list>
                <text:list-item>
                  <text:p text:style-name="MP19"><text:span text:style-name="MT10">Second level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20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0" draw:text-style-name="MP21" draw:layer="backgroundobjects" svg:width="15.239cm" svg:height="10.07cm" svg:x="17.568cm" svg:y="6.227cm" presentation:class="outline" presentation:user-transformed="true">
        <draw:text-box>
          <text:list text:style-name="ML14">
            <text:list-item>
              <text:p text:style-name="MP19"><text:span text:style-name="MT9">Click to edit Master text styles</text:span></text:p>
            </text:list-item>
          </text:list>
          <text:list text:style-name="ML15">
            <text:list-item>
              <text:list>
                <text:list-item>
                  <text:p text:style-name="MP19"><text:span text:style-name="MT10">Second level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20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Box 11" draw:style-name="Mgr22" draw:text-style-name="MP29" draw:layer="backgroundobjects" svg:width="6.966cm" svg:height="1.011cm" svg:x="1.058cm" svg:y="1.058cm">
        <text:p text:style-name="MP28"><text:span text:style-name="MT15">CASE STUD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21" draw:text-style-name="MP31" draw:layer="backgroundobjects" svg:width="15.217cm" svg:height="3.006cm" svg:x="17.59cm" svg:y="1.014cm" presentation:class="outline" presentation:user-transformed="true">
        <draw:text-box>
          <text:p text:style-name="MP30"><text:span text:style-name="MT16">Customer Quote</text:span></text:p>
        </draw:text-box>
      </draw:frame>
      <draw:custom-shape draw:name="Parallelogram 15" draw:style-name="Mgr6" draw:text-style-name="MP22" draw:layer="backgroundobjects" svg:width="1.904cm" svg:height="0.126cm" svg:x="1.058cm" svg:y="0.721cm">
        <text:p text:style-name="MP10"><text:span text:style-name="MT13"/></text:p>
        <draw:enhanced-geometry draw:mirror-horizontal="false" draw:mirror-vertical="false" draw:glue-points="?f9 0 ?f8 0 ?f5 ?f21 ?f7 ?f22 ?f9 ?f22 ?f10 ?f21" draw:text-areas="?f13 ?f14 ?f15 ?f16" svg:viewBox="0 0 0 0" draw:type="ooxml-parallelogram" draw:modifiers="25000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presentation:notes style:page-layout-name="PM0">
        <draw:page-thumbnail presentation:style-name="Case_20_Study-title" draw:layer="backgroundobjects" svg:width="0cm" svg:height="0cm" svg:x="0cm" svg:y="2.123cm" presentation:class="page"/>
        <draw:frame presentation:style-name="Case_20_Study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_20_Alternate" style:display-name="Title and Content Alternate" style:page-layout-name="PM1" draw:style-name="Mdp1">
      <loext:theme loext:name="Office Theme">
        <loext:theme-colors loext:name="PDF Solutions Color Template">
          <loext:color loext:name="dark1" loext:color="#000000"/>
          <loext:color loext:name="light1" loext:color="#ffffff"/>
          <loext:color loext:name="dark2" loext:color="#0f2337"/>
          <loext:color loext:name="light2" loext:color="#e7e6e6"/>
          <loext:color loext:name="accent1" loext:color="#307fe2"/>
          <loext:color loext:name="accent2" loext:color="#001e60"/>
          <loext:color loext:name="accent3" loext:color="#78bb33"/>
          <loext:color loext:name="accent4" loext:color="#f78539"/>
          <loext:color loext:name="accent5" loext:color="#ffff99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Rectangle 9" draw:style-name="Mgr23" draw:text-style-name="MP6" draw:layer="backgroundobjects" svg:width="9.343cm" svg:height="0.711cm" svg:x="10.847cm" svg:y="17.995cm">
        <text:p text:style-name="MP5"><text:span text:style-name="MT1">© 2022/23 Cover Sistemi – Confidential Informa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24" draw:text-style-name="MP8" draw:layer="backgroundobjects" svg:width="2.286cm" svg:height="0.719cm" svg:x="31.063cm" svg:y="17.995cm">
        <text:p text:style-name="MP7"><text:span text:style-name="MT2"><text:page-number>&lt;number&gt;</text:page-number></text:span><text:span text:style-name="MT3">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9" draw:layer="backgroundobjects" svg:width="3.245cm" svg:height="0.988cm" svg:x="0.932cm" svg:y="17.726cm">
        <draw:image xlink:href="Pictures/10000001000001E60000009422B40A50.png" xlink:type="simple" xlink:show="embed" xlink:actuate="onLoad" draw:mime-type="image/png">
          <text:p/>
        </draw:image>
      </draw:frame>
      <draw:custom-shape draw:name="Rectangle 1" draw:style-name="Mgr25" draw:text-style-name="MP32" draw:layer="backgroundobjects" svg:width="4.656cm" svg:height="1.057cm" svg:x="15.24cm" svg:y="17.568cm">
        <text:p text:style-name="MP10"><text:span text:style-name="MT1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5" draw:text-style-name="MP9" draw:layer="backgroundobjects" svg:width="9.524cm" svg:height="19.049cm" svg:x="7.408cm" svg:y="0cm">
        <draw:image xlink:href="Pictures/10000000000002330000046781B84533.png" xlink:type="simple" xlink:show="embed" xlink:actuate="onLoad" draw:mime-type="image/png">
          <text:p/>
        </draw:image>
      </draw:frame>
      <draw:frame draw:name="Content Placeholder 3" presentation:style-name="Mpr24" draw:text-style-name="MP21" draw:layer="backgroundobjects" svg:width="14.85cm" svg:height="15.464cm" svg:x="17.992cm" svg:y="1.693cm" presentation:class="outline" presentation:user-transformed="true">
        <draw:text-box>
          <text:list text:style-name="ML8">
            <text:list-item>
              <text:p text:style-name="MP19"><text:span text:style-name="MT9">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19"><text:span text:style-name="MT10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0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reeform: Shape 16" draw:style-name="Mgr26" draw:text-style-name="MP33" draw:layer="backgroundobjects" svg:width="13.216cm" svg:height="19.077cm" svg:x="0cm" svg:y="0cm">
        <text:p text:style-name="MP10"><text:span text:style-name="MT13"/></text:p>
        <draw:enhanced-geometry draw:mirror-horizontal="false" draw:mirror-vertical="false" draw:glue-points="?f18 ?f19 ?f20 ?f21 ?f22 ?f23 ?f24 ?f25 ?f26 ?f27" drawooo:sub-view-size="4757995 6867939" draw:text-areas="0 0 ?f28 ?f29" svg:viewBox="0 0 0 0" draw:type="ooxml-non-primitive" draw:enhanced-path="M 0 0 L 4757995 0 2885361 6867939 0 6858000 0 0 Z N">
          <draw:equation draw:name="f0" draw:formula="0*logwidth/4757995"/>
          <draw:equation draw:name="f1" draw:formula="0*logheight/6858000"/>
          <draw:equation draw:name="f2" draw:formula="4757995*logwidth/4757995"/>
          <draw:equation draw:name="f3" draw:formula="0*logheight/6858000"/>
          <draw:equation draw:name="f4" draw:formula="2706457*logwidth/4757995"/>
          <draw:equation draw:name="f5" draw:formula="6858000*logheight/6858000"/>
          <draw:equation draw:name="f6" draw:formula="0*logwidth/4757995"/>
          <draw:equation draw:name="f7" draw:formula="6858000*logheight/6858000"/>
          <draw:equation draw:name="f8" draw:formula="0*logwidth/4757995"/>
          <draw:equation draw:name="f9" draw:formula="0*logheight/6858000"/>
          <draw:equation draw:name="f10" draw:formula="4757995*logwidth/4757995"/>
          <draw:equation draw:name="f11" draw:formula="0*logheight/6858000"/>
          <draw:equation draw:name="f12" draw:formula="2815787*logwidth/4757995"/>
          <draw:equation draw:name="f13" draw:formula="6858000*logheight/6858000"/>
          <draw:equation draw:name="f14" draw:formula="0*logwidth/4757995"/>
          <draw:equation draw:name="f15" draw:formula="6858000*logheight/6858000"/>
          <draw:equation draw:name="f16" draw:formula="0*logwidth/4757995"/>
          <draw:equation draw:name="f17" draw:formula="0*logheight/6858000"/>
          <draw:equation draw:name="f18" draw:formula="0*logwidth/4757995"/>
          <draw:equation draw:name="f19" draw:formula="0*logheight/6867939"/>
          <draw:equation draw:name="f20" draw:formula="4757995*logwidth/4757995"/>
          <draw:equation draw:name="f21" draw:formula="0*logheight/6867939"/>
          <draw:equation draw:name="f22" draw:formula="2885361*logwidth/4757995"/>
          <draw:equation draw:name="f23" draw:formula="6867939*logheight/6867939"/>
          <draw:equation draw:name="f24" draw:formula="0*logwidth/4757995"/>
          <draw:equation draw:name="f25" draw:formula="6858000*logheight/6867939"/>
          <draw:equation draw:name="f26" draw:formula="0*logwidth/4757995"/>
          <draw:equation draw:name="f27" draw:formula="0*logheight/6867939"/>
          <draw:equation draw:name="f28" draw:formula="logwidth"/>
          <draw:equation draw:name="f29" draw:formula="logheight"/>
        </draw:enhanced-geometry>
      </draw:custom-shape>
      <draw:frame draw:name="Title Placeholder 1" presentation:style-name="Mpr25" draw:text-style-name="MP18" draw:layer="backgroundobjects" svg:width="8.254cm" svg:height="4.232cm" svg:x="1.058cm" svg:y="7.62cm" presentation:class="title" presentation:user-transformed="true">
        <draw:text-box>
          <text:p text:style-name="MP17"><text:span text:style-name="MT17">Click to edit Master title style</text:span></text:p>
        </draw:text-box>
      </draw:frame>
      <draw:custom-shape draw:name="Parallelogram 11" draw:style-name="Mgr27" draw:text-style-name="MP34" draw:layer="backgroundobjects" svg:width="1.904cm" svg:height="0.126cm" svg:x="1.058cm" svg:y="7.07cm">
        <text:p text:style-name="MP10"><text:span text:style-name="MT13"/></text:p>
        <draw:enhanced-geometry draw:mirror-horizontal="false" draw:mirror-vertical="false" draw:glue-points="?f9 0 ?f8 0 ?f5 ?f21 ?f7 ?f22 ?f9 ?f22 ?f10 ?f21" draw:text-areas="?f13 ?f14 ?f15 ?f16" svg:viewBox="0 0 0 0" draw:type="ooxml-parallelogram" draw:modifiers="25000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draw:custom-shape draw:name="Rectangle 9" draw:style-name="Mgr28" draw:text-style-name="MP35" draw:layer="backgroundobjects" svg:width="10.766cm" svg:height="0.711cm" svg:x="18.18cm" svg:y="17.995cm">
        <text:p text:style-name="MP5"><text:span text:style-name="MT18">© 2022/23 Cover Sistemi srl – Confidential Informa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_20_Alternate-title" draw:layer="backgroundobjects" svg:width="0cm" svg:height="0cm" svg:x="0cm" svg:y="2.123cm" presentation:class="page"/>
        <draw:frame presentation:style-name="Title_20_and_20_Content_20_Alternate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llout_20_Left" style:display-name="Callout Left" style:page-layout-name="PM1" draw:style-name="Mdp1">
      <loext:theme loext:name="Office Theme">
        <loext:theme-colors loext:name="PDF Solutions Color Template">
          <loext:color loext:name="dark1" loext:color="#000000"/>
          <loext:color loext:name="light1" loext:color="#ffffff"/>
          <loext:color loext:name="dark2" loext:color="#0f2337"/>
          <loext:color loext:name="light2" loext:color="#e7e6e6"/>
          <loext:color loext:name="accent1" loext:color="#307fe2"/>
          <loext:color loext:name="accent2" loext:color="#001e60"/>
          <loext:color loext:name="accent3" loext:color="#78bb33"/>
          <loext:color loext:name="accent4" loext:color="#f78539"/>
          <loext:color loext:name="accent5" loext:color="#ffff99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Rectangle 9" draw:style-name="Mgr29" draw:text-style-name="MP6" draw:layer="backgroundobjects" svg:width="9.343cm" svg:height="0.711cm" svg:x="10.847cm" svg:y="17.995cm">
        <text:p text:style-name="MP5"><text:span text:style-name="MT1">© 2022/23 Cover Sistemi – Confidential Informa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30" draw:text-style-name="MP8" draw:layer="backgroundobjects" svg:width="2.286cm" svg:height="0.719cm" svg:x="31.063cm" svg:y="17.995cm">
        <text:p text:style-name="MP7"><text:span text:style-name="MT2"><text:page-number>&lt;number&gt;</text:page-number></text:span><text:span text:style-name="MT3">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9" draw:layer="backgroundobjects" svg:width="3.245cm" svg:height="0.988cm" svg:x="0.932cm" svg:y="17.726cm">
        <draw:image xlink:href="Pictures/10000001000001E60000009422B40A50.png" xlink:type="simple" xlink:show="embed" xlink:actuate="onLoad" draw:mime-type="image/png">
          <text:p/>
        </draw:image>
      </draw:frame>
      <draw:custom-shape draw:name="Freeform: Shape 13" draw:style-name="Mgr31" draw:text-style-name="MP33" draw:layer="backgroundobjects" svg:width="24.472cm" svg:height="10.247cm" svg:x="9.394cm" svg:y="5.414cm">
        <text:p text:style-name="MP10"><text:span text:style-name="MT13"/></text:p>
        <draw:enhanced-geometry draw:mirror-horizontal="true" draw:mirror-vertical="true" draw:glue-points="?f78 ?f79 ?f80 ?f81 ?f82 ?f83 ?f84 ?f85 ?f86 ?f87" drawooo:sub-view-size="8810297 3689131" draw:text-areas="0 0 ?f88 ?f89" svg:viewBox="0 0 0 0" draw:type="ooxml-non-primitive" draw:enhanced-path="M 0 0 L 8810297 0 7766347 3689131 0 3689131 0 0 Z N">
          <draw:equation draw:name="f0" draw:formula="0*logwidth/8810297"/>
          <draw:equation draw:name="f1" draw:formula="0*logheight/3689131"/>
          <draw:equation draw:name="f2" draw:formula="8810297*logwidth/8810297"/>
          <draw:equation draw:name="f3" draw:formula="0*logheight/3689131"/>
          <draw:equation draw:name="f4" draw:formula="7706711*logwidth/8810297"/>
          <draw:equation draw:name="f5" draw:formula="3689131*logheight/3689131"/>
          <draw:equation draw:name="f6" draw:formula="0*logwidth/8810297"/>
          <draw:equation draw:name="f7" draw:formula="3689131*logheight/3689131"/>
          <draw:equation draw:name="f8" draw:formula="0*logwidth/8810297"/>
          <draw:equation draw:name="f9" draw:formula="0*logheight/3689131"/>
          <draw:equation draw:name="f10" draw:formula="8810297*logwidth/8810297"/>
          <draw:equation draw:name="f11" draw:formula="0*logheight/3689131"/>
          <draw:equation draw:name="f12" draw:formula="7905494*logwidth/8810297"/>
          <draw:equation draw:name="f13" draw:formula="3689131*logheight/3689131"/>
          <draw:equation draw:name="f14" draw:formula="0*logwidth/8810297"/>
          <draw:equation draw:name="f15" draw:formula="3689131*logheight/3689131"/>
          <draw:equation draw:name="f16" draw:formula="0*logwidth/8810297"/>
          <draw:equation draw:name="f17" draw:formula="0*logheight/3689131"/>
          <draw:equation draw:name="f18" draw:formula="0*logwidth/8810297"/>
          <draw:equation draw:name="f19" draw:formula="0*logheight/3689131"/>
          <draw:equation draw:name="f20" draw:formula="8810297*logwidth/8810297"/>
          <draw:equation draw:name="f21" draw:formula="0*logheight/3689131"/>
          <draw:equation draw:name="f22" draw:formula="7875676*logwidth/8810297"/>
          <draw:equation draw:name="f23" draw:formula="3679192*logheight/3689131"/>
          <draw:equation draw:name="f24" draw:formula="0*logwidth/8810297"/>
          <draw:equation draw:name="f25" draw:formula="3689131*logheight/3689131"/>
          <draw:equation draw:name="f26" draw:formula="0*logwidth/8810297"/>
          <draw:equation draw:name="f27" draw:formula="0*logheight/3689131"/>
          <draw:equation draw:name="f28" draw:formula="0*logwidth/8810297"/>
          <draw:equation draw:name="f29" draw:formula="0*logheight/3689131"/>
          <draw:equation draw:name="f30" draw:formula="8810297*logwidth/8810297"/>
          <draw:equation draw:name="f31" draw:formula="0*logheight/3689131"/>
          <draw:equation draw:name="f32" draw:formula="7845859*logwidth/8810297"/>
          <draw:equation draw:name="f33" draw:formula="3689131*logheight/3689131"/>
          <draw:equation draw:name="f34" draw:formula="0*logwidth/8810297"/>
          <draw:equation draw:name="f35" draw:formula="3689131*logheight/3689131"/>
          <draw:equation draw:name="f36" draw:formula="0*logwidth/8810297"/>
          <draw:equation draw:name="f37" draw:formula="0*logheight/3689131"/>
          <draw:equation draw:name="f38" draw:formula="0*logwidth/8810297"/>
          <draw:equation draw:name="f39" draw:formula="0*logheight/3709009"/>
          <draw:equation draw:name="f40" draw:formula="8810297*logwidth/8810297"/>
          <draw:equation draw:name="f41" draw:formula="0*logheight/3709009"/>
          <draw:equation draw:name="f42" draw:formula="7825981*logwidth/8810297"/>
          <draw:equation draw:name="f43" draw:formula="3709009*logheight/3709009"/>
          <draw:equation draw:name="f44" draw:formula="0*logwidth/8810297"/>
          <draw:equation draw:name="f45" draw:formula="3689131*logheight/3709009"/>
          <draw:equation draw:name="f46" draw:formula="0*logwidth/8810297"/>
          <draw:equation draw:name="f47" draw:formula="0*logheight/3709009"/>
          <draw:equation draw:name="f48" draw:formula="0*logwidth/8810297"/>
          <draw:equation draw:name="f49" draw:formula="0*logheight/3738826"/>
          <draw:equation draw:name="f50" draw:formula="8810297*logwidth/8810297"/>
          <draw:equation draw:name="f51" draw:formula="0*logheight/3738826"/>
          <draw:equation draw:name="f52" draw:formula="7806103*logwidth/8810297"/>
          <draw:equation draw:name="f53" draw:formula="3738826*logheight/3738826"/>
          <draw:equation draw:name="f54" draw:formula="0*logwidth/8810297"/>
          <draw:equation draw:name="f55" draw:formula="3689131*logheight/3738826"/>
          <draw:equation draw:name="f56" draw:formula="0*logwidth/8810297"/>
          <draw:equation draw:name="f57" draw:formula="0*logheight/3738826"/>
          <draw:equation draw:name="f58" draw:formula="0*logwidth/8810297"/>
          <draw:equation draw:name="f59" draw:formula="0*logheight/3699070"/>
          <draw:equation draw:name="f60" draw:formula="8810297*logwidth/8810297"/>
          <draw:equation draw:name="f61" draw:formula="0*logheight/3699070"/>
          <draw:equation draw:name="f62" draw:formula="7806103*logwidth/8810297"/>
          <draw:equation draw:name="f63" draw:formula="3699070*logheight/3699070"/>
          <draw:equation draw:name="f64" draw:formula="0*logwidth/8810297"/>
          <draw:equation draw:name="f65" draw:formula="3689131*logheight/3699070"/>
          <draw:equation draw:name="f66" draw:formula="0*logwidth/8810297"/>
          <draw:equation draw:name="f67" draw:formula="0*logheight/3699070"/>
          <draw:equation draw:name="f68" draw:formula="0*logwidth/8810297"/>
          <draw:equation draw:name="f69" draw:formula="0*logheight/3718948"/>
          <draw:equation draw:name="f70" draw:formula="8810297*logwidth/8810297"/>
          <draw:equation draw:name="f71" draw:formula="0*logheight/3718948"/>
          <draw:equation draw:name="f72" draw:formula="7766347*logwidth/8810297"/>
          <draw:equation draw:name="f73" draw:formula="3718948*logheight/3718948"/>
          <draw:equation draw:name="f74" draw:formula="0*logwidth/8810297"/>
          <draw:equation draw:name="f75" draw:formula="3689131*logheight/3718948"/>
          <draw:equation draw:name="f76" draw:formula="0*logwidth/8810297"/>
          <draw:equation draw:name="f77" draw:formula="0*logheight/3718948"/>
          <draw:equation draw:name="f78" draw:formula="0*logwidth/8810297"/>
          <draw:equation draw:name="f79" draw:formula="0*logheight/3689131"/>
          <draw:equation draw:name="f80" draw:formula="8810297*logwidth/8810297"/>
          <draw:equation draw:name="f81" draw:formula="0*logheight/3689131"/>
          <draw:equation draw:name="f82" draw:formula="7766347*logwidth/8810297"/>
          <draw:equation draw:name="f83" draw:formula="3689131*logheight/3689131"/>
          <draw:equation draw:name="f84" draw:formula="0*logwidth/8810297"/>
          <draw:equation draw:name="f85" draw:formula="3689131*logheight/3689131"/>
          <draw:equation draw:name="f86" draw:formula="0*logwidth/8810297"/>
          <draw:equation draw:name="f87" draw:formula="0*logheight/3689131"/>
          <draw:equation draw:name="f88" draw:formula="logwidth"/>
          <draw:equation draw:name="f89" draw:formula="logheight"/>
        </draw:enhanced-geometry>
      </draw:custom-shape>
      <draw:custom-shape draw:name="Parallelogram 2" draw:style-name="Mgr32" draw:text-style-name="MP36" draw:layer="backgroundobjects" svg:width="11.236cm" svg:height="9.143cm" svg:x="10.27cm" svg:y="5.939cm">
        <text:p text:style-name="MP10"><text:span text:style-name="MT13"/></text:p>
        <draw:enhanced-geometry draw:mirror-horizontal="false" draw:mirror-vertical="false" draw:glue-points="?f20 ?f21 ?f22 ?f23 ?f24 ?f25 ?f26 ?f27 ?f28 ?f29" drawooo:sub-view-size="4045226 3291840" draw:text-areas="0 0 ?f30 ?f31" svg:viewBox="0 0 0 0" draw:type="ooxml-non-primitive" draw:enhanced-path="M 0 3291840 L 938812 0 4045226 19878 3126293 3291840 0 3291840 Z N">
          <draw:equation draw:name="f0" draw:formula="0*logwidth/4114800"/>
          <draw:equation draw:name="f1" draw:formula="3291840*logheight/3291840"/>
          <draw:equation draw:name="f2" draw:formula="988507*logwidth/4114800"/>
          <draw:equation draw:name="f3" draw:formula="0*logheight/3291840"/>
          <draw:equation draw:name="f4" draw:formula="4114800*logwidth/4114800"/>
          <draw:equation draw:name="f5" draw:formula="0*logheight/3291840"/>
          <draw:equation draw:name="f6" draw:formula="3126293*logwidth/4114800"/>
          <draw:equation draw:name="f7" draw:formula="3291840*logheight/3291840"/>
          <draw:equation draw:name="f8" draw:formula="0*logwidth/4114800"/>
          <draw:equation draw:name="f9" draw:formula="3291840*logheight/3291840"/>
          <draw:equation draw:name="f10" draw:formula="0*logwidth/4114800"/>
          <draw:equation draw:name="f11" draw:formula="3291840*logheight/3291840"/>
          <draw:equation draw:name="f12" draw:formula="938812*logwidth/4114800"/>
          <draw:equation draw:name="f13" draw:formula="0*logheight/3291840"/>
          <draw:equation draw:name="f14" draw:formula="4114800*logwidth/4114800"/>
          <draw:equation draw:name="f15" draw:formula="0*logheight/3291840"/>
          <draw:equation draw:name="f16" draw:formula="3126293*logwidth/4114800"/>
          <draw:equation draw:name="f17" draw:formula="3291840*logheight/3291840"/>
          <draw:equation draw:name="f18" draw:formula="0*logwidth/4114800"/>
          <draw:equation draw:name="f19" draw:formula="3291840*logheight/3291840"/>
          <draw:equation draw:name="f20" draw:formula="0*logwidth/4045226"/>
          <draw:equation draw:name="f21" draw:formula="3291840*logheight/3291840"/>
          <draw:equation draw:name="f22" draw:formula="938812*logwidth/4045226"/>
          <draw:equation draw:name="f23" draw:formula="0*logheight/3291840"/>
          <draw:equation draw:name="f24" draw:formula="4045226*logwidth/4045226"/>
          <draw:equation draw:name="f25" draw:formula="19878*logheight/3291840"/>
          <draw:equation draw:name="f26" draw:formula="3126293*logwidth/4045226"/>
          <draw:equation draw:name="f27" draw:formula="3291840*logheight/3291840"/>
          <draw:equation draw:name="f28" draw:formula="0*logwidth/4045226"/>
          <draw:equation draw:name="f29" draw:formula="3291840*logheight/3291840"/>
          <draw:equation draw:name="f30" draw:formula="logwidth"/>
          <draw:equation draw:name="f31" draw:formula="logheight"/>
        </draw:enhanced-geometry>
      </draw:custom-shape>
      <draw:frame draw:name="Title 1" presentation:style-name="Mpr28" draw:text-style-name="MP18" draw:layer="backgroundobjects" svg:width="31.749cm" svg:height="1.948cm" svg:x="1.058cm" svg:y="1.067cm" presentation:class="title" presentation:user-transformed="true">
        <draw:text-box>
          <text:p text:style-name="MP17"><text:span text:style-name="MT8">Click to edit Master title style</text:span></text:p>
        </draw:text-box>
      </draw:frame>
      <draw:frame draw:name="Text Placeholder 2" presentation:style-name="Mpr29" draw:text-style-name="MP21" draw:layer="backgroundobjects" svg:width="10.477cm" svg:height="9.524cm" svg:x="22.648cm" svg:y="5.763cm" presentation:class="outline" presentation:user-transformed="true">
        <draw:text-box>
          <text:list text:style-name="ML19">
            <text:list-item>
              <text:p text:style-name="MP19"><text:span text:style-name="MT19">Click to edit Master text styles</text:span></text:p>
            </text:list-item>
          </text:list>
          <text:list text:style-name="ML20">
            <text:list-item>
              <text:list>
                <text:list-item>
                  <text:p text:style-name="MP19"><text:span text:style-name="MT20">Second level</text:span></text:p>
                </text:list-item>
              </text:list>
            </text:list-item>
          </text:list>
          <text:list text:style-name="ML21">
            <text:list-item>
              <text:list>
                <text:list-item>
                  <text:list>
                    <text:list-item>
                      <text:p text:style-name="MP20"><text:span text:style-name="MT21">Third level</text:span></text:p>
                    </text:list-item>
                  </text:list>
                </text:list-item>
              </text:list>
            </text:list-item>
          </text:list>
          <text:list text:style-name="ML2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2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29" draw:text-style-name="MP38" draw:layer="backgroundobjects" svg:width="8.13cm" svg:height="6.811cm" svg:x="0.847cm" svg:y="7.158cm" presentation:class="outline" presentation:user-transformed="true">
        <draw:text-box>
          <text:p text:style-name="MP37"><text:span text:style-name="MT23">Click to edit Master text styles</text:span></text:p>
        </draw:text-box>
      </draw:frame>
      <draw:custom-shape draw:name="Parallelogram 12" draw:style-name="Mgr6" draw:text-style-name="MP22" draw:layer="backgroundobjects" svg:width="1.904cm" svg:height="0.126cm" svg:x="1.058cm" svg:y="0.721cm">
        <text:p text:style-name="MP10"><text:span text:style-name="MT13"/></text:p>
        <draw:enhanced-geometry draw:mirror-horizontal="false" draw:mirror-vertical="false" draw:glue-points="?f9 0 ?f8 0 ?f5 ?f21 ?f7 ?f22 ?f9 ?f22 ?f10 ?f21" draw:text-areas="?f13 ?f14 ?f15 ?f16" svg:viewBox="0 0 0 0" draw:type="ooxml-parallelogram" draw:modifiers="25000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presentation:notes style:page-layout-name="PM0">
        <draw:page-thumbnail presentation:style-name="Callout_20_Left-title" draw:layer="backgroundobjects" svg:width="0cm" svg:height="0cm" svg:x="0cm" svg:y="2.123cm" presentation:class="page"/>
        <draw:frame presentation:style-name="Callout_20_Left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llout_20_Right" style:display-name="Callout Right" style:page-layout-name="PM1" draw:style-name="Mdp1">
      <loext:theme loext:name="Office Theme">
        <loext:theme-colors loext:name="PDF Solutions Color Template">
          <loext:color loext:name="dark1" loext:color="#000000"/>
          <loext:color loext:name="light1" loext:color="#ffffff"/>
          <loext:color loext:name="dark2" loext:color="#0f2337"/>
          <loext:color loext:name="light2" loext:color="#e7e6e6"/>
          <loext:color loext:name="accent1" loext:color="#307fe2"/>
          <loext:color loext:name="accent2" loext:color="#001e60"/>
          <loext:color loext:name="accent3" loext:color="#78bb33"/>
          <loext:color loext:name="accent4" loext:color="#f78539"/>
          <loext:color loext:name="accent5" loext:color="#ffff99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Rectangle 9" draw:style-name="Mgr33" draw:text-style-name="MP6" draw:layer="backgroundobjects" svg:width="9.343cm" svg:height="0.711cm" svg:x="10.847cm" svg:y="17.995cm">
        <text:p text:style-name="MP5"><text:span text:style-name="MT1">© 2022/23 Cover Sistemi – Confidential Informa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34" draw:text-style-name="MP8" draw:layer="backgroundobjects" svg:width="2.286cm" svg:height="0.719cm" svg:x="31.063cm" svg:y="17.995cm">
        <text:p text:style-name="MP7"><text:span text:style-name="MT2"><text:page-number>&lt;number&gt;</text:page-number></text:span><text:span text:style-name="MT3">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9" draw:layer="backgroundobjects" svg:width="3.245cm" svg:height="0.988cm" svg:x="0.932cm" svg:y="17.726cm">
        <draw:image xlink:href="Pictures/10000001000001E60000009422B40A50.png" xlink:type="simple" xlink:show="embed" xlink:actuate="onLoad" draw:mime-type="image/png">
          <text:p/>
        </draw:image>
      </draw:frame>
      <draw:custom-shape draw:name="Freeform: Shape 9" draw:style-name="Mgr31" draw:text-style-name="MP33" draw:layer="backgroundobjects" svg:width="24.472cm" svg:height="10.247cm" svg:x="0cm" svg:y="5.416cm">
        <text:p text:style-name="MP10"><text:span text:style-name="MT13"/></text:p>
        <draw:enhanced-geometry draw:mirror-horizontal="false" draw:mirror-vertical="false" draw:glue-points="?f48 ?f49 ?f50 ?f51 ?f52 ?f53 ?f54 ?f55 ?f56 ?f57" drawooo:sub-view-size="8810297 3689131" draw:text-areas="0 0 ?f58 ?f59" svg:viewBox="0 0 0 0" draw:type="ooxml-non-primitive" draw:enhanced-path="M 0 0 L 8810297 0 7909797 3685423 0 3689131 0 0 Z N">
          <draw:equation draw:name="f0" draw:formula="0*logwidth/8810297"/>
          <draw:equation draw:name="f1" draw:formula="0*logheight/3689131"/>
          <draw:equation draw:name="f2" draw:formula="8810297*logwidth/8810297"/>
          <draw:equation draw:name="f3" draw:formula="0*logheight/3689131"/>
          <draw:equation draw:name="f4" draw:formula="7706711*logwidth/8810297"/>
          <draw:equation draw:name="f5" draw:formula="3689131*logheight/3689131"/>
          <draw:equation draw:name="f6" draw:formula="0*logwidth/8810297"/>
          <draw:equation draw:name="f7" draw:formula="3689131*logheight/3689131"/>
          <draw:equation draw:name="f8" draw:formula="0*logwidth/8810297"/>
          <draw:equation draw:name="f9" draw:formula="0*logheight/3699070"/>
          <draw:equation draw:name="f10" draw:formula="8810297*logwidth/8810297"/>
          <draw:equation draw:name="f11" draw:formula="0*logheight/3699070"/>
          <draw:equation draw:name="f12" draw:formula="7835920*logwidth/8810297"/>
          <draw:equation draw:name="f13" draw:formula="3699070*logheight/3699070"/>
          <draw:equation draw:name="f14" draw:formula="0*logwidth/8810297"/>
          <draw:equation draw:name="f15" draw:formula="3689131*logheight/3699070"/>
          <draw:equation draw:name="f16" draw:formula="0*logwidth/8810297"/>
          <draw:equation draw:name="f17" draw:formula="0*logheight/3699070"/>
          <draw:equation draw:name="f18" draw:formula="0*logwidth/8810297"/>
          <draw:equation draw:name="f19" draw:formula="0*logheight/3689131"/>
          <draw:equation draw:name="f20" draw:formula="8810297*logwidth/8810297"/>
          <draw:equation draw:name="f21" draw:formula="0*logheight/3689131"/>
          <draw:equation draw:name="f22" draw:formula="7845859*logwidth/8810297"/>
          <draw:equation draw:name="f23" draw:formula="3679192*logheight/3689131"/>
          <draw:equation draw:name="f24" draw:formula="0*logwidth/8810297"/>
          <draw:equation draw:name="f25" draw:formula="3689131*logheight/3689131"/>
          <draw:equation draw:name="f26" draw:formula="0*logwidth/8810297"/>
          <draw:equation draw:name="f27" draw:formula="0*logheight/3689131"/>
          <draw:equation draw:name="f28" draw:formula="0*logwidth/8810297"/>
          <draw:equation draw:name="f29" draw:formula="0*logheight/3699070"/>
          <draw:equation draw:name="f30" draw:formula="8810297*logwidth/8810297"/>
          <draw:equation draw:name="f31" draw:formula="0*logheight/3699070"/>
          <draw:equation draw:name="f32" draw:formula="7875677*logwidth/8810297"/>
          <draw:equation draw:name="f33" draw:formula="3699070*logheight/3699070"/>
          <draw:equation draw:name="f34" draw:formula="0*logwidth/8810297"/>
          <draw:equation draw:name="f35" draw:formula="3689131*logheight/3699070"/>
          <draw:equation draw:name="f36" draw:formula="0*logwidth/8810297"/>
          <draw:equation draw:name="f37" draw:formula="0*logheight/3699070"/>
          <draw:equation draw:name="f38" draw:formula="0*logwidth/8810297"/>
          <draw:equation draw:name="f39" draw:formula="0*logheight/3699070"/>
          <draw:equation draw:name="f40" draw:formula="8810297*logwidth/8810297"/>
          <draw:equation draw:name="f41" draw:formula="0*logheight/3699070"/>
          <draw:equation draw:name="f42" draw:formula="7882501*logwidth/8810297"/>
          <draw:equation draw:name="f43" draw:formula="3699070*logheight/3699070"/>
          <draw:equation draw:name="f44" draw:formula="0*logwidth/8810297"/>
          <draw:equation draw:name="f45" draw:formula="3689131*logheight/3699070"/>
          <draw:equation draw:name="f46" draw:formula="0*logwidth/8810297"/>
          <draw:equation draw:name="f47" draw:formula="0*logheight/3699070"/>
          <draw:equation draw:name="f48" draw:formula="0*logwidth/8810297"/>
          <draw:equation draw:name="f49" draw:formula="0*logheight/3689131"/>
          <draw:equation draw:name="f50" draw:formula="8810297*logwidth/8810297"/>
          <draw:equation draw:name="f51" draw:formula="0*logheight/3689131"/>
          <draw:equation draw:name="f52" draw:formula="7909797*logwidth/8810297"/>
          <draw:equation draw:name="f53" draw:formula="3685423*logheight/3689131"/>
          <draw:equation draw:name="f54" draw:formula="0*logwidth/8810297"/>
          <draw:equation draw:name="f55" draw:formula="3689131*logheight/3689131"/>
          <draw:equation draw:name="f56" draw:formula="0*logwidth/8810297"/>
          <draw:equation draw:name="f57" draw:formula="0*logheight/3689131"/>
          <draw:equation draw:name="f58" draw:formula="logwidth"/>
          <draw:equation draw:name="f59" draw:formula="logheight"/>
        </draw:enhanced-geometry>
      </draw:custom-shape>
      <draw:frame draw:name="Title 1" presentation:style-name="Mpr32" draw:text-style-name="MP18" draw:layer="backgroundobjects" svg:width="31.749cm" svg:height="1.948cm" svg:x="1.058cm" svg:y="1.058cm" presentation:class="title" presentation:user-transformed="true">
        <draw:text-box>
          <text:p text:style-name="MP17"><text:span text:style-name="MT8">Click to edit Master title style</text:span></text:p>
        </draw:text-box>
      </draw:frame>
      <draw:frame draw:name="Text Placeholder 2" presentation:style-name="Mpr33" draw:text-style-name="MP21" draw:layer="backgroundobjects" svg:width="10.582cm" svg:height="9.524cm" svg:x="0.635cm" svg:y="5.786cm" presentation:class="outline" presentation:user-transformed="true">
        <draw:text-box>
          <text:list text:style-name="ML19">
            <text:list-item>
              <text:p text:style-name="MP19"><text:span text:style-name="MT19">Click to edit Master text styles</text:span></text:p>
            </text:list-item>
          </text:list>
          <text:list text:style-name="ML20">
            <text:list-item>
              <text:list>
                <text:list-item>
                  <text:p text:style-name="MP19"><text:span text:style-name="MT20">Second levl</text:span></text:p>
                </text:list-item>
              </text:list>
            </text:list-item>
          </text:list>
          <text:list text:style-name="ML21">
            <text:list-item>
              <text:list>
                <text:list-item>
                  <text:list>
                    <text:list-item>
                      <text:p text:style-name="MP20"><text:span text:style-name="MT21">Third level</text:span></text:p>
                    </text:list-item>
                  </text:list>
                </text:list-item>
              </text:list>
            </text:list-item>
          </text:list>
          <text:list text:style-name="ML2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2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33" draw:text-style-name="MP38" draw:layer="backgroundobjects" svg:width="8.13cm" svg:height="6.811cm" svg:x="24.765cm" svg:y="7.142cm" presentation:class="outline" presentation:user-transformed="true">
        <draw:text-box>
          <text:p text:style-name="MP37"><text:span text:style-name="MT23">Click to edit Master text styles</text:span></text:p>
        </draw:text-box>
      </draw:frame>
      <draw:custom-shape draw:name="Parallelogram 10" draw:style-name="Mgr35" draw:text-style-name="MP39" draw:layer="backgroundobjects" svg:width="11.429cm" svg:height="9.105cm" svg:x="12.192cm" svg:y="6.012cm">
        <text:p text:style-name="MP10"><text:span text:style-name="MT13"/></text:p>
        <draw:enhanced-geometry draw:mirror-horizontal="true" draw:mirror-vertical="true" draw:glue-points="?f40 ?f41 ?f42 ?f43 ?f44 ?f45 ?f46 ?f47 ?f48 ?f49" drawooo:sub-view-size="4114800 3278192" draw:text-areas="0 0 ?f50 ?f51" svg:viewBox="0 0 0 0" draw:type="ooxml-non-primitive" draw:enhanced-path="M 0 3271962 L 817910 0 4114800 0 3301341 3278192 0 3271962 Z N">
          <draw:equation draw:name="f0" draw:formula="0*logwidth/4114800"/>
          <draw:equation draw:name="f1" draw:formula="3291840*logheight/3291840"/>
          <draw:equation draw:name="f2" draw:formula="988507*logwidth/4114800"/>
          <draw:equation draw:name="f3" draw:formula="0*logheight/3291840"/>
          <draw:equation draw:name="f4" draw:formula="4114800*logwidth/4114800"/>
          <draw:equation draw:name="f5" draw:formula="0*logheight/3291840"/>
          <draw:equation draw:name="f6" draw:formula="3126293*logwidth/4114800"/>
          <draw:equation draw:name="f7" draw:formula="3291840*logheight/3291840"/>
          <draw:equation draw:name="f8" draw:formula="0*logwidth/4114800"/>
          <draw:equation draw:name="f9" draw:formula="3291840*logheight/3291840"/>
          <draw:equation draw:name="f10" draw:formula="0*logwidth/4114800"/>
          <draw:equation draw:name="f11" draw:formula="3291840*logheight/3291840"/>
          <draw:equation draw:name="f12" draw:formula="817910*logwidth/4114800"/>
          <draw:equation draw:name="f13" draw:formula="0*logheight/3291840"/>
          <draw:equation draw:name="f14" draw:formula="4114800*logwidth/4114800"/>
          <draw:equation draw:name="f15" draw:formula="0*logheight/3291840"/>
          <draw:equation draw:name="f16" draw:formula="3126293*logwidth/4114800"/>
          <draw:equation draw:name="f17" draw:formula="3291840*logheight/3291840"/>
          <draw:equation draw:name="f18" draw:formula="0*logwidth/4114800"/>
          <draw:equation draw:name="f19" draw:formula="3291840*logheight/3291840"/>
          <draw:equation draw:name="f20" draw:formula="0*logwidth/4114800"/>
          <draw:equation draw:name="f21" draw:formula="3291840*logheight/3291840"/>
          <draw:equation draw:name="f22" draw:formula="817910*logwidth/4114800"/>
          <draw:equation draw:name="f23" draw:formula="0*logheight/3291840"/>
          <draw:equation draw:name="f24" draw:formula="4114800*logwidth/4114800"/>
          <draw:equation draw:name="f25" draw:formula="0*logheight/3291840"/>
          <draw:equation draw:name="f26" draw:formula="3221827*logwidth/4114800"/>
          <draw:equation draw:name="f27" draw:formula="3278192*logheight/3291840"/>
          <draw:equation draw:name="f28" draw:formula="0*logwidth/4114800"/>
          <draw:equation draw:name="f29" draw:formula="3291840*logheight/3291840"/>
          <draw:equation draw:name="f30" draw:formula="0*logwidth/4114800"/>
          <draw:equation draw:name="f31" draw:formula="3271962*logheight/3278192"/>
          <draw:equation draw:name="f32" draw:formula="817910*logwidth/4114800"/>
          <draw:equation draw:name="f33" draw:formula="0*logheight/3278192"/>
          <draw:equation draw:name="f34" draw:formula="4114800*logwidth/4114800"/>
          <draw:equation draw:name="f35" draw:formula="0*logheight/3278192"/>
          <draw:equation draw:name="f36" draw:formula="3221827*logwidth/4114800"/>
          <draw:equation draw:name="f37" draw:formula="3278192*logheight/3278192"/>
          <draw:equation draw:name="f38" draw:formula="0*logwidth/4114800"/>
          <draw:equation draw:name="f39" draw:formula="3271962*logheight/3278192"/>
          <draw:equation draw:name="f40" draw:formula="0*logwidth/4114800"/>
          <draw:equation draw:name="f41" draw:formula="3271962*logheight/3278192"/>
          <draw:equation draw:name="f42" draw:formula="817910*logwidth/4114800"/>
          <draw:equation draw:name="f43" draw:formula="0*logheight/3278192"/>
          <draw:equation draw:name="f44" draw:formula="4114800*logwidth/4114800"/>
          <draw:equation draw:name="f45" draw:formula="0*logheight/3278192"/>
          <draw:equation draw:name="f46" draw:formula="3301341*logwidth/4114800"/>
          <draw:equation draw:name="f47" draw:formula="3278192*logheight/3278192"/>
          <draw:equation draw:name="f48" draw:formula="0*logwidth/4114800"/>
          <draw:equation draw:name="f49" draw:formula="3271962*logheight/3278192"/>
          <draw:equation draw:name="f50" draw:formula="logwidth"/>
          <draw:equation draw:name="f51" draw:formula="logheight"/>
        </draw:enhanced-geometry>
      </draw:custom-shape>
      <draw:custom-shape draw:name="Parallelogram 11" draw:style-name="Mgr6" draw:text-style-name="MP22" draw:layer="backgroundobjects" svg:width="1.904cm" svg:height="0.126cm" svg:x="1.058cm" svg:y="0.721cm">
        <text:p text:style-name="MP10"><text:span text:style-name="MT13"/></text:p>
        <draw:enhanced-geometry draw:mirror-horizontal="false" draw:mirror-vertical="false" draw:glue-points="?f9 0 ?f8 0 ?f5 ?f21 ?f7 ?f22 ?f9 ?f22 ?f10 ?f21" draw:text-areas="?f13 ?f14 ?f15 ?f16" svg:viewBox="0 0 0 0" draw:type="ooxml-parallelogram" draw:modifiers="25000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presentation:notes style:page-layout-name="PM0">
        <draw:page-thumbnail presentation:style-name="Callout_20_Right-title" draw:layer="backgroundobjects" svg:width="0cm" svg:height="0cm" svg:x="0cm" svg:y="2.123cm" presentation:class="page"/>
        <draw:frame presentation:style-name="Callout_20_Right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PDF Solutions Color Template">
          <loext:color loext:name="dark1" loext:color="#000000"/>
          <loext:color loext:name="light1" loext:color="#ffffff"/>
          <loext:color loext:name="dark2" loext:color="#0f2337"/>
          <loext:color loext:name="light2" loext:color="#e7e6e6"/>
          <loext:color loext:name="accent1" loext:color="#307fe2"/>
          <loext:color loext:name="accent2" loext:color="#001e60"/>
          <loext:color loext:name="accent3" loext:color="#78bb33"/>
          <loext:color loext:name="accent4" loext:color="#f78539"/>
          <loext:color loext:name="accent5" loext:color="#ffff99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Rectangle 9" draw:style-name="Mgr36" draw:text-style-name="MP6" draw:layer="backgroundobjects" svg:width="9.343cm" svg:height="0.711cm" svg:x="10.847cm" svg:y="17.995cm">
        <text:p text:style-name="MP5"><text:span text:style-name="MT1">© 2022/23 Cover Sistemi – Confidential Informa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37" draw:text-style-name="MP8" draw:layer="backgroundobjects" svg:width="2.286cm" svg:height="0.719cm" svg:x="31.063cm" svg:y="17.995cm">
        <text:p text:style-name="MP7"><text:span text:style-name="MT2"><text:page-number>&lt;number&gt;</text:page-number></text:span><text:span text:style-name="MT3">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9" draw:layer="backgroundobjects" svg:width="3.245cm" svg:height="0.988cm" svg:x="0.932cm" svg:y="17.726cm">
        <draw:image xlink:href="Pictures/10000001000001E60000009422B40A50.png" xlink:type="simple" xlink:show="embed" xlink:actuate="onLoad" draw:mime-type="image/png">
          <text:p/>
        </draw:image>
      </draw:frame>
      <draw:frame draw:name="Title 1" presentation:style-name="Mpr36" draw:text-style-name="MP18" draw:layer="backgroundobjects" svg:width="31.749cm" svg:height="1.948cm" svg:x="1.058cm" svg:y="1.058cm" presentation:class="title" presentation:user-transformed="true">
        <draw:text-box>
          <text:p text:style-name="MP17"><text:span text:style-name="MT8">Click to edit Master title style</text:span></text:p>
        </draw:text-box>
      </draw:frame>
      <draw:custom-shape draw:name="Parallelogram 8" draw:style-name="Mgr6" draw:text-style-name="MP22" draw:layer="backgroundobjects" svg:width="1.904cm" svg:height="0.126cm" svg:x="1.058cm" svg:y="0.721cm">
        <text:p text:style-name="MP10"><text:span text:style-name="MT13"/></text:p>
        <draw:enhanced-geometry draw:mirror-horizontal="false" draw:mirror-vertical="false" draw:glue-points="?f9 0 ?f8 0 ?f5 ?f21 ?f7 ?f22 ?f9 ?f22 ?f10 ?f21" draw:text-areas="?f13 ?f14 ?f15 ?f16" svg:viewBox="0 0 0 0" draw:type="ooxml-parallelogram" draw:modifiers="25000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presentation:notes style:page-layout-name="PM0">
        <draw:page-thumbnail presentation:style-name="Title_20_Only-title" draw:layer="backgroundobjects" svg:width="0cm" svg:height="0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hank_20_You" style:display-name="Thank You" style:page-layout-name="PM1" draw:style-name="Mdp1">
      <loext:theme loext:name="Office Theme">
        <loext:theme-colors loext:name="PDF Solutions Color Template">
          <loext:color loext:name="dark1" loext:color="#000000"/>
          <loext:color loext:name="light1" loext:color="#ffffff"/>
          <loext:color loext:name="dark2" loext:color="#0f2337"/>
          <loext:color loext:name="light2" loext:color="#e7e6e6"/>
          <loext:color loext:name="accent1" loext:color="#307fe2"/>
          <loext:color loext:name="accent2" loext:color="#001e60"/>
          <loext:color loext:name="accent3" loext:color="#78bb33"/>
          <loext:color loext:name="accent4" loext:color="#f78539"/>
          <loext:color loext:name="accent5" loext:color="#ffff99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Rectangle 9" draw:style-name="Mgr38" draw:text-style-name="MP6" draw:layer="backgroundobjects" svg:width="9.343cm" svg:height="0.711cm" svg:x="10.847cm" svg:y="17.995cm">
        <text:p text:style-name="MP5"><text:span text:style-name="MT1">© 2022/23 Cover Sistemi – Confidential Informa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39" draw:text-style-name="MP8" draw:layer="backgroundobjects" svg:width="2.286cm" svg:height="0.719cm" svg:x="31.063cm" svg:y="17.995cm">
        <text:p text:style-name="MP7"><text:span text:style-name="MT2"><text:page-number>&lt;number&gt;</text:page-number></text:span><text:span text:style-name="MT3">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9" draw:layer="backgroundobjects" svg:width="3.245cm" svg:height="0.988cm" svg:x="0.932cm" svg:y="17.726cm">
        <draw:image xlink:href="Pictures/10000001000001E60000009422B40A50.png" xlink:type="simple" xlink:show="embed" xlink:actuate="onLoad" draw:mime-type="image/png">
          <text:p/>
        </draw:image>
      </draw:frame>
      <draw:custom-shape draw:name="TextBox 39" draw:style-name="Mgr40" draw:text-style-name="MP14" draw:layer="backgroundobjects" svg:width="22.647cm" svg:height="5.117cm" svg:x="5.609cm" svg:y="6.939cm">
        <text:p text:style-name="MP10"><text:span text:style-name="MT24">Thank You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hank_20_You-title" draw:layer="backgroundobjects" svg:width="0cm" svg:height="0cm" svg:x="0cm" svg:y="2.123cm" presentation:class="page"/>
        <draw:frame presentation:style-name="Thank_20_You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_20_TT" style:display-name="Title and Content TT" style:page-layout-name="PM1" draw:style-name="Mdp1">
      <loext:theme loext:name="Office Theme">
        <loext:theme-colors loext:name="PDF Solutions Color Template">
          <loext:color loext:name="dark1" loext:color="#000000"/>
          <loext:color loext:name="light1" loext:color="#ffffff"/>
          <loext:color loext:name="dark2" loext:color="#0f2337"/>
          <loext:color loext:name="light2" loext:color="#e7e6e6"/>
          <loext:color loext:name="accent1" loext:color="#307fe2"/>
          <loext:color loext:name="accent2" loext:color="#001e60"/>
          <loext:color loext:name="accent3" loext:color="#78bb33"/>
          <loext:color loext:name="accent4" loext:color="#f78539"/>
          <loext:color loext:name="accent5" loext:color="#ffff99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Rectangle 9" draw:style-name="Mgr41" draw:text-style-name="MP6" draw:layer="backgroundobjects" svg:width="9.343cm" svg:height="0.711cm" svg:x="10.847cm" svg:y="17.995cm">
        <text:p text:style-name="MP5"><text:span text:style-name="MT1">© 2022/23 Cover Sistemi – Confidential Informa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2" draw:text-style-name="MP8" draw:layer="backgroundobjects" svg:width="2.286cm" svg:height="0.719cm" svg:x="31.063cm" svg:y="17.995cm">
        <text:p text:style-name="MP7"><text:span text:style-name="MT2"><text:page-number>&lt;number&gt;</text:page-number></text:span><text:span text:style-name="MT3">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9" draw:layer="backgroundobjects" svg:width="3.245cm" svg:height="0.988cm" svg:x="0.932cm" svg:y="17.726cm">
        <draw:image xlink:href="Pictures/10000001000001E60000009422B40A50.png" xlink:type="simple" xlink:show="embed" xlink:actuate="onLoad" draw:mime-type="image/png">
          <text:p/>
        </draw:image>
      </draw:frame>
      <draw:frame draw:name="Title Placeholder 1" presentation:style-name="Mpr41" draw:text-style-name="MP18" draw:layer="backgroundobjects" svg:width="31.749cm" svg:height="1.948cm" svg:x="1.058cm" svg:y="1.058cm" presentation:class="title" presentation:user-transformed="true">
        <draw:text-box>
          <text:p text:style-name="MP17"><text:span text:style-name="MT8">Click to edit Master title style</text:span></text:p>
        </draw:text-box>
      </draw:frame>
      <draw:frame draw:name="Text Placeholder 2" presentation:style-name="Mpr42" draw:text-style-name="MP42" draw:layer="backgroundobjects" svg:width="31.749cm" svg:height="13.136cm" svg:x="1.058cm" svg:y="4.022cm" presentation:class="outline" presentation:user-transformed="true">
        <draw:text-box>
          <text:list text:style-name="ML24">
            <text:list-item>
              <text:p text:style-name="MP40"><text:span text:style-name="MT25">Click to edit Master text styles</text:span></text:p>
            </text:list-item>
          </text:list>
          <text:list text:style-name="ML25">
            <text:list-item>
              <text:list>
                <text:list-item>
                  <text:p text:style-name="MP40"><text:span text:style-name="MT26">Second level</text:span></text:p>
                </text:list-item>
              </text:list>
            </text:list-item>
          </text:list>
          <text:list text:style-name="ML26">
            <text:list-item>
              <text:list>
                <text:list-item>
                  <text:list>
                    <text:list-item>
                      <text:p text:style-name="MP41"><text:span text:style-name="MT27">Third level </text:span></text:p>
                    </text:list-item>
                  </text:list>
                </text:list-item>
              </text:list>
            </text:list-item>
          </text:list>
          <text:list text:style-name="ML2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1"><text:span text:style-name="MT2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Parallelogram 10" draw:style-name="Mgr6" draw:text-style-name="MP43" draw:layer="backgroundobjects" svg:width="1.904cm" svg:height="0.126cm" svg:x="1.058cm" svg:y="0.721cm">
        <text:p text:style-name="MP10"><text:span text:style-name="MT29"/></text:p>
        <draw:enhanced-geometry draw:mirror-horizontal="false" draw:mirror-vertical="false" draw:glue-points="?f9 0 ?f8 0 ?f5 ?f21 ?f7 ?f22 ?f9 ?f22 ?f10 ?f21" draw:text-areas="?f13 ?f14 ?f15 ?f16" svg:viewBox="0 0 0 0" draw:type="ooxml-parallelogram" draw:modifiers="25000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presentation:notes style:page-layout-name="PM0">
        <draw:page-thumbnail presentation:style-name="Title_20_and_20_Content_20_TT-title" draw:layer="backgroundobjects" svg:width="0cm" svg:height="0cm" svg:x="0cm" svg:y="2.123cm" presentation:class="page"/>
        <draw:frame presentation:style-name="Title_20_and_20_Content_20_TT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afe_20_Harbor" style:display-name="Safe Harbor" style:page-layout-name="PM1" draw:style-name="Mdp1">
      <loext:theme loext:name="Office Theme">
        <loext:theme-colors loext:name="PDF Solutions Color Template">
          <loext:color loext:name="dark1" loext:color="#000000"/>
          <loext:color loext:name="light1" loext:color="#ffffff"/>
          <loext:color loext:name="dark2" loext:color="#0f2337"/>
          <loext:color loext:name="light2" loext:color="#e7e6e6"/>
          <loext:color loext:name="accent1" loext:color="#307fe2"/>
          <loext:color loext:name="accent2" loext:color="#001e60"/>
          <loext:color loext:name="accent3" loext:color="#78bb33"/>
          <loext:color loext:name="accent4" loext:color="#f78539"/>
          <loext:color loext:name="accent5" loext:color="#ffff99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Rectangle 9" draw:style-name="Mgr43" draw:text-style-name="MP6" draw:layer="backgroundobjects" svg:width="9.343cm" svg:height="0.711cm" svg:x="10.847cm" svg:y="17.995cm">
        <text:p text:style-name="MP5"><text:span text:style-name="MT1">© 2022/23 Cover Sistemi – Confidential Informa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4" draw:text-style-name="MP8" draw:layer="backgroundobjects" svg:width="2.286cm" svg:height="0.719cm" svg:x="31.063cm" svg:y="17.995cm">
        <text:p text:style-name="MP7"><text:span text:style-name="MT2"><text:page-number>&lt;number&gt;</text:page-number></text:span><text:span text:style-name="MT3">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9" draw:layer="backgroundobjects" svg:width="3.245cm" svg:height="0.988cm" svg:x="0.932cm" svg:y="17.726cm">
        <draw:image xlink:href="Pictures/10000001000001E60000009422B40A50.png" xlink:type="simple" xlink:show="embed" xlink:actuate="onLoad" draw:mime-type="image/png">
          <text:p/>
        </draw:image>
      </draw:frame>
      <presentation:notes style:page-layout-name="PM0">
        <draw:page-thumbnail presentation:style-name="Safe_20_Harbor-title" draw:layer="backgroundobjects" svg:width="0cm" svg:height="0cm" svg:x="0cm" svg:y="2.123cm" presentation:class="page"/>
        <draw:frame presentation:style-name="Safe_20_Harbor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_20_Narrow_20_Left_20_TT" style:display-name="Two Content Narrow Left TT" style:page-layout-name="PM1" draw:style-name="Mdp1">
      <loext:theme loext:name="Office Theme">
        <loext:theme-colors loext:name="PDF Solutions Color Template">
          <loext:color loext:name="dark1" loext:color="#000000"/>
          <loext:color loext:name="light1" loext:color="#ffffff"/>
          <loext:color loext:name="dark2" loext:color="#0f2337"/>
          <loext:color loext:name="light2" loext:color="#e7e6e6"/>
          <loext:color loext:name="accent1" loext:color="#307fe2"/>
          <loext:color loext:name="accent2" loext:color="#001e60"/>
          <loext:color loext:name="accent3" loext:color="#78bb33"/>
          <loext:color loext:name="accent4" loext:color="#f78539"/>
          <loext:color loext:name="accent5" loext:color="#ffff99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Rectangle 9" draw:style-name="Mgr45" draw:text-style-name="MP6" draw:layer="backgroundobjects" svg:width="9.343cm" svg:height="0.711cm" svg:x="10.847cm" svg:y="17.995cm">
        <text:p text:style-name="MP5"><text:span text:style-name="MT1">© 2022/23 Cover Sistemi – Confidential Informa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6" draw:text-style-name="MP8" draw:layer="backgroundobjects" svg:width="2.286cm" svg:height="0.719cm" svg:x="31.063cm" svg:y="17.995cm">
        <text:p text:style-name="MP7"><text:span text:style-name="MT2"><text:page-number>&lt;number&gt;</text:page-number></text:span><text:span text:style-name="MT3">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9" draw:layer="backgroundobjects" svg:width="3.245cm" svg:height="0.988cm" svg:x="0.932cm" svg:y="17.726cm">
        <draw:image xlink:href="Pictures/10000001000001E60000009422B40A50.png" xlink:type="simple" xlink:show="embed" xlink:actuate="onLoad" draw:mime-type="image/png">
          <text:p/>
        </draw:image>
      </draw:frame>
      <draw:frame draw:name="Title 1" presentation:style-name="Mpr47" draw:text-style-name="MP18" draw:layer="backgroundobjects" svg:width="21.377cm" svg:height="1.948cm" svg:x="11.43cm" svg:y="1.058cm" presentation:class="title" presentation:user-transformed="true">
        <draw:text-box>
          <text:p text:style-name="MP17"><text:span text:style-name="MT8">Click to edit Master title style</text:span></text:p>
        </draw:text-box>
      </draw:frame>
      <draw:frame draw:name="Content Placeholder 2" presentation:style-name="Mpr48" draw:text-style-name="MP42" draw:layer="backgroundobjects" svg:width="21.377cm" svg:height="13.136cm" svg:x="11.43cm" svg:y="4.022cm" presentation:class="outline" presentation:user-transformed="true">
        <draw:text-box>
          <text:list text:style-name="ML24">
            <text:list-item>
              <text:p text:style-name="MP40"><text:span text:style-name="MT30">Click to edit Master text styles</text:span></text:p>
            </text:list-item>
          </text:list>
          <text:list text:style-name="ML25">
            <text:list-item>
              <text:list>
                <text:list-item>
                  <text:p text:style-name="MP40"><text:span text:style-name="MT26">Second level</text:span></text:p>
                </text:list-item>
              </text:list>
            </text:list-item>
          </text:list>
          <text:list text:style-name="ML28">
            <text:list-item>
              <text:list>
                <text:list-item>
                  <text:list>
                    <text:list-item>
                      <text:p text:style-name="MP41"><text:span text:style-name="MT27">Third level</text:span></text:p>
                    </text:list-item>
                  </text:list>
                </text:list-item>
              </text:list>
            </text:list-item>
          </text:list>
          <text:list text:style-name="ML2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1"><text:span text:style-name="MT2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Parallelogram 13" draw:style-name="Mgr6" draw:text-style-name="MP22" draw:layer="backgroundobjects" svg:width="1.904cm" svg:height="0.126cm" svg:x="11.43cm" svg:y="0.721cm">
        <text:p text:style-name="MP10"><text:span text:style-name="MT13"/></text:p>
        <draw:enhanced-geometry draw:mirror-horizontal="false" draw:mirror-vertical="false" draw:glue-points="?f9 0 ?f8 0 ?f5 ?f21 ?f7 ?f22 ?f9 ?f22 ?f10 ?f21" draw:text-areas="?f13 ?f14 ?f15 ?f16" svg:viewBox="0 0 0 0" draw:type="ooxml-parallelogram" draw:modifiers="25000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draw:connector draw:name="Straight Connector 12" draw:style-name="Mgr16" draw:text-style-name="MP9" draw:layer="backgroundobjects" draw:type="line" svg:x1="10.583cm" svg:y1="0cm" svg:x2="10.583cm" svg:y2="19.05cm" svg:d="M10583 0v19050" svg:viewBox="0 0 1 19051">
        <text:p/>
      </draw:connector>
      <draw:frame draw:name="Content Placeholder 2" presentation:style-name="Mpr48" draw:text-style-name="MP42" draw:layer="backgroundobjects" svg:width="9.312cm" svg:height="13.136cm" svg:x="0.635cm" svg:y="4.022cm" presentation:class="outline" presentation:user-transformed="true">
        <draw:text-box>
          <text:list text:style-name="ML24">
            <text:list-item>
              <text:p text:style-name="MP40"><text:span text:style-name="MT30">Click to edit Master text styles</text:span></text:p>
            </text:list-item>
          </text:list>
          <text:list text:style-name="ML25">
            <text:list-item>
              <text:list>
                <text:list-item>
                  <text:p text:style-name="MP40"><text:span text:style-name="MT26">Second level</text:span></text:p>
                </text:list-item>
              </text:list>
            </text:list-item>
          </text:list>
          <text:list text:style-name="ML28">
            <text:list-item>
              <text:list>
                <text:list-item>
                  <text:list>
                    <text:list-item>
                      <text:p text:style-name="MP41"><text:span text:style-name="MT27">Third level</text:span></text:p>
                    </text:list-item>
                  </text:list>
                </text:list-item>
              </text:list>
            </text:list-item>
          </text:list>
          <text:list text:style-name="ML2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1"><text:span text:style-name="MT2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wo_20_Content_20_Narrow_20_Left_20_TT-title" draw:layer="backgroundobjects" svg:width="0cm" svg:height="0cm" svg:x="0cm" svg:y="2.123cm" presentation:class="page"/>
        <draw:frame presentation:style-name="Two_20_Content_20_Narrow_20_Left_20_TT-notes" draw:layer="backgroundobjects" svg:width="17.271cm" svg:height="12.572cm" svg:x="2.159cm" svg:y="13.271cm" presentation:class="notes" presentation:placeholder="true">
          <draw:text-box/>
        </draw:frame>
        <draw:frame presentation:style-name="Mpr4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_20_Narrow_20_Right_20_TT" style:display-name="Two Content Narrow Right TT" style:page-layout-name="PM1" draw:style-name="Mdp1">
      <loext:theme loext:name="Office Theme">
        <loext:theme-colors loext:name="PDF Solutions Color Template">
          <loext:color loext:name="dark1" loext:color="#000000"/>
          <loext:color loext:name="light1" loext:color="#ffffff"/>
          <loext:color loext:name="dark2" loext:color="#0f2337"/>
          <loext:color loext:name="light2" loext:color="#e7e6e6"/>
          <loext:color loext:name="accent1" loext:color="#307fe2"/>
          <loext:color loext:name="accent2" loext:color="#001e60"/>
          <loext:color loext:name="accent3" loext:color="#78bb33"/>
          <loext:color loext:name="accent4" loext:color="#f78539"/>
          <loext:color loext:name="accent5" loext:color="#ffff99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Rectangle 9" draw:style-name="Mgr47" draw:text-style-name="MP6" draw:layer="backgroundobjects" svg:width="9.343cm" svg:height="0.711cm" svg:x="10.847cm" svg:y="17.995cm">
        <text:p text:style-name="MP5"><text:span text:style-name="MT1">© 2022/23 Cover Sistemi – Confidential Informa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8" draw:text-style-name="MP8" draw:layer="backgroundobjects" svg:width="2.286cm" svg:height="0.719cm" svg:x="31.063cm" svg:y="17.995cm">
        <text:p text:style-name="MP7"><text:span text:style-name="MT2"><text:page-number>&lt;number&gt;</text:page-number></text:span><text:span text:style-name="MT3">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9" draw:layer="backgroundobjects" svg:width="3.245cm" svg:height="0.988cm" svg:x="0.932cm" svg:y="17.726cm">
        <draw:image xlink:href="Pictures/10000001000001E60000009422B40A50.png" xlink:type="simple" xlink:show="embed" xlink:actuate="onLoad" draw:mime-type="image/png">
          <text:p/>
        </draw:image>
      </draw:frame>
      <draw:frame draw:name="Title 1" presentation:style-name="Mpr51" draw:text-style-name="MP18" draw:layer="backgroundobjects" svg:width="21.377cm" svg:height="1.948cm" svg:x="1.058cm" svg:y="1.058cm" presentation:class="title" presentation:user-transformed="true">
        <draw:text-box>
          <text:p text:style-name="MP17"><text:span text:style-name="MT8">Click to edit Master title style</text:span></text:p>
        </draw:text-box>
      </draw:frame>
      <draw:frame draw:name="Content Placeholder 2" presentation:style-name="Mpr52" draw:text-style-name="MP42" draw:layer="backgroundobjects" svg:width="21.377cm" svg:height="13.136cm" svg:x="1.058cm" svg:y="4.022cm" presentation:class="outline" presentation:user-transformed="true">
        <draw:text-box>
          <text:list text:style-name="ML24">
            <text:list-item>
              <text:p text:style-name="MP40"><text:span text:style-name="MT30">Click to edit Master text styles</text:span></text:p>
            </text:list-item>
          </text:list>
          <text:list text:style-name="ML25">
            <text:list-item>
              <text:list>
                <text:list-item>
                  <text:p text:style-name="MP40"><text:span text:style-name="MT26">Second level</text:span></text:p>
                </text:list-item>
              </text:list>
            </text:list-item>
          </text:list>
          <text:list text:style-name="ML28">
            <text:list-item>
              <text:list>
                <text:list-item>
                  <text:list>
                    <text:list-item>
                      <text:p text:style-name="MP41"><text:span text:style-name="MT27">Third level</text:span></text:p>
                    </text:list-item>
                  </text:list>
                </text:list-item>
              </text:list>
            </text:list-item>
          </text:list>
          <text:list text:style-name="ML2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1"><text:span text:style-name="MT2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onnector draw:name="Straight Connector 12" draw:style-name="Mgr10" draw:text-style-name="MP9" draw:layer="backgroundobjects" draw:type="line" svg:x1="23.495cm" svg:y1="0cm" svg:x2="23.495cm" svg:y2="19.05cm" svg:d="M23495 0v19050" svg:viewBox="0 0 1 19051">
        <text:p/>
      </draw:connector>
      <draw:frame draw:name="Picture Placeholder 4" presentation:style-name="Mpr53" draw:text-style-name="MP24" draw:layer="backgroundobjects" svg:width="10.371cm" svg:height="19.049cm" svg:x="23.495cm" svg:y="0cm" presentation:class="outline" presentation:user-transformed="true">
        <draw:text-box>
          <text:p text:style-name="MP23"><text:span text:style-name="MT13">Click icon to add picture</text:span></text:p>
        </draw:text-box>
      </draw:frame>
      <draw:frame draw:name="Content Placeholder 2" presentation:style-name="Mpr52" draw:text-style-name="MP42" draw:layer="backgroundobjects" svg:width="9.312cm" svg:height="13.136cm" svg:x="24.086cm" svg:y="4.022cm" presentation:class="outline" presentation:user-transformed="true">
        <draw:text-box>
          <text:list text:style-name="ML24">
            <text:list-item>
              <text:p text:style-name="MP40"><text:span text:style-name="MT30">Click to edit Master text styles</text:span></text:p>
            </text:list-item>
          </text:list>
          <text:list text:style-name="ML25">
            <text:list-item>
              <text:list>
                <text:list-item>
                  <text:p text:style-name="MP40"><text:span text:style-name="MT26">Second level</text:span></text:p>
                </text:list-item>
              </text:list>
            </text:list-item>
          </text:list>
          <text:list text:style-name="ML30">
            <text:list-item>
              <text:list>
                <text:list-item>
                  <text:list>
                    <text:list-item>
                      <text:p text:style-name="MP41"><text:span text:style-name="MT27">Third level</text:span></text:p>
                    </text:list-item>
                  </text:list>
                </text:list-item>
              </text:list>
            </text:list-item>
          </text:list>
          <text:list text:style-name="ML3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1"><text:span text:style-name="MT2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Parallelogram 13" draw:style-name="Mgr6" draw:text-style-name="MP22" draw:layer="backgroundobjects" svg:width="1.904cm" svg:height="0.126cm" svg:x="1.058cm" svg:y="0.721cm">
        <text:p text:style-name="MP10"><text:span text:style-name="MT13"/></text:p>
        <draw:enhanced-geometry draw:mirror-horizontal="false" draw:mirror-vertical="false" draw:glue-points="?f9 0 ?f8 0 ?f5 ?f21 ?f7 ?f22 ?f9 ?f22 ?f10 ?f21" draw:text-areas="?f13 ?f14 ?f15 ?f16" svg:viewBox="0 0 0 0" draw:type="ooxml-parallelogram" draw:modifiers="25000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presentation:notes style:page-layout-name="PM0">
        <draw:page-thumbnail presentation:style-name="Two_20_Content_20_Narrow_20_Right_20_TT-title" draw:layer="backgroundobjects" svg:width="0cm" svg:height="0cm" svg:x="0cm" svg:y="2.123cm" presentation:class="page"/>
        <draw:frame presentation:style-name="Two_20_Content_20_Narrow_20_Right_20_TT-notes" draw:layer="backgroundobjects" svg:width="17.271cm" svg:height="12.572cm" svg:x="2.159cm" svg:y="13.271cm" presentation:class="notes" presentation:placeholder="true">
          <draw:text-box/>
        </draw:frame>
        <draw:frame presentation:style-name="Mpr5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PDF Solutions Color Template">
          <loext:color loext:name="dark1" loext:color="#000000"/>
          <loext:color loext:name="light1" loext:color="#ffffff"/>
          <loext:color loext:name="dark2" loext:color="#0f2337"/>
          <loext:color loext:name="light2" loext:color="#e7e6e6"/>
          <loext:color loext:name="accent1" loext:color="#307fe2"/>
          <loext:color loext:name="accent2" loext:color="#001e60"/>
          <loext:color loext:name="accent3" loext:color="#78bb33"/>
          <loext:color loext:name="accent4" loext:color="#f78539"/>
          <loext:color loext:name="accent5" loext:color="#ffff99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Rectangle 9" draw:style-name="Mgr49" draw:text-style-name="MP6" draw:layer="backgroundobjects" svg:width="9.343cm" svg:height="0.711cm" svg:x="10.847cm" svg:y="17.995cm">
        <text:p text:style-name="MP5"><text:span text:style-name="MT1">© 2022/23 Cover Sistemi – Confidential Informa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50" draw:text-style-name="MP8" draw:layer="backgroundobjects" svg:width="2.286cm" svg:height="0.719cm" svg:x="31.063cm" svg:y="17.995cm">
        <text:p text:style-name="MP7"><text:span text:style-name="MT2"><text:page-number>&lt;number&gt;</text:page-number></text:span><text:span text:style-name="MT3">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9" draw:layer="backgroundobjects" svg:width="3.245cm" svg:height="0.988cm" svg:x="0.932cm" svg:y="17.726cm">
        <draw:image xlink:href="Pictures/10000001000001E60000009422B40A50.png" xlink:type="simple" xlink:show="embed" xlink:actuate="onLoad" draw:mime-type="image/png">
          <text:p/>
        </draw:image>
      </draw:frame>
      <draw:frame draw:name="Title Placeholder 1" presentation:style-name="Mpr56" draw:text-style-name="MP18" draw:layer="backgroundobjects" svg:width="31.749cm" svg:height="1.948cm" svg:x="1.058cm" svg:y="1.058cm" presentation:class="title" presentation:user-transformed="true">
        <draw:text-box>
          <text:p text:style-name="MP17"><text:span text:style-name="MT8">Click to edit Master title style</text:span></text:p>
        </draw:text-box>
      </draw:frame>
      <draw:frame draw:name="Text Placeholder 2" presentation:style-name="Mpr57" draw:text-style-name="MP21" draw:layer="backgroundobjects" svg:width="31.749cm" svg:height="13.136cm" svg:x="1.058cm" svg:y="4.022cm" presentation:class="outline" presentation:user-transformed="true">
        <draw:text-box>
          <text:list text:style-name="ML32">
            <text:list-item>
              <text:p text:style-name="MP19"><text:span text:style-name="MT9">Click to edit Master text styles</text:span></text:p>
            </text:list-item>
          </text:list>
          <text:list text:style-name="ML33">
            <text:list-item>
              <text:list>
                <text:list-item>
                  <text:p text:style-name="MP19"><text:span text:style-name="MT10">Second level</text:span></text:p>
                </text:list-item>
              </text:list>
            </text:list-item>
          </text:list>
          <text:list text:style-name="ML34">
            <text:list-item>
              <text:list>
                <text:list-item>
                  <text:list>
                    <text:list-item>
                      <text:p text:style-name="MP20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3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Parallelogram 1" draw:style-name="Mgr6" draw:text-style-name="MP22" draw:layer="backgroundobjects" svg:width="1.904cm" svg:height="0.126cm" svg:x="1.058cm" svg:y="0.721cm">
        <text:p text:style-name="MP10"><text:span text:style-name="MT13"/></text:p>
        <draw:enhanced-geometry draw:mirror-horizontal="false" draw:mirror-vertical="false" draw:glue-points="?f9 0 ?f8 0 ?f5 ?f21 ?f7 ?f22 ?f9 ?f22 ?f10 ?f21" draw:text-areas="?f13 ?f14 ?f15 ?f16" svg:viewBox="0 0 0 0" draw:type="ooxml-parallelogram" draw:modifiers="25000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presentation:notes style:page-layout-name="PM0">
        <draw:page-thumbnail presentation:style-name="Title_20_and_20_Content-title" draw:layer="backgroundobjects" svg:width="0cm" svg:height="0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PDF Solutions Color Template">
          <loext:color loext:name="dark1" loext:color="#000000"/>
          <loext:color loext:name="light1" loext:color="#ffffff"/>
          <loext:color loext:name="dark2" loext:color="#0f2337"/>
          <loext:color loext:name="light2" loext:color="#e7e6e6"/>
          <loext:color loext:name="accent1" loext:color="#307fe2"/>
          <loext:color loext:name="accent2" loext:color="#001e60"/>
          <loext:color loext:name="accent3" loext:color="#78bb33"/>
          <loext:color loext:name="accent4" loext:color="#f78539"/>
          <loext:color loext:name="accent5" loext:color="#ffff99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Rectangle 9" draw:style-name="Mgr51" draw:text-style-name="MP6" draw:layer="backgroundobjects" svg:width="9.343cm" svg:height="0.711cm" svg:x="10.847cm" svg:y="17.995cm">
        <text:p text:style-name="MP5"><text:span text:style-name="MT1">© 2022/23 Cover Sistemi – Confidential Informa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52" draw:text-style-name="MP8" draw:layer="backgroundobjects" svg:width="2.286cm" svg:height="0.719cm" svg:x="31.063cm" svg:y="17.995cm">
        <text:p text:style-name="MP7"><text:span text:style-name="MT2"><text:page-number>&lt;number&gt;</text:page-number></text:span><text:span text:style-name="MT3">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9" draw:layer="backgroundobjects" svg:width="3.245cm" svg:height="0.988cm" svg:x="0.932cm" svg:y="17.726cm">
        <draw:image xlink:href="Pictures/10000001000001E60000009422B40A50.png" xlink:type="simple" xlink:show="embed" xlink:actuate="onLoad" draw:mime-type="image/png">
          <text:p/>
        </draw:image>
      </draw:frame>
      <draw:frame draw:name="Title 1" presentation:style-name="Mpr60" draw:text-style-name="MP18" draw:layer="backgroundobjects" svg:width="31.749cm" svg:height="1.948cm" svg:x="1.058cm" svg:y="1.058cm" presentation:class="title" presentation:user-transformed="true">
        <draw:text-box>
          <text:p text:style-name="MP17"><text:span text:style-name="MT8">Click to edit Master title style</text:span></text:p>
        </draw:text-box>
      </draw:frame>
      <draw:frame draw:name="Content Placeholder 2" presentation:style-name="Mpr61" draw:text-style-name="MP21" draw:layer="backgroundobjects" svg:width="15.239cm" svg:height="13.136cm" svg:x="1.058cm" svg:y="4.022cm" presentation:class="outline" presentation:user-transformed="true">
        <draw:text-box>
          <text:list text:style-name="ML8">
            <text:list-item>
              <text:p text:style-name="MP19"><text:span text:style-name="MT9">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19"><text:span text:style-name="MT10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0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61" draw:text-style-name="MP21" draw:layer="backgroundobjects" svg:width="15.239cm" svg:height="13.136cm" svg:x="17.568cm" svg:y="4.022cm" presentation:class="outline" presentation:user-transformed="true">
        <draw:text-box>
          <text:list text:style-name="ML8">
            <text:list-item>
              <text:p text:style-name="MP19"><text:span text:style-name="MT9">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19"><text:span text:style-name="MT10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0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Parallelogram 10" draw:style-name="Mgr6" draw:text-style-name="MP22" draw:layer="backgroundobjects" svg:width="1.904cm" svg:height="0.126cm" svg:x="1.058cm" svg:y="0.721cm">
        <text:p text:style-name="MP10"><text:span text:style-name="MT13"/></text:p>
        <draw:enhanced-geometry draw:mirror-horizontal="false" draw:mirror-vertical="false" draw:glue-points="?f9 0 ?f8 0 ?f5 ?f21 ?f7 ?f22 ?f9 ?f22 ?f10 ?f21" draw:text-areas="?f13 ?f14 ?f15 ?f16" svg:viewBox="0 0 0 0" draw:type="ooxml-parallelogram" draw:modifiers="25000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presentation:notes style:page-layout-name="PM0">
        <draw:page-thumbnail presentation:style-name="Two_20_Content-title" draw:layer="backgroundobjects" svg:width="0cm" svg:height="0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6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_20_Comparison" style:display-name="Two Content Comparison" style:page-layout-name="PM1" draw:style-name="Mdp1">
      <loext:theme loext:name="Office Theme">
        <loext:theme-colors loext:name="PDF Solutions Color Template">
          <loext:color loext:name="dark1" loext:color="#000000"/>
          <loext:color loext:name="light1" loext:color="#ffffff"/>
          <loext:color loext:name="dark2" loext:color="#0f2337"/>
          <loext:color loext:name="light2" loext:color="#e7e6e6"/>
          <loext:color loext:name="accent1" loext:color="#307fe2"/>
          <loext:color loext:name="accent2" loext:color="#001e60"/>
          <loext:color loext:name="accent3" loext:color="#78bb33"/>
          <loext:color loext:name="accent4" loext:color="#f78539"/>
          <loext:color loext:name="accent5" loext:color="#ffff99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Rectangle 9" draw:style-name="Mgr53" draw:text-style-name="MP6" draw:layer="backgroundobjects" svg:width="9.343cm" svg:height="0.711cm" svg:x="10.847cm" svg:y="17.995cm">
        <text:p text:style-name="MP5"><text:span text:style-name="MT1">© 2022/23 Cover Sistemi – Confidential Informa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54" draw:text-style-name="MP8" draw:layer="backgroundobjects" svg:width="2.286cm" svg:height="0.719cm" svg:x="31.063cm" svg:y="17.995cm">
        <text:p text:style-name="MP7"><text:span text:style-name="MT2"><text:page-number>&lt;number&gt;</text:page-number></text:span><text:span text:style-name="MT3">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9" draw:layer="backgroundobjects" svg:width="3.245cm" svg:height="0.988cm" svg:x="0.932cm" svg:y="17.726cm">
        <draw:image xlink:href="Pictures/10000001000001E60000009422B40A50.png" xlink:type="simple" xlink:show="embed" xlink:actuate="onLoad" draw:mime-type="image/png">
          <text:p/>
        </draw:image>
      </draw:frame>
      <draw:frame draw:name="Text Placeholder 2" presentation:style-name="Mpr64" draw:text-style-name="MP21" draw:layer="backgroundobjects" svg:width="14.326cm" svg:height="1.817cm" svg:x="2.333cm" svg:y="4.401cm" presentation:class="outline" presentation:user-transformed="true">
        <draw:text-box>
          <text:p text:style-name="MP44"><text:span text:style-name="MT31">Click to add text</text:span></text:p>
        </draw:text-box>
      </draw:frame>
      <draw:frame draw:name="Content Placeholder 3" presentation:style-name="Mpr65" draw:text-style-name="MP21" draw:layer="backgroundobjects" svg:width="14.326cm" svg:height="11.213cm" svg:x="2.333cm" svg:y="6.511cm" presentation:class="outline" presentation:user-transformed="true">
        <draw:text-box>
          <text:list text:style-name="ML8">
            <text:list-item>
              <text:p text:style-name="MP19"><text:span text:style-name="MT9">Click to add content</text:span></text:p>
            </text:list-item>
          </text:list>
          <text:list text:style-name="ML9">
            <text:list-item>
              <text:list>
                <text:list-item>
                  <text:p text:style-name="MP19"><text:span text:style-name="MT10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0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64" draw:text-style-name="MP21" draw:layer="backgroundobjects" svg:width="14.397cm" svg:height="1.817cm" svg:x="17.145cm" svg:y="4.401cm" presentation:class="outline" presentation:user-transformed="true">
        <draw:text-box>
          <text:p text:style-name="MP44"><text:span text:style-name="MT31">Click to add text</text:span></text:p>
        </draw:text-box>
      </draw:frame>
      <draw:frame draw:name="Content Placeholder 5" presentation:style-name="Mpr65" draw:text-style-name="MP21" draw:layer="backgroundobjects" svg:width="14.397cm" svg:height="11.19cm" svg:x="17.145cm" svg:y="6.511cm" presentation:class="outline" presentation:user-transformed="true">
        <draw:text-box>
          <text:list text:style-name="ML8">
            <text:list-item>
              <text:p text:style-name="MP19"><text:span text:style-name="MT9">Click to add content</text:span></text:p>
            </text:list-item>
          </text:list>
          <text:list text:style-name="ML9">
            <text:list-item>
              <text:list>
                <text:list-item>
                  <text:p text:style-name="MP19"><text:span text:style-name="MT10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0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Parallelogram 11" draw:style-name="Mgr6" draw:text-style-name="MP22" draw:layer="backgroundobjects" svg:width="1.904cm" svg:height="0.126cm" svg:x="1.058cm" svg:y="0.721cm">
        <text:p text:style-name="MP10"><text:span text:style-name="MT13"/></text:p>
        <draw:enhanced-geometry draw:mirror-horizontal="false" draw:mirror-vertical="false" draw:glue-points="?f9 0 ?f8 0 ?f5 ?f21 ?f7 ?f22 ?f9 ?f22 ?f10 ?f21" draw:text-areas="?f13 ?f14 ?f15 ?f16" svg:viewBox="0 0 0 0" draw:type="ooxml-parallelogram" draw:modifiers="25000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draw:frame draw:name="Title 1" presentation:style-name="Mpr66" draw:text-style-name="MP18" draw:layer="backgroundobjects" svg:width="31.749cm" svg:height="1.948cm" svg:x="1.058cm" svg:y="1.058cm" presentation:class="title" presentation:user-transformed="true">
        <draw:text-box>
          <text:p text:style-name="MP17"><text:span text:style-name="MT8">Click to edit Master title style</text:span></text:p>
        </draw:text-box>
      </draw:frame>
      <presentation:notes style:page-layout-name="PM0">
        <draw:page-thumbnail presentation:style-name="Two_20_Content_20_Comparison-title" draw:layer="backgroundobjects" svg:width="0cm" svg:height="0cm" svg:x="0cm" svg:y="2.123cm" presentation:class="page"/>
        <draw:frame presentation:style-name="Two_20_Content_20_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6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_20_Product_20_Slide" style:display-name="Two Content Product Slide" style:page-layout-name="PM1" draw:style-name="Mdp1">
      <loext:theme loext:name="Office Theme">
        <loext:theme-colors loext:name="PDF Solutions Color Template">
          <loext:color loext:name="dark1" loext:color="#000000"/>
          <loext:color loext:name="light1" loext:color="#ffffff"/>
          <loext:color loext:name="dark2" loext:color="#0f2337"/>
          <loext:color loext:name="light2" loext:color="#e7e6e6"/>
          <loext:color loext:name="accent1" loext:color="#307fe2"/>
          <loext:color loext:name="accent2" loext:color="#001e60"/>
          <loext:color loext:name="accent3" loext:color="#78bb33"/>
          <loext:color loext:name="accent4" loext:color="#f78539"/>
          <loext:color loext:name="accent5" loext:color="#ffff99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Rectangle 9" draw:style-name="Mgr55" draw:text-style-name="MP6" draw:layer="backgroundobjects" svg:width="9.343cm" svg:height="0.711cm" svg:x="10.847cm" svg:y="17.995cm">
        <text:p text:style-name="MP5"><text:span text:style-name="MT1">© 2022/23 Cover Sistemi – Confidential Informa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56" draw:text-style-name="MP8" draw:layer="backgroundobjects" svg:width="2.286cm" svg:height="0.719cm" svg:x="31.063cm" svg:y="17.995cm">
        <text:p text:style-name="MP7"><text:span text:style-name="MT2"><text:page-number>&lt;number&gt;</text:page-number></text:span><text:span text:style-name="MT3">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9" draw:layer="backgroundobjects" svg:width="3.245cm" svg:height="0.988cm" svg:x="0.932cm" svg:y="17.726cm">
        <draw:image xlink:href="Pictures/10000001000001E60000009422B40A50.png" xlink:type="simple" xlink:show="embed" xlink:actuate="onLoad" draw:mime-type="image/png">
          <text:p/>
        </draw:image>
      </draw:frame>
      <draw:frame draw:name="Text Placeholder 2" presentation:style-name="Mpr69" draw:text-style-name="MP21" draw:layer="backgroundobjects" svg:width="29.209cm" svg:height="1.817cm" svg:x="2.333cm" svg:y="4.401cm" presentation:class="outline" presentation:user-transformed="true">
        <draw:text-box>
          <text:p text:style-name="MP44"><text:span text:style-name="MT31">Click to add text</text:span></text:p>
        </draw:text-box>
      </draw:frame>
      <draw:frame draw:name="Content Placeholder 3" presentation:style-name="Mpr70" draw:text-style-name="MP21" draw:layer="backgroundobjects" svg:width="14.326cm" svg:height="11.19cm" svg:x="2.333cm" svg:y="6.511cm" presentation:class="outline" presentation:user-transformed="true">
        <draw:text-box>
          <text:list text:style-name="ML8">
            <text:list-item>
              <text:p text:style-name="MP19"><text:span text:style-name="MT9">Click to add content</text:span></text:p>
            </text:list-item>
          </text:list>
          <text:list text:style-name="ML9">
            <text:list-item>
              <text:list>
                <text:list-item>
                  <text:p text:style-name="MP19"><text:span text:style-name="MT10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0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5" presentation:style-name="Mpr70" draw:text-style-name="MP21" draw:layer="backgroundobjects" svg:width="14.397cm" svg:height="11.19cm" svg:x="17.145cm" svg:y="6.511cm" presentation:class="outline" presentation:user-transformed="true">
        <draw:text-box>
          <text:list text:style-name="ML8">
            <text:list-item>
              <text:p text:style-name="MP19"><text:span text:style-name="MT9">Click to add content</text:span></text:p>
            </text:list-item>
          </text:list>
          <text:list text:style-name="ML9">
            <text:list-item>
              <text:list>
                <text:list-item>
                  <text:p text:style-name="MP19"><text:span text:style-name="MT10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0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Parallelogram 6" draw:style-name="Mgr6" draw:text-style-name="MP22" draw:layer="backgroundobjects" svg:width="1.904cm" svg:height="0.126cm" svg:x="1.058cm" svg:y="0.721cm">
        <text:p text:style-name="MP10"><text:span text:style-name="MT13"/></text:p>
        <draw:enhanced-geometry draw:mirror-horizontal="false" draw:mirror-vertical="false" draw:glue-points="?f9 0 ?f8 0 ?f5 ?f21 ?f7 ?f22 ?f9 ?f22 ?f10 ?f21" draw:text-areas="?f13 ?f14 ?f15 ?f16" svg:viewBox="0 0 0 0" draw:type="ooxml-parallelogram" draw:modifiers="25000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draw:frame draw:name="Title 1" presentation:style-name="Mpr71" draw:text-style-name="MP18" draw:layer="backgroundobjects" svg:width="31.749cm" svg:height="1.948cm" svg:x="1.058cm" svg:y="1.058cm" presentation:class="title" presentation:user-transformed="true">
        <draw:text-box>
          <text:p text:style-name="MP17"><text:span text:style-name="MT8">Click to edit </text:span><text:span text:style-name="MT8">Master title </text:span><text:span text:style-name="MT8">style</text:span></text:p>
        </draw:text-box>
      </draw:frame>
      <presentation:notes style:page-layout-name="PM0">
        <draw:page-thumbnail presentation:style-name="Two_20_Content_20_Product_20_Slide-title" draw:layer="backgroundobjects" svg:width="0cm" svg:height="0cm" svg:x="0cm" svg:y="2.123cm" presentation:class="page"/>
        <draw:frame presentation:style-name="Two_20_Content_20_Product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7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hree_20_Content" style:display-name="Three Content" style:page-layout-name="PM1" draw:style-name="Mdp1">
      <loext:theme loext:name="Office Theme">
        <loext:theme-colors loext:name="PDF Solutions Color Template">
          <loext:color loext:name="dark1" loext:color="#000000"/>
          <loext:color loext:name="light1" loext:color="#ffffff"/>
          <loext:color loext:name="dark2" loext:color="#0f2337"/>
          <loext:color loext:name="light2" loext:color="#e7e6e6"/>
          <loext:color loext:name="accent1" loext:color="#307fe2"/>
          <loext:color loext:name="accent2" loext:color="#001e60"/>
          <loext:color loext:name="accent3" loext:color="#78bb33"/>
          <loext:color loext:name="accent4" loext:color="#f78539"/>
          <loext:color loext:name="accent5" loext:color="#ffff99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Rectangle 9" draw:style-name="Mgr57" draw:text-style-name="MP6" draw:layer="backgroundobjects" svg:width="9.343cm" svg:height="0.711cm" svg:x="10.847cm" svg:y="17.995cm">
        <text:p text:style-name="MP5"><text:span text:style-name="MT1">© 2022/23 Cover Sistemi – Confidential Informa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58" draw:text-style-name="MP8" draw:layer="backgroundobjects" svg:width="2.286cm" svg:height="0.719cm" svg:x="31.063cm" svg:y="17.995cm">
        <text:p text:style-name="MP7"><text:span text:style-name="MT2"><text:page-number>&lt;number&gt;</text:page-number></text:span><text:span text:style-name="MT3">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9" draw:layer="backgroundobjects" svg:width="3.245cm" svg:height="0.988cm" svg:x="0.932cm" svg:y="17.726cm">
        <draw:image xlink:href="Pictures/10000001000001E60000009422B40A50.png" xlink:type="simple" xlink:show="embed" xlink:actuate="onLoad" draw:mime-type="image/png">
          <text:p/>
        </draw:image>
      </draw:frame>
      <draw:frame draw:name="Content Placeholder 2" presentation:style-name="Mpr74" draw:text-style-name="MP21" draw:layer="backgroundobjects" svg:width="9.701cm" svg:height="13.136cm" svg:x="1.516cm" svg:y="4.022cm" presentation:class="outline" presentation:user-transformed="true">
        <draw:text-box>
          <text:list text:style-name="ML8">
            <text:list-item>
              <text:p text:style-name="MP19"><text:span text:style-name="MT9">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19"><text:span text:style-name="MT10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0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74" draw:text-style-name="MP21" draw:layer="backgroundobjects" svg:width="9.701cm" svg:height="13.136cm" svg:x="23.141cm" svg:y="4.022cm" presentation:class="outline" presentation:user-transformed="true">
        <draw:text-box>
          <text:list text:style-name="ML8">
            <text:list-item>
              <text:p text:style-name="MP19"><text:span text:style-name="MT9">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19"><text:span text:style-name="MT10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0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74" draw:text-style-name="MP21" draw:layer="backgroundobjects" svg:width="9.701cm" svg:height="13.136cm" svg:x="12.099cm" svg:y="4.022cm" presentation:class="outline" presentation:user-transformed="true">
        <draw:text-box>
          <text:list text:style-name="ML8">
            <text:list-item>
              <text:p text:style-name="MP19"><text:span text:style-name="MT9">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19"><text:span text:style-name="MT10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0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laceholder 1" presentation:style-name="Mpr75" draw:text-style-name="MP18" draw:layer="backgroundobjects" svg:width="31.749cm" svg:height="1.948cm" svg:x="1.058cm" svg:y="1.058cm" presentation:class="title" presentation:user-transformed="true">
        <draw:text-box>
          <text:p text:style-name="MP17"><text:span text:style-name="MT8">C</text:span><text:span text:style-name="MT8">l</text:span><text:span text:style-name="MT8">i</text:span><text:span text:style-name="MT8">c</text:span><text:span text:style-name="MT8">k</text:span><text:span text:style-name="MT8"> </text:span><text:span text:style-name="MT8">t</text:span><text:span text:style-name="MT8">o</text:span><text:span text:style-name="MT8"> </text:span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t</text:span><text:span text:style-name="MT8">i</text:span><text:span text:style-name="MT8">t</text:span><text:span text:style-name="MT8">l</text:span><text:span text:style-name="MT8">e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/text:p>
        </draw:text-box>
      </draw:frame>
      <draw:custom-shape draw:name="Parallelogram 12" draw:style-name="Mgr6" draw:text-style-name="MP22" draw:layer="backgroundobjects" svg:width="1.904cm" svg:height="0.126cm" svg:x="1.058cm" svg:y="0.721cm">
        <text:p text:style-name="MP10"><text:span text:style-name="MT13"/></text:p>
        <draw:enhanced-geometry draw:mirror-horizontal="false" draw:mirror-vertical="false" draw:glue-points="?f9 0 ?f8 0 ?f5 ?f21 ?f7 ?f22 ?f9 ?f22 ?f10 ?f21" draw:text-areas="?f13 ?f14 ?f15 ?f16" svg:viewBox="0 0 0 0" draw:type="ooxml-parallelogram" draw:modifiers="25000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presentation:notes style:page-layout-name="PM0">
        <draw:page-thumbnail presentation:style-name="Three_20_Content-title" draw:layer="backgroundobjects" svg:width="0cm" svg:height="0cm" svg:x="0cm" svg:y="2.123cm" presentation:class="page"/>
        <draw:frame presentation:style-name="Three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Four_20_Quadrant" style:display-name="Four Quadrant" style:page-layout-name="PM1" draw:style-name="Mdp1">
      <loext:theme loext:name="Office Theme">
        <loext:theme-colors loext:name="PDF Solutions Color Template">
          <loext:color loext:name="dark1" loext:color="#000000"/>
          <loext:color loext:name="light1" loext:color="#ffffff"/>
          <loext:color loext:name="dark2" loext:color="#0f2337"/>
          <loext:color loext:name="light2" loext:color="#e7e6e6"/>
          <loext:color loext:name="accent1" loext:color="#307fe2"/>
          <loext:color loext:name="accent2" loext:color="#001e60"/>
          <loext:color loext:name="accent3" loext:color="#78bb33"/>
          <loext:color loext:name="accent4" loext:color="#f78539"/>
          <loext:color loext:name="accent5" loext:color="#ffff99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Rectangle 9" draw:style-name="Mgr59" draw:text-style-name="MP6" draw:layer="backgroundobjects" svg:width="9.343cm" svg:height="0.711cm" svg:x="10.847cm" svg:y="17.995cm">
        <text:p text:style-name="MP5"><text:span text:style-name="MT1">© 2022/23 Cover Sistemi – Confidential Informa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60" draw:text-style-name="MP8" draw:layer="backgroundobjects" svg:width="2.286cm" svg:height="0.719cm" svg:x="31.063cm" svg:y="17.995cm">
        <text:p text:style-name="MP7"><text:span text:style-name="MT2"><text:page-number>&lt;number&gt;</text:page-number></text:span><text:span text:style-name="MT3">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9" draw:layer="backgroundobjects" svg:width="3.245cm" svg:height="0.988cm" svg:x="0.932cm" svg:y="17.726cm">
        <draw:image xlink:href="Pictures/10000001000001E60000009422B40A50.png" xlink:type="simple" xlink:show="embed" xlink:actuate="onLoad" draw:mime-type="image/png">
          <text:p/>
        </draw:image>
      </draw:frame>
      <draw:frame draw:name="Title 1" presentation:style-name="Mpr78" draw:text-style-name="MP18" draw:layer="backgroundobjects" svg:width="31.749cm" svg:height="1.948cm" svg:x="1.058cm" svg:y="1.058cm" presentation:class="title" presentation:user-transformed="true">
        <draw:text-box>
          <text:p text:style-name="MP17"><text:span text:style-name="MT32">Click </text:span><text:span text:style-name="MT32">to </text:span><text:span text:style-name="MT32">edit </text:span><text:span text:style-name="MT32">Mast</text:span><text:span text:style-name="MT32">er </text:span><text:span text:style-name="MT32">title </text:span><text:span text:style-name="MT32">style</text:span></text:p>
        </draw:text-box>
      </draw:frame>
      <draw:connector draw:name="Straight Connector 4" draw:style-name="Mgr16" draw:text-style-name="MP9" draw:layer="backgroundobjects" draw:type="line" svg:x1="16.933cm" svg:y1="3.598cm" svg:x2="16.933cm" svg:y2="17.568cm" svg:d="M16933 3598v13970" svg:viewBox="0 0 1 13971">
        <text:p/>
      </draw:connector>
      <draw:connector draw:name="Straight Connector 5" draw:style-name="Mgr16" draw:text-style-name="MP9" draw:layer="backgroundobjects" draw:type="line" svg:x1="0cm" svg:y1="10.583cm" svg:x2="33.866cm" svg:y2="10.583cm" svg:d="M0 10583h33866" svg:viewBox="0 0 33867 1">
        <text:p/>
      </draw:connector>
      <draw:frame draw:name="Content Placeholder 2" presentation:style-name="Mpr79" draw:text-style-name="MP21" draw:layer="backgroundobjects" svg:width="14.706cm" svg:height="5.502cm" svg:x="1.058cm" svg:y="4.022cm" presentation:class="outline" presentation:user-transformed="true">
        <draw:text-box>
          <text:list text:style-name="ML8">
            <text:list-item>
              <text:p text:style-name="MP19"><text:span text:style-name="MT33">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19"><text:span text:style-name="MT34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0"><text:span text:style-name="MT35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3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79" draw:text-style-name="MP21" draw:layer="backgroundobjects" svg:width="14.706cm" svg:height="5.386cm" svg:x="1.058cm" svg:y="11.634cm" presentation:class="outline" presentation:user-transformed="true">
        <draw:text-box>
          <text:list text:style-name="ML8">
            <text:list-item>
              <text:p text:style-name="MP19"><text:span text:style-name="MT33">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19"><text:span text:style-name="MT34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0"><text:span text:style-name="MT35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3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79" draw:text-style-name="MP21" draw:layer="backgroundobjects" svg:width="14.706cm" svg:height="5.517cm" svg:x="17.992cm" svg:y="4.014cm" presentation:class="outline" presentation:user-transformed="true">
        <draw:text-box>
          <text:list text:style-name="ML8">
            <text:list-item>
              <text:p text:style-name="MP19"><text:span text:style-name="MT33">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19"><text:span text:style-name="MT34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0"><text:span text:style-name="MT35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3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79" draw:text-style-name="MP21" draw:layer="backgroundobjects" svg:width="14.706cm" svg:height="5.386cm" svg:x="17.992cm" svg:y="11.634cm" presentation:class="outline" presentation:user-transformed="true">
        <draw:text-box>
          <text:list text:style-name="ML8">
            <text:list-item>
              <text:p text:style-name="MP19"><text:span text:style-name="MT33">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19"><text:span text:style-name="MT34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0"><text:span text:style-name="MT35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3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Parallelogram 10" draw:style-name="Mgr6" draw:text-style-name="MP11" draw:layer="backgroundobjects" svg:width="1.904cm" svg:height="0.126cm" svg:x="1.058cm" svg:y="0.721cm">
        <text:p text:style-name="MP10"><text:span text:style-name="MT4"/></text:p>
        <draw:enhanced-geometry draw:mirror-horizontal="false" draw:mirror-vertical="false" draw:glue-points="?f9 0 ?f8 0 ?f5 ?f21 ?f7 ?f22 ?f9 ?f22 ?f10 ?f21" draw:text-areas="?f13 ?f14 ?f15 ?f16" svg:viewBox="0 0 0 0" draw:type="ooxml-parallelogram" draw:modifiers="25000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presentation:notes style:page-layout-name="PM0">
        <draw:page-thumbnail presentation:style-name="Four_20_Quadrant-title" draw:layer="backgroundobjects" svg:width="0cm" svg:height="0cm" svg:x="0cm" svg:y="2.123cm" presentation:class="page"/>
        <draw:frame presentation:style-name="Four_20_Quadrant-notes" draw:layer="backgroundobjects" svg:width="17.271cm" svg:height="12.572cm" svg:x="2.159cm" svg:y="13.271cm" presentation:class="notes" presentation:placeholder="true">
          <draw:text-box/>
        </draw:frame>
        <draw:frame presentation:style-name="Mpr8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_20_Narrow_20_Right" style:display-name="Two Content Narrow Right" style:page-layout-name="PM1" draw:style-name="Mdp1">
      <loext:theme loext:name="Office Theme">
        <loext:theme-colors loext:name="PDF Solutions Color Template">
          <loext:color loext:name="dark1" loext:color="#000000"/>
          <loext:color loext:name="light1" loext:color="#ffffff"/>
          <loext:color loext:name="dark2" loext:color="#0f2337"/>
          <loext:color loext:name="light2" loext:color="#e7e6e6"/>
          <loext:color loext:name="accent1" loext:color="#307fe2"/>
          <loext:color loext:name="accent2" loext:color="#001e60"/>
          <loext:color loext:name="accent3" loext:color="#78bb33"/>
          <loext:color loext:name="accent4" loext:color="#f78539"/>
          <loext:color loext:name="accent5" loext:color="#ffff99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Rectangle 9" draw:style-name="Mgr61" draw:text-style-name="MP6" draw:layer="backgroundobjects" svg:width="9.343cm" svg:height="0.711cm" svg:x="10.847cm" svg:y="17.995cm">
        <text:p text:style-name="MP5"><text:span text:style-name="MT1">© 2022/23 Cover Sistemi – Confidential Informa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62" draw:text-style-name="MP8" draw:layer="backgroundobjects" svg:width="2.286cm" svg:height="0.719cm" svg:x="31.063cm" svg:y="17.995cm">
        <text:p text:style-name="MP7"><text:span text:style-name="MT2"><text:page-number>&lt;number&gt;</text:page-number></text:span><text:span text:style-name="MT3">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9" draw:layer="backgroundobjects" svg:width="3.245cm" svg:height="0.988cm" svg:x="0.932cm" svg:y="17.726cm">
        <draw:image xlink:href="Pictures/10000001000001E60000009422B40A50.png" xlink:type="simple" xlink:show="embed" xlink:actuate="onLoad" draw:mime-type="image/png">
          <text:p/>
        </draw:image>
      </draw:frame>
      <draw:frame draw:name="Title 1" presentation:style-name="Mpr82" draw:text-style-name="MP18" draw:layer="backgroundobjects" svg:width="21.377cm" svg:height="1.948cm" svg:x="1.058cm" svg:y="1.058cm" presentation:class="title" presentation:user-transformed="true">
        <draw:text-box>
          <text:p text:style-name="MP17"><text:span text:style-name="MT32">Click </text:span><text:span text:style-name="MT32">to </text:span><text:span text:style-name="MT32">edit </text:span><text:span text:style-name="MT32">Mast</text:span><text:span text:style-name="MT32">er </text:span><text:span text:style-name="MT32">title </text:span><text:span text:style-name="MT32">style</text:span></text:p>
        </draw:text-box>
      </draw:frame>
      <draw:frame draw:name="Content Placeholder 2" presentation:style-name="Mpr83" draw:text-style-name="MP21" draw:layer="backgroundobjects" svg:width="21.377cm" svg:height="13.136cm" svg:x="1.058cm" svg:y="4.022cm" presentation:class="outline" presentation:user-transformed="true">
        <draw:text-box>
          <text:list text:style-name="ML8">
            <text:list-item>
              <text:p text:style-name="MP19"><text:span text:style-name="MT37">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19"><text:span text:style-name="MT34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0"><text:span text:style-name="MT35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3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onnector draw:name="Straight Connector 12" draw:style-name="Mgr16" draw:text-style-name="MP9" draw:layer="backgroundobjects" draw:type="line" svg:x1="23.495cm" svg:y1="0cm" svg:x2="23.495cm" svg:y2="19.05cm" svg:d="M23495 0v19050" svg:viewBox="0 0 1 19051">
        <text:p/>
      </draw:connector>
      <draw:frame draw:name="Content Placeholder 2" presentation:style-name="Mpr83" draw:text-style-name="MP21" draw:layer="backgroundobjects" svg:width="9.312cm" svg:height="13.136cm" svg:x="24.086cm" svg:y="4.022cm" presentation:class="outline" presentation:user-transformed="true">
        <draw:text-box>
          <text:list text:style-name="ML8">
            <text:list-item>
              <text:p text:style-name="MP19"><text:span text:style-name="MT37">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19"><text:span text:style-name="MT34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0"><text:span text:style-name="MT35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3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Parallelogram 13" draw:style-name="Mgr6" draw:text-style-name="MP11" draw:layer="backgroundobjects" svg:width="1.904cm" svg:height="0.126cm" svg:x="1.058cm" svg:y="0.721cm">
        <text:p text:style-name="MP10"><text:span text:style-name="MT4"/></text:p>
        <draw:enhanced-geometry draw:mirror-horizontal="false" draw:mirror-vertical="false" draw:glue-points="?f9 0 ?f8 0 ?f5 ?f21 ?f7 ?f22 ?f9 ?f22 ?f10 ?f21" draw:text-areas="?f13 ?f14 ?f15 ?f16" svg:viewBox="0 0 0 0" draw:type="ooxml-parallelogram" draw:modifiers="25000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presentation:notes style:page-layout-name="PM0">
        <draw:page-thumbnail presentation:style-name="Two_20_Content_20_Narrow_20_Right-title" draw:layer="backgroundobjects" svg:width="0cm" svg:height="0cm" svg:x="0cm" svg:y="2.123cm" presentation:class="page"/>
        <draw:frame presentation:style-name="Two_20_Content_20_Narrow_20_Right-notes" draw:layer="backgroundobjects" svg:width="17.271cm" svg:height="12.572cm" svg:x="2.159cm" svg:y="13.271cm" presentation:class="notes" presentation:placeholder="true">
          <draw:text-box/>
        </draw:frame>
        <draw:frame presentation:style-name="Mpr8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_5f_" style:display-name="Title and Content_" style:page-layout-name="PM1" draw:style-name="Mdp1">
      <loext:theme loext:name="Office Theme">
        <loext:theme-colors loext:name="PDF Solutions Color Template">
          <loext:color loext:name="dark1" loext:color="#000000"/>
          <loext:color loext:name="light1" loext:color="#ffffff"/>
          <loext:color loext:name="dark2" loext:color="#0f2337"/>
          <loext:color loext:name="light2" loext:color="#e7e6e6"/>
          <loext:color loext:name="accent1" loext:color="#307fe2"/>
          <loext:color loext:name="accent2" loext:color="#001e60"/>
          <loext:color loext:name="accent3" loext:color="#78bb33"/>
          <loext:color loext:name="accent4" loext:color="#f78539"/>
          <loext:color loext:name="accent5" loext:color="#ffff99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Rectangle 9" draw:style-name="Mgr63" draw:text-style-name="MP6" draw:layer="backgroundobjects" svg:width="9.343cm" svg:height="0.711cm" svg:x="10.847cm" svg:y="17.995cm">
        <text:p text:style-name="MP5"><text:span text:style-name="MT1">© 2022/23 Cover Sistemi – Confidential Informa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64" draw:text-style-name="MP8" draw:layer="backgroundobjects" svg:width="2.286cm" svg:height="0.719cm" svg:x="31.063cm" svg:y="17.995cm">
        <text:p text:style-name="MP7"><text:span text:style-name="MT2"><text:page-number>&lt;number&gt;</text:page-number></text:span><text:span text:style-name="MT3">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9" draw:layer="backgroundobjects" svg:width="3.245cm" svg:height="0.988cm" svg:x="0.932cm" svg:y="17.726cm">
        <draw:image xlink:href="Pictures/10000001000001E60000009422B40A50.png" xlink:type="simple" xlink:show="embed" xlink:actuate="onLoad" draw:mime-type="image/png">
          <text:p/>
        </draw:image>
      </draw:frame>
      <draw:frame draw:name="Title Placeholder 1" presentation:style-name="Mpr86" draw:text-style-name="MP18" draw:layer="backgroundobjects" svg:width="31.749cm" svg:height="1.948cm" svg:x="1.058cm" svg:y="1.058cm" presentation:class="title" presentation:user-transformed="true">
        <draw:text-box>
          <text:p text:style-name="MP17"><text:span text:style-name="MT8">Clic</text:span><text:span text:style-name="MT8">k to </text:span><text:span text:style-name="MT8">edit </text:span><text:span text:style-name="MT8">Mas</text:span><text:span text:style-name="MT8">ter </text:span><text:span text:style-name="MT8">title </text:span><text:span text:style-name="MT8">style</text:span></text:p>
        </draw:text-box>
      </draw:frame>
      <draw:frame draw:name="Text Placeholder 2" presentation:style-name="Mpr87" draw:text-style-name="MP21" draw:layer="backgroundobjects" svg:width="31.749cm" svg:height="13.136cm" svg:x="1.058cm" svg:y="4.022cm" presentation:class="outline" presentation:user-transformed="true">
        <draw:text-box>
          <text:list text:style-name="ML32">
            <text:list-item>
              <text:p text:style-name="MP19"><text:span text:style-name="MT9">Click to edit Master text styles</text:span></text:p>
            </text:list-item>
          </text:list>
          <text:list text:style-name="ML33">
            <text:list-item>
              <text:list>
                <text:list-item>
                  <text:p text:style-name="MP19"><text:span text:style-name="MT10">Second level</text:span></text:p>
                </text:list-item>
              </text:list>
            </text:list-item>
          </text:list>
          <text:list text:style-name="ML34">
            <text:list-item>
              <text:list>
                <text:list-item>
                  <text:list>
                    <text:list-item>
                      <text:p text:style-name="MP20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3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Parallelogram 1" draw:style-name="Mgr65" draw:text-style-name="MP22" draw:layer="backgroundobjects" svg:width="1.904cm" svg:height="0.126cm" svg:x="1.058cm" svg:y="0.721cm">
        <text:p/>
        <draw:enhanced-geometry draw:mirror-horizontal="false" draw:mirror-vertical="false" draw:glue-points="?f9 0 ?f8 0 ?f5 ?f21 ?f7 ?f22 ?f9 ?f22 ?f10 ?f21" draw:text-areas="?f13 ?f14 ?f15 ?f16" svg:viewBox="0 0 0 0" draw:type="ooxml-parallelogram" draw:modifiers="25000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presentation:notes style:page-layout-name="PM0">
        <draw:page-thumbnail presentation:style-name="Title_20_and_20_Content_5f_-title" draw:layer="backgroundobjects" svg:width="0cm" svg:height="0cm" svg:x="0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8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UWB RF Macro Update</dc:title>
    <dc:subject>PDF Template for Confidential Presentations</dc:subject>
    <meta:keyword>Calibri</meta:keyword>
    <meta:keyword>smaller</meta:keyword>
    <meta:keyword>bullet</meta:keyword>
    <meta:keyword>no</meta:keyword>
    <meta:keyword>fade</meta:keyword>
    <meta:editing-cycles>8</meta:editing-cycles>
    <meta:creation-date>2024-09-04T10:07:06.584105120</meta:creation-date>
    <dc:date>2024-09-04T15:01:17.122209637</dc:date>
    <meta:editing-duration>PT27M48S</meta:editing-duration>
    <meta:generator>LibreOffice/24.8.0.3$Linux_X86_64 LibreOffice_project/0bdf1299c94fe897b119f97f3c613e9dca6be583</meta:generator>
    <meta:document-statistic meta:object-count="424"/>
    <meta:user-defined meta:name="AppVersion">16.0000</meta:user-defined>
    <meta:user-defined meta:name="ContentTypeId">0x0101009DB2AF1D2913F94F94C0B416E4DA605C</meta:user-defined>
    <meta:user-defined meta:name="MediaServiceImageTags"/>
    <meta:user-defined meta:name="PresentationFormat">Widescreen</meta:user-defined>
    <meta:user-defined meta:name="Slides" meta:value-type="float">3</meta:user-defined>
    <meta:user-defined meta:name="_dlc_DocIdItemGuid" meta:value-type="string">357bb3f2-af0a-480c-b234-e9c62e8abfb2</meta:user-defined>
  </office:meta>
</office:document-meta>
</file>